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25/Pictures/100000000000000800000008B2AA4E6A4F6D2D73.png" manifest:media-type="image/png"/>
  <manifest:file-entry manifest:full-path="Object 25/Pictures/10000000000002000000020065BEFE37CCD98E2F.jpg" manifest:media-type="image/jpeg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31" manifest:media-type="application/x-openoffice-gdimetafile;windows_formatname=&quot;GDIMetaFile&quot;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/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USER-TEXT" table:style-name="ta1">
        <table:shapes>
          <draw:frame draw:z-index="0" draw:style-name="gr1" draw:text-style-name="P1" svg:width="16.01cm" svg:height="8.999cm" svg:x="13.689cm" svg:y="0.619cm">
            <draw:object draw:notify-on-update-of-ranges="'USER-TEXT'.A2:'USER-TEXT'.A21 'USER-TEXT'.B1:'USER-TEXT'.B1 'USER-TEXT'.B2:'USER-TEXT'.B21 'USER-TEXT'.C1:'USER-TEXT'.C1 'USER-TEXT'.C2:'USER-TEXT'.C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1cm" svg:height="8.999cm" svg:x="13.689cm" svg:y="11.004cm">
            <draw:object draw:notify-on-update-of-ranges="'USER-TEXT'.B24:'USER-TEXT'.B24 'USER-TEXT'.B25:'USER-TEXT'.B44 'USER-TEXT'.C24:'USER-TEXT'.C24 'USER-TEXT'.C25:'USER-TEXT'.C44 'USER-TEXT'.D24:'USER-TEXT'.D24 'USER-TEXT'.D25:'USER-TEXT'.D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6"/>
        <table:table-column table:style-name="co1" table:number-columns-repeated="6" table:default-cell-style-name="ce28"/>
        <table:table-column table:style-name="co1" table:number-columns-repeated="9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5" office:value-type="string" calcext:value-type="string">
            <text:p>Tweets</text:p>
          </table:table-cell>
          <table:table-cell table:style-name="ce27" office:value-type="string" calcext:value-type="string">
            <text:p>Users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 table:number-columns-spanned="7" table:number-rows-spanned="1">
            <text:p>Tweet and User Counts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38" calcext:value-type="float">
            <text:p>44,038</text:p>
          </table:table-cell>
          <table:table-cell office:value-type="float" office:value="5760" calcext:value-type="float">
            <text:p>5,76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04" calcext:value-type="float">
            <text:p>39,204</text:p>
          </table:table-cell>
          <table:table-cell office:value-type="float" office:value="3343" calcext:value-type="float">
            <text:p>3,34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08" calcext:value-type="float">
            <text:p>36,408</text:p>
          </table:table-cell>
          <table:table-cell office:value-type="float" office:value="2411" calcext:value-type="float">
            <text:p>2,41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40" calcext:value-type="float">
            <text:p>34,040</text:p>
          </table:table-cell>
          <table:table-cell office:value-type="float" office:value="1819" calcext:value-type="float">
            <text:p>1,81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90" calcext:value-type="float">
            <text:p>32,090</text:p>
          </table:table-cell>
          <table:table-cell office:value-type="float" office:value="1429" calcext:value-type="float">
            <text:p>1,42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6" calcext:value-type="float">
            <text:p>30,506</text:p>
          </table:table-cell>
          <table:table-cell office:value-type="float" office:value="1165" calcext:value-type="float">
            <text:p>1,16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table:style-name="Default" office:value-type="float" office:value="296" calcext:value-type="float">
            <text:p>29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4" office:value-type="string" calcext:value-type="string">
            <text:p>Green</text:p>
          </table:table-cell>
          <table:table-cell table:style-name="ce24" office:value-type="string" calcext:value-type="string">
            <text:p>Denier</text:p>
          </table:table-cell>
          <table:table-cell table:style-name="ce24" office:value-type="string" calcext:value-type="string">
            <text:p>Grn%</text:p>
          </table:table-cell>
          <table:table-cell table:style-name="ce25" office:value-type="string" calcext:value-type="string">
            <text:p>Dnr%</text:p>
          </table:table-cell>
          <table:table-cell table:style-name="ce24" office:value-type="string" calcext:value-type="string" table:number-columns-spanned="7" table:number-rows-spanned="1">
            <text:p>Green and Denier Accounts per “follow the leader”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float" office:value="5337" calcext:value-type="float">
            <text:p>5,337</text:p>
          </table:table-cell>
          <table:table-cell table:style-name="ce26" office:value-type="float" office:value="423" calcext:value-type="float">
            <text:p>423</text:p>
          </table:table-cell>
          <table:table-cell table:formula="of:=[.C26]/[.B26]" office:value-type="percentage" office:value="0.9265625" calcext:value-type="percentage">
            <text:p>92.66%</text:p>
          </table:table-cell>
          <table:table-cell table:formula="of:=[.D26]/[.B26]" office:value-type="percentage" office:value="0.0734375" calcext:value-type="percentage">
            <text:p>7.34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float" office:value="3124" calcext:value-type="float">
            <text:p>3,124</text:p>
          </table:table-cell>
          <table:table-cell table:style-name="ce26" office:value-type="float" office:value="219" calcext:value-type="float">
            <text:p>219</text:p>
          </table:table-cell>
          <table:table-cell table:formula="of:=[.C27]/[.B27]" office:value-type="percentage" office:value="0.934489979060724" calcext:value-type="percentage">
            <text:p>93.45%</text:p>
          </table:table-cell>
          <table:table-cell table:formula="of:=[.D27]/[.B27]" office:value-type="percentage" office:value="0.0655100209392761" calcext:value-type="percentage">
            <text:p>6.55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float" office:value="2254" calcext:value-type="float">
            <text:p>2,254</text:p>
          </table:table-cell>
          <table:table-cell table:style-name="ce26" office:value-type="float" office:value="157" calcext:value-type="float">
            <text:p>157</text:p>
          </table:table-cell>
          <table:table-cell table:formula="of:=[.C28]/[.B28]" office:value-type="percentage" office:value="0.93488179178764" calcext:value-type="percentage">
            <text:p>93.49%</text:p>
          </table:table-cell>
          <table:table-cell table:formula="of:=[.D28]/[.B28]" office:value-type="percentage" office:value="0.06511820821236" calcext:value-type="percentage">
            <text:p>6.51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float" office:value="1706" calcext:value-type="float">
            <text:p>1,706</text:p>
          </table:table-cell>
          <table:table-cell table:style-name="ce26" office:value-type="float" office:value="113" calcext:value-type="float">
            <text:p>113</text:p>
          </table:table-cell>
          <table:table-cell table:formula="of:=[.C29]/[.B29]" office:value-type="percentage" office:value="0.937877954920286" calcext:value-type="percentage">
            <text:p>93.79%</text:p>
          </table:table-cell>
          <table:table-cell table:formula="of:=[.D29]/[.B29]" office:value-type="percentage" office:value="0.0621220450797141" calcext:value-type="percentage">
            <text:p>6.21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float" office:value="1342" calcext:value-type="float">
            <text:p>1,342</text:p>
          </table:table-cell>
          <table:table-cell table:style-name="ce26" office:value-type="float" office:value="87" calcext:value-type="float">
            <text:p>87</text:p>
          </table:table-cell>
          <table:table-cell table:formula="of:=[.C30]/[.B30]" office:value-type="percentage" office:value="0.939118264520644" calcext:value-type="percentage">
            <text:p>93.91%</text:p>
          </table:table-cell>
          <table:table-cell table:formula="of:=[.D30]/[.B30]" office:value-type="percentage" office:value="0.0608817354793562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float" office:value="1094" calcext:value-type="float">
            <text:p>1,094</text:p>
          </table:table-cell>
          <table:table-cell table:style-name="ce26" office:value-type="float" office:value="71" calcext:value-type="float">
            <text:p>71</text:p>
          </table:table-cell>
          <table:table-cell table:formula="of:=[.C31]/[.B31]" office:value-type="percentage" office:value="0.939055793991416" calcext:value-type="percentage">
            <text:p>93.91%</text:p>
          </table:table-cell>
          <table:table-cell table:formula="of:=[.D31]/[.B31]" office:value-type="percentage" office:value="0.0609442060085837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table:style-name="ce26" office:value-type="float" office:value="56" calcext:value-type="float">
            <text:p>56</text:p>
          </table:table-cell>
          <table:table-cell table:formula="of:=[.C32]/[.B32]" office:value-type="percentage" office:value="0.941544885177453" calcext:value-type="percentage">
            <text:p>94.15%</text:p>
          </table:table-cell>
          <table:table-cell table:formula="of:=[.D32]/[.B32]" office:value-type="percentage" office:value="0.058455114822547" calcext:value-type="percentage">
            <text:p>5.85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table:style-name="ce26" office:value-type="float" office:value="48" calcext:value-type="float">
            <text:p>48</text:p>
          </table:table-cell>
          <table:table-cell table:formula="of:=[.C33]/[.B33]" office:value-type="percentage" office:value="0.941888619854722" calcext:value-type="percentage">
            <text:p>94.19%</text:p>
          </table:table-cell>
          <table:table-cell table:formula="of:=[.D33]/[.B33]" office:value-type="percentage" office:value="0.0581113801452785" calcext:value-type="percentage">
            <text:p>5.81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table:style-name="ce26" office:value-type="float" office:value="40" calcext:value-type="float">
            <text:p>40</text:p>
          </table:table-cell>
          <table:table-cell table:formula="of:=[.C34]/[.B34]" office:value-type="percentage" office:value="0.944979367262723" calcext:value-type="percentage">
            <text:p>94.50%</text:p>
          </table:table-cell>
          <table:table-cell table:formula="of:=[.D34]/[.B34]" office:value-type="percentage" office:value="0.0550206327372765" calcext:value-type="percentage">
            <text:p>5.5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table:style-name="ce26" office:value-type="float" office:value="34" calcext:value-type="float">
            <text:p>34</text:p>
          </table:table-cell>
          <table:table-cell table:formula="of:=[.C35]/[.B35]" office:value-type="percentage" office:value="0.947449768160742" calcext:value-type="percentage">
            <text:p>94.74%</text:p>
          </table:table-cell>
          <table:table-cell table:formula="of:=[.D35]/[.B35]" office:value-type="percentage" office:value="0.0525502318392581" calcext:value-type="percentage">
            <text:p>5.26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table:style-name="ce26" office:value-type="float" office:value="31" calcext:value-type="float">
            <text:p>31</text:p>
          </table:table-cell>
          <table:table-cell table:formula="of:=[.C36]/[.B36]" office:value-type="percentage" office:value="0.945614035087719" calcext:value-type="percentage">
            <text:p>94.56%</text:p>
          </table:table-cell>
          <table:table-cell table:formula="of:=[.D36]/[.B36]" office:value-type="percentage" office:value="0.054385964912280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table:style-name="ce26" office:value-type="float" office:value="26" calcext:value-type="float">
            <text:p>26</text:p>
          </table:table-cell>
          <table:table-cell table:formula="of:=[.C37]/[.B37]" office:value-type="percentage" office:value="0.949416342412451" calcext:value-type="percentage">
            <text:p>94.94%</text:p>
          </table:table-cell>
          <table:table-cell table:formula="of:=[.D37]/[.B37]" office:value-type="percentage" office:value="0.0505836575875486" calcext:value-type="percentage">
            <text:p>5.0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table:style-name="ce26" office:value-type="float" office:value="25" calcext:value-type="float">
            <text:p>25</text:p>
          </table:table-cell>
          <table:table-cell table:formula="of:=[.C38]/[.B38]" office:value-type="percentage" office:value="0.946695095948827" calcext:value-type="percentage">
            <text:p>94.67%</text:p>
          </table:table-cell>
          <table:table-cell table:formula="of:=[.D38]/[.B38]" office:value-type="percentage" office:value="0.0533049040511727" calcext:value-type="percentage">
            <text:p>5.33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table:style-name="ce26" office:value-type="float" office:value="23" calcext:value-type="float">
            <text:p>23</text:p>
          </table:table-cell>
          <table:table-cell table:formula="of:=[.C39]/[.B39]" office:value-type="percentage" office:value="0.945368171021378" calcext:value-type="percentage">
            <text:p>94.54%</text:p>
          </table:table-cell>
          <table:table-cell table:formula="of:=[.D39]/[.B39]" office:value-type="percentage" office:value="0.0546318289786223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table:style-name="ce26" office:value-type="float" office:value="20" calcext:value-type="float">
            <text:p>20</text:p>
          </table:table-cell>
          <table:table-cell table:formula="of:=[.C40]/[.B40]" office:value-type="percentage" office:value="0.948051948051948" calcext:value-type="percentage">
            <text:p>94.81%</text:p>
          </table:table-cell>
          <table:table-cell table:formula="of:=[.D40]/[.B40]" office:value-type="percentage" office:value="0.051948051948052" calcext:value-type="percentage">
            <text:p>5.19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table:style-name="ce26" office:value-type="float" office:value="19" calcext:value-type="float">
            <text:p>19</text:p>
          </table:table-cell>
          <table:table-cell table:formula="of:=[.C41]/[.B41]" office:value-type="percentage" office:value="0.945558739255014" calcext:value-type="percentage">
            <text:p>94.56%</text:p>
          </table:table-cell>
          <table:table-cell table:formula="of:=[.D41]/[.B41]" office:value-type="percentage" office:value="0.054441260744985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table:style-name="ce26" office:value-type="float" office:value="19" calcext:value-type="float">
            <text:p>19</text:p>
          </table:table-cell>
          <table:table-cell table:formula="of:=[.C42]/[.B42]" office:value-type="percentage" office:value="0.940809968847352" calcext:value-type="percentage">
            <text:p>94.08%</text:p>
          </table:table-cell>
          <table:table-cell table:formula="of:=[.D42]/[.B42]" office:value-type="percentage" office:value="0.059190031152648" calcext:value-type="percentage">
            <text:p>5.92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table:style-name="ce26" office:value-type="float" office:value="18" calcext:value-type="float">
            <text:p>18</text:p>
          </table:table-cell>
          <table:table-cell table:formula="of:=[.C43]/[.B43]" office:value-type="percentage" office:value="0.939189189189189" calcext:value-type="percentage">
            <text:p>93.92%</text:p>
          </table:table-cell>
          <table:table-cell table:formula="of:=[.D43]/[.B43]" office:value-type="percentage" office:value="0.0608108108108108" calcext:value-type="percentage">
            <text:p>6.0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table:style-name="ce26" office:value-type="float" office:value="15" calcext:value-type="float">
            <text:p>15</text:p>
          </table:table-cell>
          <table:table-cell table:formula="of:=[.C44]/[.B44]" office:value-type="percentage" office:value="0.944237918215613" calcext:value-type="percentage">
            <text:p>94.42%</text:p>
          </table:table-cell>
          <table:table-cell table:formula="of:=[.D44]/[.B44]" office:value-type="percentage" office:value="0.0557620817843866" calcext:value-type="percentage">
            <text:p>5.58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</table:table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438cm" svg:y="21.918cm">
            <draw:object draw:notify-on-update-of-ranges="CAUSE.A48:CAUSE.A67 CAUSE.B47:CAUSE.B47 CAUSE.B48:CAUSE.B67 CAUSE.C47:CAUSE.C47 CAUSE.C48:CAUSE.C67 CAUSE.D47:CAUSE.D47 CAUSE.D48:CAUSE.D67 CAUSE.F47:CAUSE.F47 CAUSE.F48:CAUSE.F67 CAUSE.H47:CAUSE.H47 CAUSE.H48:CAUSE.H6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0.438cm" svg:y="31.918cm">
            <draw:object draw:notify-on-update-of-ranges="CAUSE.A71:CAUSE.A90 CAUSE.B70:CAUSE.B70 CAUSE.B71:CAUSE.B90 CAUSE.C70:CAUSE.C70 CAUSE.C71:CAUSE.C90 CAUSE.D70:CAUSE.D70 CAUSE.D71:CAUSE.D90 CAUSE.F70:CAUSE.F70 CAUSE.F71:CAUSE.F90 CAUSE.H70:CAUSE.H70 CAUSE.H71:CAUSE.H9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15.999cm" svg:height="8.999cm" svg:x="20.438cm" svg:y="84.483cm">
            <draw:object draw:notify-on-update-of-ranges="CAUSE.A186:CAUSE.A205 CAUSE.B185:CAUSE.B185 CAUSE.B186:CAUSE.B205 CAUSE.F185:CAUSE.F185 CAUSE.F186:CAUSE.F205 CAUSE.H185:CAUSE.H185 CAUSE.H186:CAUSE.H205 CAUSE.I185:CAUSE.I185 CAUSE.I186:CAUSE.I20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5.999cm" svg:height="8.999cm" svg:x="20.438cm" svg:y="94.904cm">
            <draw:object draw:notify-on-update-of-ranges="CAUSE.A209:CAUSE.A228 CAUSE.B208:CAUSE.B208 CAUSE.B209:CAUSE.B228 CAUSE.F208:CAUSE.F208 CAUSE.F209:CAUSE.F228 CAUSE.H208:CAUSE.H208 CAUSE.H209:CAUSE.H228 CAUSE.I208:CAUSE.I208 CAUSE.I209:CAUSE.I22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15.999cm" svg:height="8.999cm" svg:x="20.438cm" svg:y="63.556cm">
            <draw:object draw:notify-on-update-of-ranges="CAUSE.A140:CAUSE.A159 CAUSE.B139:CAUSE.B139 CAUSE.B140:CAUSE.B159 CAUSE.C139:CAUSE.C139 CAUSE.C140:CAUSE.C159 CAUSE.D139:CAUSE.D139 CAUSE.D140:CAUSE.D159 CAUSE.E139:CAUSE.E139 CAUSE.E140:CAUSE.E15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15.999cm" svg:height="8.999cm" svg:x="20.438cm" svg:y="73.977cm">
            <draw:object draw:notify-on-update-of-ranges="CAUSE.A163:CAUSE.A182 CAUSE.B162:CAUSE.B162 CAUSE.B163:CAUSE.B182 CAUSE.C162:CAUSE.C162 CAUSE.C163:CAUSE.C182 CAUSE.D162:CAUSE.D162 CAUSE.D163:CAUSE.D182 CAUSE.E162:CAUSE.E162 CAUSE.E163:CAUSE.E18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8" draw:style-name="gr1" draw:text-style-name="P1" svg:width="15.999cm" svg:height="8.999cm" svg:x="20.438cm" svg:y="42.815cm">
            <draw:object draw:notify-on-update-of-ranges="CAUSE.A94:CAUSE.A113 CAUSE.B93:CAUSE.B93 CAUSE.B94:CAUSE.B113 CAUSE.C93:CAUSE.C93 CAUSE.C94:CAUSE.C113 CAUSE.E93:CAUSE.E93 CAUSE.E94:CAUSE.E113 CAUSE.F93:CAUSE.F93 CAUSE.F94:CAUSE.F113 CAUSE.I93:CAUSE.I93 CAUSE.I94:CAUSE.I1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15.999cm" svg:height="8.999cm" svg:x="20.438cm" svg:y="53.236cm">
            <draw:object draw:notify-on-update-of-ranges="CAUSE.A117:CAUSE.A136 CAUSE.B116:CAUSE.B116 CAUSE.B117:CAUSE.B136 CAUSE.C116:CAUSE.C116 CAUSE.C117:CAUSE.C136 CAUSE.E116:CAUSE.E116 CAUSE.E117:CAUSE.E136 CAUSE.F116:CAUSE.F116 CAUSE.F117:CAUSE.F136 CAUSE.I116:CAUSE.I116 CAUSE.I117:CAUSE.I1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office:value-type="percentage" office:value="0.018229166666667" calcext:value-type="percentage">
            <text:p>1.82%</text:p>
          </table:table-cell>
          <table:table-cell table:style-name="ce28" office:value-type="percentage" office:value="0.017013888888889" calcext:value-type="percentage">
            <text:p>1.70%</text:p>
          </table:table-cell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office:value-type="percentage" office:value="0.02482799880347" calcext:value-type="percentage">
            <text:p>2.48%</text:p>
          </table:table-cell>
          <table:table-cell table:style-name="ce28" office:value-type="percentage" office:value="0.023930601256357" calcext:value-type="percentage">
            <text:p>2.39%</text:p>
          </table:table-cell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office:value-type="percentage" office:value="0.029448361675653" calcext:value-type="percentage">
            <text:p>2.94%</text:p>
          </table:table-cell>
          <table:table-cell table:style-name="ce28" office:value-type="percentage" office:value="0.028618830360846" calcext:value-type="percentage">
            <text:p>2.86%</text:p>
          </table:table-cell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office:value-type="percentage" office:value="0.037383177570094" calcext:value-type="percentage">
            <text:p>3.74%</text:p>
          </table:table-cell>
          <table:table-cell table:style-name="ce28" office:value-type="percentage" office:value="0.036283672347444" calcext:value-type="percentage">
            <text:p>3.63%</text:p>
          </table:table-cell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41287613715885" calcext:value-type="percentage">
            <text:p>4.13%</text:p>
          </table:table-cell>
          <table:table-cell table:style-name="ce28" office:value-type="percentage" office:value="0.039888033589923" calcext:value-type="percentage">
            <text:p>3.99%</text:p>
          </table:table-cell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office:value-type="percentage" office:value="0.047210300429185" calcext:value-type="percentage">
            <text:p>4.72%</text:p>
          </table:table-cell>
          <table:table-cell table:style-name="ce28" office:value-type="percentage" office:value="0.04549356223176" calcext:value-type="percentage">
            <text:p>4.55%</text:p>
          </table:table-cell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office:value-type="percentage" office:value="0.049060542797495" calcext:value-type="percentage">
            <text:p>4.91%</text:p>
          </table:table-cell>
          <table:table-cell table:style-name="ce28" office:value-type="percentage" office:value="0.046972860125261" calcext:value-type="percentage">
            <text:p>4.70%</text:p>
          </table:table-cell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53268765133172" calcext:value-type="percentage">
            <text:p>5.33%</text:p>
          </table:table-cell>
          <table:table-cell table:style-name="ce28" office:value-type="percentage" office:value="0.050847457627119" calcext:value-type="percentage">
            <text:p>5.08%</text:p>
          </table:table-cell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5777166437414" calcext:value-type="percentage">
            <text:p>5.78%</text:p>
          </table:table-cell>
          <table:table-cell table:style-name="ce28" office:value-type="percentage" office:value="0.055020632737277" calcext:value-type="percentage">
            <text:p>5.50%</text:p>
          </table:table-cell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61823802163833" calcext:value-type="percentage">
            <text:p>6.18%</text:p>
          </table:table-cell>
          <table:table-cell table:style-name="ce28" office:value-type="percentage" office:value="0.058732612055642" calcext:value-type="percentage">
            <text:p>5.87%</text:p>
          </table:table-cell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office:value-type="percentage" office:value="0.066666666666667" calcext:value-type="percentage">
            <text:p>6.67%</text:p>
          </table:table-cell>
          <table:table-cell table:style-name="ce28" office:value-type="percentage" office:value="0.063157894736842" calcext:value-type="percentage">
            <text:p>6.32%</text:p>
          </table:table-cell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office:value-type="percentage" office:value="0.068093385214008" calcext:value-type="percentage">
            <text:p>6.81%</text:p>
          </table:table-cell>
          <table:table-cell table:style-name="ce28" office:value-type="percentage" office:value="0.06420233463035" calcext:value-type="percentage">
            <text:p>6.42%</text:p>
          </table:table-cell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office:value-type="percentage" office:value="0.072494669509595" calcext:value-type="percentage">
            <text:p>7.25%</text:p>
          </table:table-cell>
          <table:table-cell table:style-name="ce28" office:value-type="percentage" office:value="0.068230277185501" calcext:value-type="percentage">
            <text:p>6.82%</text:p>
          </table:table-cell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office:value-type="percentage" office:value="0.078384798099763" calcext:value-type="percentage">
            <text:p>7.84%</text:p>
          </table:table-cell>
          <table:table-cell table:number-columns-repeated="2"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80519480519481" calcext:value-type="percentage">
            <text:p>8.05%</text:p>
          </table:table-cell>
          <table:table-cell table:style-name="ce28" office:value-type="percentage" office:value="0.075324675324675" calcext:value-type="percentage">
            <text:p>7.53%</text:p>
          </table:table-cell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88825214899714" calcext:value-type="percentage">
            <text:p>8.88%</text:p>
          </table:table-cell>
          <table:table-cell table:style-name="ce28" office:value-type="percentage" office:value="0.083094555873926" calcext:value-type="percentage">
            <text:p>8.31%</text:p>
          </table:table-cell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office:value-type="percentage" office:value="0.090342679127726" calcext:value-type="percentage">
            <text:p>9.03%</text:p>
          </table:table-cell>
          <table:table-cell table:style-name="ce28" office:value-type="percentage" office:value="0.08411214953271" calcext:value-type="percentage">
            <text:p>8.41%</text:p>
          </table:table-cell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.077702702702703" calcext:value-type="percentage">
            <text:p>7.77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.078066914498141" calcext:value-type="percentage">
            <text:p>7.81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5104166666667" calcext:value-type="percentage">
            <text:p>6.51%</text:p>
          </table:table-cell>
          <table:table-cell table:style-name="ce28" office:value-type="percentage" office:value="0.0625" calcext:value-type="percentage">
            <text:p>6.25%</text:p>
          </table:table-cell>
          <table:table-cell table:style-name="ce28" office:value-type="percentage" office:value="0.002604166666667" calcext:value-type="percentage">
            <text:p>0.26%</text:p>
          </table:table-cell>
          <table:table-cell table:number-columns-repeated="2" table:style-name="ce28" office:value-type="percentage" office:value="0.013541666666667" calcext:value-type="percentage">
            <text:p>1.35%</text:p>
          </table:table-cell>
          <table:table-cell table:style-name="ce28" office:value-type="percentage" office:value="0.013368055555556" calcext:value-type="percentage">
            <text:p>1.34%</text:p>
          </table:table-cell>
          <table:table-cell table:style-name="ce28" office:value-type="percentage" office:value="0.000173611111111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8543224648519" calcext:value-type="percentage">
            <text:p>8.85%</text:p>
          </table:table-cell>
          <table:table-cell table:style-name="ce28" office:value-type="percentage" office:value="0.085551899491475" calcext:value-type="percentage">
            <text:p>8.56%</text:p>
          </table:table-cell>
          <table:table-cell table:style-name="ce28" office:value-type="percentage" office:value="0.002991325157045" calcext:value-type="percentage">
            <text:p>0.30%</text:p>
          </table:table-cell>
          <table:table-cell table:number-columns-repeated="3" table:style-name="ce28" office:value-type="percentage" office:value="0.01944361352079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104935711323102" calcext:value-type="percentage">
            <text:p>10.49%</text:p>
          </table:table-cell>
          <table:table-cell table:style-name="ce28" office:value-type="percentage" office:value="0.10120282040647" calcext:value-type="percentage">
            <text:p>10.12%</text:p>
          </table:table-cell>
          <table:table-cell table:style-name="ce28" office:value-type="percentage" office:value="0.003732890916632" calcext:value-type="percentage">
            <text:p>0.37%</text:p>
          </table:table-cell>
          <table:table-cell table:number-columns-repeated="3" table:style-name="ce28" office:value-type="percentage" office:value="0.0232268768146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1434854315558" calcext:value-type="percentage">
            <text:p>11.43%</text:p>
          </table:table-cell>
          <table:table-cell table:style-name="ce28" office:value-type="percentage" office:value="0.003848268279274" calcext:value-type="percentage">
            <text:p>0.38%</text:p>
          </table:table-cell>
          <table:table-cell table:number-columns-repeated="3" table:style-name="ce28" office:value-type="percentage" office:value="0.026388125343595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1560531840448" calcext:value-type="percentage">
            <text:p>13.16%</text:p>
          </table:table-cell>
          <table:table-cell table:style-name="ce28" office:value-type="percentage" office:value="0.127361791462561" calcext:value-type="percentage">
            <text:p>12.74%</text:p>
          </table:table-cell>
          <table:table-cell table:style-name="ce28" office:value-type="percentage" office:value="0.004198740377887" calcext:value-type="percentage">
            <text:p>0.42%</text:p>
          </table:table-cell>
          <table:table-cell table:number-columns-repeated="3" table:style-name="ce28" office:value-type="percentage" office:value="0.029391182645207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51072961373391" calcext:value-type="percentage">
            <text:p>15.11%</text:p>
          </table:table-cell>
          <table:table-cell table:style-name="ce28" office:value-type="percentage" office:value="0.146781115879828" calcext:value-type="percentage">
            <text:p>14.68%</text:p>
          </table:table-cell>
          <table:table-cell table:style-name="ce28" office:value-type="percentage" office:value="0.004291845493562" calcext:value-type="percentage">
            <text:p>0.43%</text:p>
          </table:table-cell>
          <table:table-cell table:number-columns-repeated="3" table:style-name="ce28" office:value-type="percentage" office:value="0.032618025751073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75365344467641" calcext:value-type="percentage">
            <text:p>17.54%</text:p>
          </table:table-cell>
          <table:table-cell table:style-name="ce28" office:value-type="percentage" office:value="0.170146137787056" calcext:value-type="percentage">
            <text:p>17.01%</text:p>
          </table:table-cell>
          <table:table-cell table:style-name="ce28" office:value-type="percentage" office:value="0.005219206680585" calcext:value-type="percentage">
            <text:p>0.52%</text:p>
          </table:table-cell>
          <table:table-cell table:number-columns-repeated="3" table:style-name="ce28" office:value-type="percentage" office:value="0.038622129436326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81598062953995" calcext:value-type="percentage">
            <text:p>18.16%</text:p>
          </table:table-cell>
          <table:table-cell table:style-name="ce28" office:value-type="percentage" office:value="0.175544794188862" calcext:value-type="percentage">
            <text:p>17.55%</text:p>
          </table:table-cell>
          <table:table-cell table:style-name="ce28" office:value-type="percentage" office:value="0.006053268765133" calcext:value-type="percentage">
            <text:p>0.61%</text:p>
          </table:table-cell>
          <table:table-cell table:number-columns-repeated="3" table:style-name="ce28" office:value-type="percentage" office:value="0.035108958837772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96698762035763" calcext:value-type="percentage">
            <text:p>19.67%</text:p>
          </table:table-cell>
          <table:table-cell table:style-name="ce28" office:value-type="percentage" office:value="0.191196698762036" calcext:value-type="percentage">
            <text:p>19.12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3" table:style-name="ce28" office:value-type="percentage" office:value="0.038514442916094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208655332302937" calcext:value-type="percentage">
            <text:p>20.87%</text:p>
          </table:table-cell>
          <table:table-cell table:style-name="ce28" office:value-type="percentage" office:value="0.202472952086553" calcext:value-type="percentage">
            <text:p>20.25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3" table:style-name="ce28" office:value-type="percentage" office:value="0.0370942812983" calcext:value-type="percentage">
            <text:p>3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217543859649123" calcext:value-type="percentage">
            <text:p>21.75%</text:p>
          </table:table-cell>
          <table:table-cell table:style-name="ce28" office:value-type="percentage" office:value="0.210526315789474" calcext:value-type="percentage">
            <text:p>21.05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3" table:style-name="ce28" office:value-type="percentage" office:value="0.040350877192983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229571984435798" calcext:value-type="percentage">
            <text:p>22.96%</text:p>
          </table:table-cell>
          <table:table-cell table:style-name="ce28" office:value-type="percentage" office:value="0.221789883268482" calcext:value-type="percentage">
            <text:p>22.18%</text:p>
          </table:table-cell>
          <table:table-cell table:style-name="ce28" office:value-type="percentage" office:value="0.007782101167315" calcext:value-type="percentage">
            <text:p>0.78%</text:p>
          </table:table-cell>
          <table:table-cell table:number-columns-repeated="3" table:style-name="ce28" office:value-type="percentage" office:value="0.042801556420234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230277185501066" calcext:value-type="percentage">
            <text:p>23.03%</text:p>
          </table:table-cell>
          <table:table-cell table:style-name="ce28" office:value-type="percentage" office:value="0.223880597014925" calcext:value-type="percentage">
            <text:p>22.39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3" table:style-name="ce28" office:value-type="percentage" office:value="0.040511727078891" calcext:value-type="percentage">
            <text:p>4.0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37529691211401" calcext:value-type="percentage">
            <text:p>23.75%</text:p>
          </table:table-cell>
          <table:table-cell table:style-name="ce28" office:value-type="percentage" office:value="0.232779097387173" calcext:value-type="percentage">
            <text:p>23.28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3" table:style-name="ce28" office:value-type="percentage" office:value="0.042755344418052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38961038961039" calcext:value-type="percentage">
            <text:p>23.90%</text:p>
          </table:table-cell>
          <table:table-cell table:style-name="ce28" office:value-type="percentage" office:value="0.233766233766234" calcext:value-type="percentage">
            <text:p>23.38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3" table:style-name="ce28" office:value-type="percentage" office:value="0.044155844155844" calcext:value-type="percentage">
            <text:p>4.4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43553008595988" calcext:value-type="percentage">
            <text:p>24.36%</text:p>
          </table:table-cell>
          <table:table-cell table:style-name="ce28" office:value-type="percentage" office:value="0.237822349570201" calcext:value-type="percentage">
            <text:p>23.78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3" table:style-name="ce28" office:value-type="percentage" office:value="0.04297994269341" calcext:value-type="percentage">
            <text:p>4.3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49221183800623" calcext:value-type="percentage">
            <text:p>24.92%</text:p>
          </table:table-cell>
          <table:table-cell table:style-name="ce28" office:value-type="percentage" office:value="0.242990654205607" calcext:value-type="percentage">
            <text:p>24.30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3" table:style-name="ce28" office:value-type="percentage" office:value="0.046728971962617" calcext:value-type="percentage">
            <text:p>4.6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56756756756757" calcext:value-type="percentage">
            <text:p>25.68%</text:p>
          </table:table-cell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006756756756757" calcext:value-type="percentage">
            <text:p>0.68%</text:p>
          </table:table-cell>
          <table:table-cell table:number-columns-repeated="3" table:style-name="ce28" office:value-type="percentage" office:value="0.047297297297297" calcext:value-type="percentage">
            <text:p>4.7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67657992565056" calcext:value-type="percentage">
            <text:p>26.77%</text:p>
          </table:table-cell>
          <table:table-cell table:style-name="ce28" office:value-type="percentage" office:value="0.260223048327137" calcext:value-type="percentage">
            <text:p>26.02%</text:p>
          </table:table-cell>
          <table:table-cell table:style-name="ce28" office:value-type="percentage" office:value="0.007434944237918" calcext:value-type="percentage">
            <text:p>0.74%</text:p>
          </table:table-cell>
          <table:table-cell table:number-columns-repeated="3" table:style-name="ce28" office:value-type="percentage" office:value="0.052044609665428" calcext:value-type="percentage">
            <text:p>5.2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Green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/>
          <table:table-cell table:style-name="ce28" office:value-type="percentage" office:value="0.018226002430134" calcext:value-type="percentage">
            <text:p>1.82%</text:p>
          </table:table-cell>
          <table:table-cell table:style-name="ce28"/>
          <table:table-cell table:style-name="ce28" office:value-type="percentage" office:value="0.015969449748308" calcext:value-type="percentage">
            <text:p>1.6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/>
          <table:table-cell table:style-name="ce28" office:value-type="percentage" office:value="0.02482057416268" calcext:value-type="percentage">
            <text:p>2.48%</text:p>
          </table:table-cell>
          <table:table-cell table:style-name="ce28"/>
          <table:table-cell table:style-name="ce28" office:value-type="percentage" office:value="0.022129186602871" calcext:value-type="percentage">
            <text:p>2.2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/>
          <table:table-cell table:style-name="ce28" office:value-type="percentage" office:value="0.029436152570481" calcext:value-type="percentage">
            <text:p>2.94%</text:p>
          </table:table-cell>
          <table:table-cell table:style-name="ce28"/>
          <table:table-cell table:style-name="ce28" office:value-type="percentage" office:value="0.026948590381426" calcext:value-type="percentage">
            <text:p>2.6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/>
          <table:table-cell table:style-name="ce28" office:value-type="percentage" office:value="0.037362637362637" calcext:value-type="percentage">
            <text:p>3.74%</text:p>
          </table:table-cell>
          <table:table-cell table:style-name="ce28"/>
          <table:table-cell table:style-name="ce28" office:value-type="percentage" office:value="0.034065934065934" calcext:value-type="percentage">
            <text:p>3.4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/>
          <table:table-cell table:style-name="ce28" office:value-type="percentage" office:value="0.041258741258741" calcext:value-type="percentage">
            <text:p>4.13%</text:p>
          </table:table-cell>
          <table:table-cell table:style-name="ce28"/>
          <table:table-cell table:style-name="ce28" office:value-type="percentage" office:value="0.037762237762238" calcext:value-type="percentage">
            <text:p>3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/>
          <table:table-cell table:style-name="ce28" office:value-type="percentage" office:value="0.047169811320755" calcext:value-type="percentage">
            <text:p>4.72%</text:p>
          </table:table-cell>
          <table:table-cell table:style-name="ce28"/>
          <table:table-cell table:style-name="ce28" office:value-type="percentage" office:value="0.042881646655232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/>
          <table:table-cell table:style-name="ce28" office:value-type="percentage" office:value="0.049009384775808" calcext:value-type="percentage">
            <text:p>4.90%</text:p>
          </table:table-cell>
          <table:table-cell table:style-name="ce28"/>
          <table:table-cell table:style-name="ce28" office:value-type="percentage" office:value="0.043795620437956" calcext:value-type="percentage">
            <text:p>4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/>
          <table:table-cell table:style-name="ce28" office:value-type="percentage" office:value="0.053204353083434" calcext:value-type="percentage">
            <text:p>5.32%</text:p>
          </table:table-cell>
          <table:table-cell table:style-name="ce28"/>
          <table:table-cell table:style-name="ce28" office:value-type="percentage" office:value="0.047158403869408" calcext:value-type="percentage">
            <text:p>4.7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/>
          <table:table-cell table:style-name="ce28" office:value-type="percentage" office:value="0.057692307692308" calcext:value-type="percentage">
            <text:p>5.77%</text:p>
          </table:table-cell>
          <table:table-cell table:style-name="ce28"/>
          <table:table-cell table:style-name="ce28" office:value-type="percentage" office:value="0.050824175824176" calcext:value-type="percentage">
            <text:p>5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/>
          <table:table-cell table:style-name="ce28" office:value-type="percentage" office:value="0.061728395061728" calcext:value-type="percentage">
            <text:p>6.17%</text:p>
          </table:table-cell>
          <table:table-cell table:style-name="ce28"/>
          <table:table-cell table:style-name="ce28" office:value-type="percentage" office:value="0.054012345679012" calcext:value-type="percentage">
            <text:p>5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/>
          <table:table-cell table:style-name="ce28" office:value-type="percentage" office:value="0.066549912434326" calcext:value-type="percentage">
            <text:p>6.65%</text:p>
          </table:table-cell>
          <table:table-cell table:style-name="ce28"/>
          <table:table-cell table:style-name="ce28" office:value-type="percentage" office:value="0.057793345008757" calcext:value-type="percentage">
            <text:p>5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/>
          <table:table-cell table:style-name="ce28" office:value-type="percentage" office:value="0.067961165048544" calcext:value-type="percentage">
            <text:p>6.80%</text:p>
          </table:table-cell>
          <table:table-cell table:style-name="ce28"/>
          <table:table-cell table:style-name="ce28" office:value-type="percentage" office:value="0.060194174757282" calcext:value-type="percentage">
            <text:p>6.0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/>
          <table:table-cell table:style-name="ce28" office:value-type="percentage" office:value="0.072340425531915" calcext:value-type="percentage">
            <text:p>7.23%</text:p>
          </table:table-cell>
          <table:table-cell table:style-name="ce28"/>
          <table:table-cell table:style-name="ce28" office:value-type="percentage" office:value="0.063829787234043" calcext:value-type="percentage">
            <text:p>6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/>
          <table:table-cell table:style-name="ce28" office:value-type="percentage" office:value="0.078199052132702" calcext:value-type="percentage">
            <text:p>7.82%</text:p>
          </table:table-cell>
          <table:table-cell table:style-name="ce28"/>
          <table:table-cell table:style-name="ce28" office:value-type="percentage" office:value="0.071090047393365" calcext:value-type="percentage">
            <text:p>7.1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/>
          <table:table-cell table:style-name="ce28" office:value-type="percentage" office:value="0.080310880829016" calcext:value-type="percentage">
            <text:p>8.03%</text:p>
          </table:table-cell>
          <table:table-cell table:style-name="ce28"/>
          <table:table-cell table:style-name="ce28" office:value-type="percentage" office:value="0.075129533678757" calcext:value-type="percentage">
            <text:p>7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/>
          <table:table-cell table:style-name="ce28" office:value-type="percentage" office:value="0.088571428571429" calcext:value-type="percentage">
            <text:p>8.86%</text:p>
          </table:table-cell>
          <table:table-cell table:style-name="ce28"/>
          <table:table-cell table:style-name="ce28" office:value-type="percentage" office:value="0.082857142857143" calcext:value-type="percentage">
            <text:p>8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/>
          <table:table-cell table:style-name="ce28" office:value-type="percentage" office:value="0.090062111801242" calcext:value-type="percentage">
            <text:p>9.01%</text:p>
          </table:table-cell>
          <table:table-cell table:style-name="ce28"/>
          <table:table-cell table:style-name="ce28" office:value-type="percentage" office:value="0.083850931677019" calcext:value-type="percentage">
            <text:p>8.3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/>
          <table:table-cell table:style-name="ce28" office:value-type="percentage" office:value="0.084175084175084" calcext:value-type="percentage">
            <text:p>8.42%</text:p>
          </table:table-cell>
          <table:table-cell table:style-name="ce28"/>
          <table:table-cell table:style-name="ce28" office:value-type="percentage" office:value="0.080808080808081" calcext:value-type="percentage">
            <text:p>8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/>
          <table:table-cell table:style-name="ce28" office:value-type="percentage" office:value="0.085185185185185" calcext:value-type="percentage">
            <text:p>8.52%</text:p>
          </table:table-cell>
          <table:table-cell table:style-name="ce28"/>
          <table:table-cell table:style-name="ce28" office:value-type="percentage" office:value="0.081481481481482" calcext:value-type="percentage">
            <text:p>8.15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14"/>
          <table:table-cell table:style-name="ce35" office:value-type="string" calcext:value-type="string" table:number-columns-spanned="6" table:number-rows-spanned="1">
            <text:p><text:span text:style-name="T2">Green</text:span>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/>
          <table:table-cell table:style-name="ce28" office:value-type="percentage" office:value="0.013539316090957" calcext:value-type="percentage">
            <text:p>1.35%</text:p>
          </table:table-cell>
          <table:table-cell table:style-name="ce28"/>
          <table:table-cell table:style-name="ce28" office:value-type="percentage" office:value="0.013365735115431" calcext:value-type="percentage">
            <text:p>1.3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table:number-columns-repeated="2"/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<text:span text:style-name="T1">Denier</text:span> 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table:number-columns-repeated="2"/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table:number-columns-repeated="2"/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table:number-columns-repeated="2"/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table:number-columns-repeated="2"/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table:number-columns-repeated="2"/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table:number-columns-repeated="2"/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table:number-columns-repeated="2"/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table:number-columns-repeated="2"/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table:number-columns-repeated="2"/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table:number-columns-repeated="2"/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table:number-columns-repeated="2"/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table:number-columns-repeated="2"/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table:number-columns-repeated="2"/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style-name="ce28" table:number-columns-repeated="2"/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style-name="ce28" table:number-columns-repeated="2"/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style-name="ce28" table:number-columns-repeated="2"/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table:number-columns-repeated="2"/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Denier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style-name="ce28" office:value-type="percentage" office:value="0.013539316090957" calcext:value-type="percentage">
            <text:p>1.35%</text:p>
          </table:table-cell>
          <table:table-cell table:style-name="ce28" table:number-columns-repeated="2"/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style-name="ce28" office:value-type="percentage" office:value="0.019437799043062" calcext:value-type="percentage">
            <text:p>1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style-name="ce28" office:value-type="percentage" office:value="0.023217247097844" calcext:value-type="percentage">
            <text:p>2.3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style-name="ce28" office:value-type="percentage" office:value="0.026373626373626" calcext:value-type="percentage">
            <text:p>2.6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style-name="ce28" office:value-type="percentage" office:value="0.029370629370629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style-name="ce28" office:value-type="percentage" office:value="0.032590051457976" calcext:value-type="percentage">
            <text:p>3.2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style-name="ce28" office:value-type="percentage" office:value="0.038581856100104" calcext:value-type="percentage">
            <text:p>3.8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style-name="ce28" office:value-type="percentage" office:value="0.035066505441354" calcext:value-type="percentage">
            <text:p>3.5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style-name="ce28" office:value-type="percentage" office:value="0.038461538461539" calcext:value-type="percentage">
            <text:p>3.85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style-name="ce28" office:value-type="percentage" office:value="0.037037037037037" calcext:value-type="percentage">
            <text:p>3.7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style-name="ce28" office:value-type="percentage" office:value="0.040280210157618" calcext:value-type="percentage">
            <text:p>4.03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style-name="ce28" office:value-type="percentage" office:value="0.042718446601942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style-name="ce28" office:value-type="percentage" office:value="0.040425531914894" calcext:value-type="percentage">
            <text:p>4.0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style-name="ce28" office:value-type="percentage" office:value="0.042654028436019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style-name="ce28" office:value-type="percentage" office:value="0.044041450777202" calcext:value-type="percentage">
            <text:p>4.4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style-name="ce28" office:value-type="percentage" office:value="0.042857142857143" calcext:value-type="percentage">
            <text:p>4.2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style-name="ce28" office:value-type="percentage" office:value="0.046583850931677" calcext:value-type="percentage">
            <text:p>4.6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style-name="ce28" office:value-type="percentage" office:value="0.047138047138047" calcext:value-type="percentage">
            <text:p>4.7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style-name="ce28" office:value-type="percentage" office:value="0.051851851851852" calcext:value-type="percentage">
            <text:p>5.1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 office:value-type="percentage" office:value="0.006075334143378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 office:value-type="percentage" office:value="0.00777511961722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 office:value-type="percentage" office:value="0.011188811188811" calcext:value-type="percentage">
            <text:p>1.1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 office:value-type="percentage" office:value="0.013722126929674" calcext:value-type="percentage">
            <text:p>1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 office:value-type="percentage" office:value="0.015641293013556" calcext:value-type="percentage">
            <text:p>1.5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 office:value-type="percentage" office:value="0.015719467956469" calcext:value-type="percentage">
            <text:p>1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 office:value-type="percentage" office:value="0.016483516483517" calcext:value-type="percentage">
            <text:p>1.6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 office:value-type="percentage" office:value="0.021015761821366" calcext:value-type="percentage">
            <text:p>2.1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 office:value-type="percentage" office:value="0.021359223300971" calcext:value-type="percentage">
            <text:p>2.1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 office:value-type="percentage" office:value="0.02127659574468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 office:value-type="percentage" office:value="0.0213270142180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 office:value-type="percentage" office:value="0.018134715025907" calcext:value-type="percentage">
            <text:p>1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 office:value-type="percentage" office:value="0.02" calcext:value-type="percentage">
            <text:p>2.0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 office:value-type="percentage" office:value="0.021739130434783" calcext:value-type="percentage">
            <text:p>2.1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 office:value-type="percentage" office:value="0.02020202020202" calcext:value-type="percentage">
            <text:p>2.0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35" office:value-type="string" calcext:value-type="string" table:number-columns-spanned="6" table:number-rows-spanned="1">
            <text:p>{<text:span text:style-name="T2">Green</text:span>,Denier} + Weak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office:value-type="percentage" office:value="0.017010935601458" calcext:value-type="percentage">
            <text:p>1.70%</text:p>
          </table:table-cell>
          <table:table-cell table:style-name="ce28" office:value-type="percentage" office:value="0.015969449748308" calcext:value-type="percentage">
            <text:p>1.60%</text:p>
          </table:table-cell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office:value-type="percentage" office:value="0.023923444976077" calcext:value-type="percentage">
            <text:p>2.39%</text:p>
          </table:table-cell>
          <table:table-cell table:style-name="ce28" office:value-type="percentage" office:value="0.022129186602871" calcext:value-type="percentage">
            <text:p>2.21%</text:p>
          </table:table-cell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office:value-type="percentage" office:value="0.028606965174129" calcext:value-type="percentage">
            <text:p>2.86%</text:p>
          </table:table-cell>
          <table:table-cell table:style-name="ce28" office:value-type="percentage" office:value="0.026948590381426" calcext:value-type="percentage">
            <text:p>2.69%</text:p>
          </table:table-cell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36263736263736" calcext:value-type="percentage">
            <text:p>3.63%</text:p>
          </table:table-cell>
          <table:table-cell table:style-name="ce28" office:value-type="percentage" office:value="0.034065934065934" calcext:value-type="percentage">
            <text:p>3.41%</text:p>
          </table:table-cell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office:value-type="percentage" office:value="0.03986013986014" calcext:value-type="percentage">
            <text:p>3.99%</text:p>
          </table:table-cell>
          <table:table-cell table:style-name="ce28" office:value-type="percentage" office:value="0.037762237762238" calcext:value-type="percentage">
            <text:p>3.78%</text:p>
          </table:table-cell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office:value-type="percentage" office:value="0.045454545454546" calcext:value-type="percentage">
            <text:p>4.55%</text:p>
          </table:table-cell>
          <table:table-cell table:style-name="ce28" office:value-type="percentage" office:value="0.042881646655232" calcext:value-type="percentage">
            <text:p>4.29%</text:p>
          </table:table-cell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office:value-type="percentage" office:value="0.046923879040667" calcext:value-type="percentage">
            <text:p>4.69%</text:p>
          </table:table-cell>
          <table:table-cell table:style-name="ce28" office:value-type="percentage" office:value="0.043795620437956" calcext:value-type="percentage">
            <text:p>4.3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office:value-type="percentage" office:value="0.050785973397824" calcext:value-type="percentage">
            <text:p>5.08%</text:p>
          </table:table-cell>
          <table:table-cell table:style-name="ce28" office:value-type="percentage" office:value="0.047158403869408" calcext:value-type="percentage">
            <text:p>4.7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office:value-type="percentage" office:value="0.054945054945055" calcext:value-type="percentage">
            <text:p>5.49%</text:p>
          </table:table-cell>
          <table:table-cell table:style-name="ce28" office:value-type="percentage" office:value="0.050824175824176" calcext:value-type="percentage">
            <text:p>5.08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office:value-type="percentage" office:value="0.058641975308642" calcext:value-type="percentage">
            <text:p>5.86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office:value-type="percentage" office:value="0.063047285464098" calcext:value-type="percentage">
            <text:p>6.30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office:value-type="percentage" office:value="0.064077669902913" calcext:value-type="percentage">
            <text:p>6.4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office:value-type="percentage" office:value="0.068085106382979" calcext:value-type="percentage">
            <text:p>6.81%</text:p>
          </table:table-cell>
          <table:table-cell table:style-name="ce28" office:value-type="percentage" office:value="0.063829787234043" calcext:value-type="percentage">
            <text:p>6.38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office:value-type="percentage" office:value="0.073459715639811" calcext:value-type="percentage">
            <text:p>7.35%</text:p>
          </table:table-cell>
          <table:table-cell table:style-name="ce28" office:value-type="percentage" office:value="0.071090047393365" calcext:value-type="percentage">
            <text:p>7.11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number-columns-repeated="2"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number-columns-repeated="2" table:style-name="ce28" office:value-type="percentage" office:value="0.082857142857143" calcext:value-type="percentage">
            <text:p>8.29%</text:p>
          </table:table-cell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number-columns-repeated="2" table:style-name="ce28" office:value-type="percentage" office:value="0.083850931677019" calcext:value-type="percentage">
            <text:p>8.39%</text:p>
          </table:table-cell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080808080808081" calcext:value-type="percentage">
            <text:p>8.0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081481481481482" calcext:value-type="percentage">
            <text:p>8.1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number-columns-repeated="2" table:style-name="ce28" office:value-type="percentage" office:value="0.013539316090957" calcext:value-type="percentage">
            <text:p>1.35%</text:p>
          </table:table-cell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number-columns-repeated="3"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number-columns-repeated="3"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number-columns-repeated="3"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number-columns-repeated="3"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number-columns-repeated="3"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number-columns-repeated="3"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number-columns-repeated="3"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number-columns-repeated="3"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number-columns-repeated="3"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number-columns-repeated="3"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number-columns-repeated="3"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number-columns-repeated="3"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number-columns-repeated="3"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number-columns-repeated="3"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number-columns-repeated="3"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number-columns-repeated="3"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number-columns-repeated="3"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number-columns-repeated="3"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WK" table:style-name="ta1">
        <table:shapes>
          <draw:frame draw:z-index="0" draw:style-name="gr1" draw:text-style-name="P1" svg:width="15.999cm" svg:height="8.999cm" svg:x="20.258cm" svg:y="0.631cm">
            <draw:object draw:notify-on-update-of-ranges="'CAUSE-WK'.A2:'CAUSE-WK'.A21 'CAUSE-WK'.C1:'CAUSE-WK'.C1 'CAUSE-WK'.C2:'CAUSE-WK'.C21 'CAUSE-WK'.D1:'CAUSE-WK'.D1 'CAUSE-WK'.D2:'CAUSE-WK'.D21 'CAUSE-WK'.E1:'CAUSE-WK'.E1 'CAUSE-WK'.E2:'CAUSE-WK'.E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15.999cm" svg:height="8.999cm" svg:x="20.42cm" svg:y="11.158cm">
            <draw:object draw:notify-on-update-of-ranges="'CAUSE-WK'.A25:'CAUSE-WK'.A44 'CAUSE-WK'.C24:'CAUSE-WK'.C24 'CAUSE-WK'.C25:'CAUSE-WK'.C44 'CAUSE-WK'.D24:'CAUSE-WK'.D24 'CAUSE-WK'.D25:'CAUSE-WK'.D44 'CAUSE-WK'.E24:'CAUSE-WK'.E24 'CAUSE-WK'.E25:'CAUSE-WK'.E44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15.999cm" svg:height="8.999cm" svg:x="40.093cm" svg:y="8.796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5760" calcext:value-type="float">
            <text:p>5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43" calcext:value-type="float">
            <text:p>3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411" calcext:value-type="float">
            <text:p>2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819" calcext:value-type="float">
            <text:p>1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429" calcext:value-type="float">
            <text:p>1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165" calcext:value-type="float">
            <text:p>1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065104166666667" calcext:value-type="percentage">
            <text:p>6.51%</text:p>
          </table:table-cell>
          <table:table-cell table:style-name="ce28" office:value-type="percentage" office:value="0.0625" calcext:value-type="percentage">
            <text:p>6.25%</text:p>
          </table:table-cell>
          <table:table-cell table:style-name="ce28" office:value-type="percentage" office:value="0.002604166666667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088543224648519" calcext:value-type="percentage">
            <text:p>8.85%</text:p>
          </table:table-cell>
          <table:table-cell table:style-name="ce28" office:value-type="percentage" office:value="0.085551899491475" calcext:value-type="percentage">
            <text:p>8.56%</text:p>
          </table:table-cell>
          <table:table-cell table:style-name="ce28" office:value-type="percentage" office:value="0.002991325157045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104935711323102" calcext:value-type="percentage">
            <text:p>10.49%</text:p>
          </table:table-cell>
          <table:table-cell table:style-name="ce28" office:value-type="percentage" office:value="0.10120282040647" calcext:value-type="percentage">
            <text:p>10.12%</text:p>
          </table:table-cell>
          <table:table-cell table:style-name="ce28" office:value-type="percentage" office:value="0.00373289091663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1434854315558" calcext:value-type="percentage">
            <text:p>11.43%</text:p>
          </table:table-cell>
          <table:table-cell table:style-name="ce28" office:value-type="percentage" office:value="0.00384826827927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131560531840448" calcext:value-type="percentage">
            <text:p>13.16%</text:p>
          </table:table-cell>
          <table:table-cell table:style-name="ce28" office:value-type="percentage" office:value="0.127361791462561" calcext:value-type="percentage">
            <text:p>12.74%</text:p>
          </table:table-cell>
          <table:table-cell table:style-name="ce28" office:value-type="percentage" office:value="0.004198740377887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151072961373391" calcext:value-type="percentage">
            <text:p>15.11%</text:p>
          </table:table-cell>
          <table:table-cell table:style-name="ce28" office:value-type="percentage" office:value="0.146781115879828" calcext:value-type="percentage">
            <text:p>14.68%</text:p>
          </table:table-cell>
          <table:table-cell table:style-name="ce28" office:value-type="percentage" office:value="0.004291845493562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175365344467641" calcext:value-type="percentage">
            <text:p>17.54%</text:p>
          </table:table-cell>
          <table:table-cell table:style-name="ce28" office:value-type="percentage" office:value="0.170146137787056" calcext:value-type="percentage">
            <text:p>17.01%</text:p>
          </table:table-cell>
          <table:table-cell table:style-name="ce28" office:value-type="percentage" office:value="0.005219206680585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181598062953995" calcext:value-type="percentage">
            <text:p>18.16%</text:p>
          </table:table-cell>
          <table:table-cell table:style-name="ce28" office:value-type="percentage" office:value="0.175544794188862" calcext:value-type="percentage">
            <text:p>17.55%</text:p>
          </table:table-cell>
          <table:table-cell table:style-name="ce28" office:value-type="percentage" office:value="0.006053268765133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196698762035763" calcext:value-type="percentage">
            <text:p>19.67%</text:p>
          </table:table-cell>
          <table:table-cell table:style-name="ce28" office:value-type="percentage" office:value="0.191196698762036" calcext:value-type="percentage">
            <text:p>19.12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208655332302937" calcext:value-type="percentage">
            <text:p>20.87%</text:p>
          </table:table-cell>
          <table:table-cell table:style-name="ce28" office:value-type="percentage" office:value="0.202472952086553" calcext:value-type="percentage">
            <text:p>20.25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217543859649123" calcext:value-type="percentage">
            <text:p>21.75%</text:p>
          </table:table-cell>
          <table:table-cell table:style-name="ce28" office:value-type="percentage" office:value="0.210526315789474" calcext:value-type="percentage">
            <text:p>21.05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229571984435798" calcext:value-type="percentage">
            <text:p>22.96%</text:p>
          </table:table-cell>
          <table:table-cell table:style-name="ce28" office:value-type="percentage" office:value="0.221789883268482" calcext:value-type="percentage">
            <text:p>22.18%</text:p>
          </table:table-cell>
          <table:table-cell table:style-name="ce28" office:value-type="percentage" office:value="0.00778210116731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230277185501066" calcext:value-type="percentage">
            <text:p>23.03%</text:p>
          </table:table-cell>
          <table:table-cell table:style-name="ce28" office:value-type="percentage" office:value="0.223880597014925" calcext:value-type="percentage">
            <text:p>22.39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237529691211401" calcext:value-type="percentage">
            <text:p>23.75%</text:p>
          </table:table-cell>
          <table:table-cell table:style-name="ce28" office:value-type="percentage" office:value="0.232779097387173" calcext:value-type="percentage">
            <text:p>23.28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238961038961039" calcext:value-type="percentage">
            <text:p>23.90%</text:p>
          </table:table-cell>
          <table:table-cell table:style-name="ce28" office:value-type="percentage" office:value="0.233766233766234" calcext:value-type="percentage">
            <text:p>23.38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243553008595988" calcext:value-type="percentage">
            <text:p>24.36%</text:p>
          </table:table-cell>
          <table:table-cell table:style-name="ce28" office:value-type="percentage" office:value="0.237822349570201" calcext:value-type="percentage">
            <text:p>23.78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249221183800623" calcext:value-type="percentage">
            <text:p>24.92%</text:p>
          </table:table-cell>
          <table:table-cell table:style-name="ce28" office:value-type="percentage" office:value="0.242990654205607" calcext:value-type="percentage">
            <text:p>24.30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256756756756757" calcext:value-type="percentage">
            <text:p>25.68%</text:p>
          </table:table-cell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006756756756757" calcext:value-type="percentage">
            <text:p>0.6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267657992565056" calcext:value-type="percentage">
            <text:p>26.77%</text:p>
          </table:table-cell>
          <table:table-cell table:style-name="ce28" office:value-type="percentage" office:value="0.260223048327137" calcext:value-type="percentage">
            <text:p>26.02%</text:p>
          </table:table-cell>
          <table:table-cell table:style-name="ce28" office:value-type="percentage" office:value="0.007434944237918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ST" table:style-name="ta1">
        <table:shapes>
          <draw:frame draw:z-index="0" draw:style-name="gr1" draw:text-style-name="P1" svg:width="15.999cm" svg:height="8.999cm" svg:x="20.643cm" svg:y="0.87cm">
            <draw:object draw:notify-on-update-of-ranges="'CAUSE-ST'.A2:'CAUSE-ST'.A21 'CAUSE-ST'.F1:'CAUSE-ST'.F1 'CAUSE-ST'.F2:'CAUSE-ST'.F21 'CAUSE-ST'.H1:'CAUSE-ST'.H1 'CAUSE-ST'.H2:'CAUSE-ST'.H21 'CAUSE-ST'.I1:'CAUSE-ST'.I1 'CAUSE-ST'.I2:'CAUSE-ST'.I2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15.999cm" svg:height="8.999cm" svg:x="20.561cm" svg:y="11.144cm">
            <draw:object draw:notify-on-update-of-ranges="'CAUSE-ST'.A24:'CAUSE-ST'.A24 'CAUSE-ST'.A25:'CAUSE-ST'.A44 'CAUSE-ST'.F24:'CAUSE-ST'.F24 'CAUSE-ST'.F25:'CAUSE-ST'.F44 'CAUSE-ST'.H24:'CAUSE-ST'.H24 'CAUSE-ST'.H25:'CAUSE-ST'.H44 'CAUSE-ST'.I24:'CAUSE-ST'.I24 'CAUSE-ST'.I25:'CAUSE-ST'.I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8229166666667" calcext:value-type="percentage">
            <text:p>1.82%</text:p>
          </table:table-cell>
          <table:table-cell table:style-name="ce28"/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482799880347" calcext:value-type="percentage">
            <text:p>2.48%</text:p>
          </table:table-cell>
          <table:table-cell table:style-name="ce28"/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48361675653" calcext:value-type="percentage">
            <text:p>2.94%</text:p>
          </table:table-cell>
          <table:table-cell table:style-name="ce28"/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383177570094" calcext:value-type="percentage">
            <text:p>3.74%</text:p>
          </table:table-cell>
          <table:table-cell table:style-name="ce28"/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1287613715885" calcext:value-type="percentage">
            <text:p>4.13%</text:p>
          </table:table-cell>
          <table:table-cell table:style-name="ce28"/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7210300429185" calcext:value-type="percentage">
            <text:p>4.72%</text:p>
          </table:table-cell>
          <table:table-cell table:style-name="ce28"/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9060542797495" calcext:value-type="percentage">
            <text:p>4.91%</text:p>
          </table:table-cell>
          <table:table-cell table:style-name="ce28"/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3268765133172" calcext:value-type="percentage">
            <text:p>5.33%</text:p>
          </table:table-cell>
          <table:table-cell table:style-name="ce28"/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777166437414" calcext:value-type="percentage">
            <text:p>5.78%</text:p>
          </table:table-cell>
          <table:table-cell table:style-name="ce28"/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1823802163833" calcext:value-type="percentage">
            <text:p>6.18%</text:p>
          </table:table-cell>
          <table:table-cell table:style-name="ce28"/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6666666666667" calcext:value-type="percentage">
            <text:p>6.67%</text:p>
          </table:table-cell>
          <table:table-cell table:style-name="ce28"/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8093385214008" calcext:value-type="percentage">
            <text:p>6.81%</text:p>
          </table:table-cell>
          <table:table-cell table:style-name="ce28"/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2494669509595" calcext:value-type="percentage">
            <text:p>7.25%</text:p>
          </table:table-cell>
          <table:table-cell table:style-name="ce28"/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8384798099763" calcext:value-type="percentage">
            <text:p>7.84%</text:p>
          </table:table-cell>
          <table:table-cell table:style-name="ce28"/>
          <table:table-cell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0519480519481" calcext:value-type="percentage">
            <text:p>8.05%</text:p>
          </table:table-cell>
          <table:table-cell table:style-name="ce28"/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8825214899714" calcext:value-type="percentage">
            <text:p>8.88%</text:p>
          </table:table-cell>
          <table:table-cell table:style-name="ce28"/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90342679127726" calcext:value-type="percentage">
            <text:p>9.03%</text:p>
          </table:table-cell>
          <table:table-cell table:style-name="ce28"/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8445945945946" calcext:value-type="percentage">
            <text:p>8.45%</text:p>
          </table:table-cell>
          <table:table-cell table:style-name="ce28"/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550185873606" calcext:value-type="percentage">
            <text:p>8.55%</text:p>
          </table:table-cell>
          <table:table-cell table:style-name="ce28"/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29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35" calcext:value-type="percentage">
            <text:p>1.35%</text:p>
          </table:table-cell>
          <table:table-cell/>
          <table:table-cell table:style-name="ce28" office:value-type="percentage" office:value="0.0134" calcext:value-type="percentage">
            <text:p>1.34%</text:p>
          </table:table-cell>
          <table:table-cell table:style-name="ce28" office:value-type="percentage" office:value="0.0002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94" calcext:value-type="percentage">
            <text:p>1.94%</text:p>
          </table:table-cell>
          <table:table-cell table:style-name="ce28"/>
          <table:table-cell table:style-name="ce28" office:value-type="percentage" office:value="0.0194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32" calcext:value-type="percentage">
            <text:p>2.32%</text:p>
          </table:table-cell>
          <table:table-cell table:style-name="ce28"/>
          <table:table-cell table:style-name="ce28" office:value-type="percentage" office:value="0.0232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64" calcext:value-type="percentage">
            <text:p>2.64%</text:p>
          </table:table-cell>
          <table:table-cell table:style-name="ce28"/>
          <table:table-cell table:style-name="ce28" office:value-type="percentage" office:value="0.0264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" calcext:value-type="percentage">
            <text:p>2.94%</text:p>
          </table:table-cell>
          <table:table-cell table:style-name="ce28"/>
          <table:table-cell table:style-name="ce28" office:value-type="percentage" office:value="0.0294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26" calcext:value-type="percentage">
            <text:p>3.26%</text:p>
          </table:table-cell>
          <table:table-cell table:style-name="ce28"/>
          <table:table-cell table:style-name="ce28" office:value-type="percentage" office:value="0.032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6" calcext:value-type="percentage">
            <text:p>3.86%</text:p>
          </table:table-cell>
          <table:table-cell table:style-name="ce28"/>
          <table:table-cell table:style-name="ce28" office:value-type="percentage" office:value="0.0386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51" calcext:value-type="percentage">
            <text:p>3.51%</text:p>
          </table:table-cell>
          <table:table-cell table:style-name="ce28"/>
          <table:table-cell table:style-name="ce28" office:value-type="percentage" office:value="0.0351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5" calcext:value-type="percentage">
            <text:p>3.85%</text:p>
          </table:table-cell>
          <table:table-cell table:style-name="ce28"/>
          <table:table-cell table:style-name="ce28" office:value-type="percentage" office:value="0.0385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1" calcext:value-type="percentage">
            <text:p>3.71%</text:p>
          </table:table-cell>
          <table:table-cell table:style-name="ce28"/>
          <table:table-cell table:style-name="ce28" office:value-type="percentage" office:value="0.0371" calcext:value-type="percentage">
            <text:p>3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4" calcext:value-type="percentage">
            <text:p>4.04%</text:p>
          </table:table-cell>
          <table:table-cell table:style-name="ce28"/>
          <table:table-cell table:style-name="ce28" office:value-type="percentage" office:value="0.040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" calcext:value-type="percentage">
            <text:p>4.28%</text:p>
          </table:table-cell>
          <table:table-cell table:style-name="ce28"/>
          <table:table-cell table:style-name="ce28" office:value-type="percentage" office:value="0.0428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5" calcext:value-type="percentage">
            <text:p>4.05%</text:p>
          </table:table-cell>
          <table:table-cell table:style-name="ce28"/>
          <table:table-cell table:style-name="ce28" office:value-type="percentage" office:value="0.0405" calcext:value-type="percentage">
            <text:p>4.0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" calcext:value-type="percentage">
            <text:p>4.28%</text:p>
          </table:table-cell>
          <table:table-cell table:style-name="ce28"/>
          <table:table-cell table:style-name="ce28" office:value-type="percentage" office:value="0.0428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42" calcext:value-type="percentage">
            <text:p>4.42%</text:p>
          </table:table-cell>
          <table:table-cell table:style-name="ce28"/>
          <table:table-cell table:style-name="ce28" office:value-type="percentage" office:value="0.0442" calcext:value-type="percentage">
            <text:p>4.4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3" calcext:value-type="percentage">
            <text:p>4.30%</text:p>
          </table:table-cell>
          <table:table-cell table:style-name="ce28"/>
          <table:table-cell table:style-name="ce28" office:value-type="percentage" office:value="0.043" calcext:value-type="percentage">
            <text:p>4.3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67" calcext:value-type="percentage">
            <text:p>4.67%</text:p>
          </table:table-cell>
          <table:table-cell table:style-name="ce28"/>
          <table:table-cell table:style-name="ce28" office:value-type="percentage" office:value="0.0467" calcext:value-type="percentage">
            <text:p>4.6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473" calcext:value-type="percentage">
            <text:p>4.73%</text:p>
          </table:table-cell>
          <table:table-cell table:style-name="ce28"/>
          <table:table-cell table:style-name="ce28" office:value-type="percentage" office:value="0.0473" calcext:value-type="percentage">
            <text:p>4.7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2" calcext:value-type="percentage">
            <text:p>5.20%</text:p>
          </table:table-cell>
          <table:table-cell table:style-name="ce28"/>
          <table:table-cell table:style-name="ce28" office:value-type="percentage" office:value="0.052" calcext:value-type="percentage">
            <text:p>5.2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 office:value-type="string" calcext:value-type="string">
            <text:p>StrCO2A</text:p>
          </table:table-cell>
          <table:table-cell table:style-name="ce24" office:value-type="string" calcext:value-type="string">
            <text:p>StrCO2A(AB)</text:p>
          </table:table-cell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0" calcext:value-type="float">
            <text:p>5,760</text:p>
          </table:table-cell>
          <table:table-cell office:value-type="percentage" office:value="0.013541666666667" calcext:value-type="percentage">
            <text:p>1.35%</text:p>
          </table:table-cell>
          <table:table-cell office:value-type="percentage" office:value="0.011631944444445" calcext:value-type="percentage">
            <text:p>1.16%</text:p>
          </table:table-cell>
          <table:table-cell table:style-name="ce28" office:value-type="percentage" office:value="0.001909722222222" calcext:value-type="percentage">
            <text:p>0.19%</text:p>
          </table:table-cell>
          <table:table-cell office:value-type="percentage" office:value="0.004861111111111" calcext:value-type="percentage">
            <text:p>0.49%</text:p>
          </table:table-cell>
          <table:table-cell table:style-name="ce28" office:value-type="percentage" office:value="0.0046875" calcext:value-type="percentage">
            <text:p>0.47%</text:p>
          </table:table-cell>
          <table:table-cell table:style-name="ce28" office:value-type="percentage" office:value="0.003993055555556" calcext:value-type="percentage">
            <text:p>0.40%</text:p>
          </table:table-cell>
          <table:table-cell table:style-name="ce28" office:value-type="percentage" office:value="0.000868055555556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3" calcext:value-type="float">
            <text:p>3,343</text:p>
          </table:table-cell>
          <table:table-cell office:value-type="percentage" office:value="0.019742746036494" calcext:value-type="percentage">
            <text:p>1.97%</text:p>
          </table:table-cell>
          <table:table-cell office:value-type="percentage" office:value="0.017349685910859" calcext:value-type="percentage">
            <text:p>1.73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office:value-type="percentage" office:value="0.007179180376907" calcext:value-type="percentage">
            <text:p>0.72%</text:p>
          </table:table-cell>
          <table:table-cell table:style-name="ce28" office:value-type="percentage" office:value="0.006880047861203" calcext:value-type="percentage">
            <text:p>0.69%</text:p>
          </table:table-cell>
          <table:table-cell table:style-name="ce28" office:value-type="percentage" office:value="0.005982650314089" calcext:value-type="percentage">
            <text:p>0.60%</text:p>
          </table:table-cell>
          <table:table-cell table:style-name="ce28" office:value-type="percentage" office:value="0.001196530062818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1" calcext:value-type="float">
            <text:p>2,411</text:p>
          </table:table-cell>
          <table:table-cell office:value-type="percentage" office:value="0.024885939444214" calcext:value-type="percentage">
            <text:p>2.49%</text:p>
          </table:table-cell>
          <table:table-cell office:value-type="percentage" office:value="0.021567814184986" calcext:value-type="percentage">
            <text:p>2.16%</text:p>
          </table:table-cell>
          <table:table-cell table:style-name="ce28" office:value-type="percentage" office:value="0.003318125259229" calcext:value-type="percentage">
            <text:p>0.33%</text:p>
          </table:table-cell>
          <table:table-cell office:value-type="percentage" office:value="0.009124844462878" calcext:value-type="percentage">
            <text:p>0.91%</text:p>
          </table:table-cell>
          <table:table-cell table:style-name="ce28" office:value-type="percentage" office:value="0.008710078805475" calcext:value-type="percentage">
            <text:p>0.87%</text:p>
          </table:table-cell>
          <table:table-cell table:style-name="ce28" office:value-type="percentage" office:value="0.007465781833264" calcext:value-type="percentage">
            <text:p>0.75%</text:p>
          </table:table-cell>
          <table:table-cell table:style-name="ce28" office:value-type="percentage" office:value="0.001659062629614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19" calcext:value-type="float">
            <text:p>1,819</text:p>
          </table:table-cell>
          <table:table-cell office:value-type="percentage" office:value="0.02803738317757" calcext:value-type="percentage">
            <text:p>2.80%</text:p>
          </table:table-cell>
          <table:table-cell office:value-type="percentage" office:value="0.023639362286971" calcext:value-type="percentage">
            <text:p>2.36%</text:p>
          </table:table-cell>
          <table:table-cell table:style-name="ce28" office:value-type="percentage" office:value="0.004398020890599" calcext:value-type="percentage">
            <text:p>0.44%</text:p>
          </table:table-cell>
          <table:table-cell office:value-type="percentage" office:value="0.009895547003848" calcext:value-type="percentage">
            <text:p>0.99%</text:p>
          </table:table-cell>
          <table:table-cell table:style-name="ce28" office:value-type="percentage" office:value="0.009345794392523" calcext:value-type="percentage">
            <text:p>0.93%</text:p>
          </table:table-cell>
          <table:table-cell table:style-name="ce28" office:value-type="percentage" office:value="0.007696536558549" calcext:value-type="percentage">
            <text:p>0.77%</text:p>
          </table:table-cell>
          <table:table-cell table:style-name="ce28" office:value-type="percentage" office:value="0.0021990104453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29" calcext:value-type="float">
            <text:p>1,429</text:p>
          </table:table-cell>
          <table:table-cell office:value-type="percentage" office:value="0.034289713086074" calcext:value-type="percentage">
            <text:p>3.43%</text:p>
          </table:table-cell>
          <table:table-cell office:value-type="percentage" office:value="0.028691392582225" calcext:value-type="percentage">
            <text:p>2.87%</text:p>
          </table:table-cell>
          <table:table-cell table:style-name="ce28" office:value-type="percentage" office:value="0.005598320503849" calcext:value-type="percentage">
            <text:p>0.56%</text:p>
          </table:table-cell>
          <table:table-cell office:value-type="percentage" office:value="0.01259622113366" calcext:value-type="percentage">
            <text:p>1.26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09797060881735" calcext:value-type="percentage">
            <text:p>0.98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5" calcext:value-type="float">
            <text:p>1,165</text:p>
          </table:table-cell>
          <table:table-cell office:value-type="percentage" office:value="0.03862660944206" calcext:value-type="percentage">
            <text:p>3.86%</text:p>
          </table:table-cell>
          <table:table-cell office:value-type="percentage" office:value="0.032618025751073" calcext:value-type="percentage">
            <text:p>3.26%</text:p>
          </table:table-cell>
          <table:table-cell table:style-name="ce28" office:value-type="percentage" office:value="0.006008583690987" calcext:value-type="percentage">
            <text:p>0.60%</text:p>
          </table:table-cell>
          <table:table-cell office:value-type="percentage" office:value="0.013733905579399" calcext:value-type="percentage">
            <text:p>1.37%</text:p>
          </table:table-cell>
          <table:table-cell table:style-name="ce28" office:value-type="percentage" office:value="0.012875536480687" calcext:value-type="percentage">
            <text:p>1.29%</text:p>
          </table:table-cell>
          <table:table-cell table:style-name="ce28" office:value-type="percentage" office:value="0.011158798283262" calcext:value-type="percentage">
            <text:p>1.12%</text:p>
          </table:table-cell>
          <table:table-cell table:style-name="ce28" office:value-type="percentage" office:value="0.002575107296137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8" calcext:value-type="float">
            <text:p>958</text:p>
          </table:table-cell>
          <table:table-cell office:value-type="percentage" office:value="0.042797494780793" calcext:value-type="percentage">
            <text:p>4.28%</text:p>
          </table:table-cell>
          <table:table-cell office:value-type="percentage" office:value="0.036534446764092" calcext:value-type="percentage">
            <text:p>3.65%</text:p>
          </table:table-cell>
          <table:table-cell table:style-name="ce28" office:value-type="percentage" office:value="0.006263048016701" calcext:value-type="percentage">
            <text:p>0.63%</text:p>
          </table:table-cell>
          <table:table-cell office:value-type="percentage" office:value="0.015657620041754" calcext:value-type="percentage">
            <text:p>1.57%</text:p>
          </table:table-cell>
          <table:table-cell table:style-name="ce28" office:value-type="percentage" office:value="0.014613778705637" calcext:value-type="percentage">
            <text:p>1.46%</text:p>
          </table:table-cell>
          <table:table-cell table:style-name="ce28" office:value-type="percentage" office:value="0.012526096033403" calcext:value-type="percentage">
            <text:p>1.25%</text:p>
          </table:table-cell>
          <table:table-cell table:style-name="ce28" office:value-type="percentage" office:value="0.00313152400835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6" calcext:value-type="float">
            <text:p>826</text:p>
          </table:table-cell>
          <table:table-cell office:value-type="percentage" office:value="0.046004842615012" calcext:value-type="percentage">
            <text:p>4.60%</text:p>
          </table:table-cell>
          <table:table-cell office:value-type="percentage" office:value="0.041162227602906" calcext:value-type="percentage">
            <text:p>4.12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office:value-type="percentage" office:value="0.016949152542373" calcext:value-type="percentage">
            <text:p>1.69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13317191283293" calcext:value-type="percentage">
            <text:p>1.33%</text:p>
          </table:table-cell>
          <table:table-cell table:style-name="ce28" office:value-type="percentage" office:value="0.00363196125908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7" calcext:value-type="float">
            <text:p>727</text:p>
          </table:table-cell>
          <table:table-cell office:value-type="percentage" office:value="0.050894085281981" calcext:value-type="percentage">
            <text:p>5.09%</text:p>
          </table:table-cell>
          <table:table-cell office:value-type="percentage" office:value="0.046767537826685" calcext:value-type="percentage">
            <text:p>4.68%</text:p>
          </table:table-cell>
          <table:table-cell table:style-name="ce28" office:value-type="percentage" office:value="0.004126547455296" calcext:value-type="percentage">
            <text:p>0.41%</text:p>
          </table:table-cell>
          <table:table-cell office:value-type="percentage" office:value="0.017881705639615" calcext:value-type="percentage">
            <text:p>1.79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15130674002751" calcext:value-type="percentage">
            <text:p>1.51%</text:p>
          </table:table-cell>
          <table:table-cell table:style-name="ce28" office:value-type="percentage" office:value="0.00275103163686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7" calcext:value-type="float">
            <text:p>647</text:p>
          </table:table-cell>
          <table:table-cell office:value-type="percentage" office:value="0.054095826893354" calcext:value-type="percentage">
            <text:p>5.41%</text:p>
          </table:table-cell>
          <table:table-cell office:value-type="percentage" office:value="0.049459041731067" calcext:value-type="percentage">
            <text:p>4.95%</text:p>
          </table:table-cell>
          <table:table-cell table:style-name="ce28" office:value-type="percentage" office:value="0.004636785162287" calcext:value-type="percentage">
            <text:p>0.46%</text:p>
          </table:table-cell>
          <table:table-cell office:value-type="percentage" office:value="0.020092735703246" calcext:value-type="percentage">
            <text:p>2.01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17001545595054" calcext:value-type="percentage">
            <text:p>1.70%</text:p>
          </table:table-cell>
          <table:table-cell table:style-name="ce28" office:value-type="percentage" office:value="0.003091190108192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0" calcext:value-type="float">
            <text:p>570</text:p>
          </table:table-cell>
          <table:table-cell office:value-type="percentage" office:value="0.052631578947369" calcext:value-type="percentage">
            <text:p>5.26%</text:p>
          </table:table-cell>
          <table:table-cell office:value-type="percentage" office:value="0.047368421052632" calcext:value-type="percentage">
            <text:p>4.74%</text:p>
          </table:table-cell>
          <table:table-cell table:style-name="ce28" office:value-type="percentage" office:value="0.005263157894737" calcext:value-type="percentage">
            <text:p>0.53%</text:p>
          </table:table-cell>
          <table:table-cell office:value-type="percentage" office:value="0.017543859649123" calcext:value-type="percentage">
            <text:p>1.75%</text:p>
          </table:table-cell>
          <table:table-cell table:style-name="ce28" office:value-type="percentage" office:value="0.017543859649123" calcext:value-type="percentage">
            <text:p>1.75%</text:p>
          </table:table-cell>
          <table:table-cell table:style-name="ce28" office:value-type="percentage" office:value="0.014035087719298" calcext:value-type="percentage">
            <text:p>1.40%</text:p>
          </table:table-cell>
          <table:table-cell table:style-name="ce28" office:value-type="percentage" office:value="0.003508771929825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4" calcext:value-type="float">
            <text:p>514</text:p>
          </table:table-cell>
          <table:table-cell office:value-type="percentage" office:value="0.058365758754864" calcext:value-type="percentage">
            <text:p>5.84%</text:p>
          </table:table-cell>
          <table:table-cell office:value-type="percentage" office:value="0.052529182879378" calcext:value-type="percentage">
            <text:p>5.25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office:value-type="percentage" office:value="0.019455252918288" calcext:value-type="percentage">
            <text:p>1.95%</text:p>
          </table:table-cell>
          <table:table-cell table:style-name="ce28" office:value-type="percentage" office:value="0.019455252918288" calcext:value-type="percentage">
            <text:p>1.95%</text:p>
          </table:table-cell>
          <table:table-cell table:style-name="ce28" office:value-type="percentage" office:value="0.01556420233463" calcext:value-type="percentage">
            <text:p>1.56%</text:p>
          </table:table-cell>
          <table:table-cell table:style-name="ce28" office:value-type="percentage" office:value="0.003891050583658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69" calcext:value-type="float">
            <text:p>469</text:p>
          </table:table-cell>
          <table:table-cell office:value-type="percentage" office:value="0.06183368869936" calcext:value-type="percentage">
            <text:p>6.18%</text:p>
          </table:table-cell>
          <table:table-cell office:value-type="percentage" office:value="0.05543710021322" calcext:value-type="percentage">
            <text:p>5.54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office:value-type="percentage" office:value="0.019189765458422" calcext:value-type="percentage">
            <text:p>1.92%</text:p>
          </table:table-cell>
          <table:table-cell table:style-name="ce28" office:value-type="percentage" office:value="0.019189765458422" calcext:value-type="percentage">
            <text:p>1.92%</text:p>
          </table:table-cell>
          <table:table-cell table:style-name="ce28" office:value-type="percentage" office:value="0.014925373134328" calcext:value-type="percentage">
            <text:p>1.49%</text:p>
          </table:table-cell>
          <table:table-cell table:style-name="ce28" office:value-type="percentage" office:value="0.004264392324094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1" calcext:value-type="float">
            <text:p>421</text:p>
          </table:table-cell>
          <table:table-cell office:value-type="percentage" office:value="0.061757719714964" calcext:value-type="percentage">
            <text:p>6.18%</text:p>
          </table:table-cell>
          <table:table-cell office:value-type="percentage" office:value="0.057007125890736" calcext:value-type="percentage">
            <text:p>5.70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office:value-type="percentage" office:value="0.019002375296912" calcext:value-type="percentage">
            <text:p>1.90%</text:p>
          </table:table-cell>
          <table:table-cell table:style-name="ce28" office:value-type="percentage" office:value="0.019002375296912" calcext:value-type="percentage">
            <text:p>1.90%</text:p>
          </table:table-cell>
          <table:table-cell table:style-name="ce28" office:value-type="percentage" office:value="0.014251781472684" calcext:value-type="percentage">
            <text:p>1.43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5" calcext:value-type="float">
            <text:p>385</text:p>
          </table:table-cell>
          <table:table-cell office:value-type="percentage" office:value="0.067532467532468" calcext:value-type="percentage">
            <text:p>6.75%</text:p>
          </table:table-cell>
          <table:table-cell office:value-type="percentage" office:value="0.062337662337662" calcext:value-type="percentage">
            <text:p>6.23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office:value-type="percentage" office:value="0.020779220779221" calcext:value-type="percentage">
            <text:p>2.08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15584415584416" calcext:value-type="percentage">
            <text:p>1.56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49" calcext:value-type="float">
            <text:p>349</text:p>
          </table:table-cell>
          <table:table-cell office:value-type="percentage" office:value="0.068767908309456" calcext:value-type="percentage">
            <text:p>6.88%</text:p>
          </table:table-cell>
          <table:table-cell office:value-type="percentage" office:value="0.063037249283668" calcext:value-type="percentage">
            <text:p>6.30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office:value-type="percentage" office:value="0.022922636103152" calcext:value-type="percentage">
            <text:p>2.29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17191977077364" calcext:value-type="percentage">
            <text:p>1.72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1" calcext:value-type="float">
            <text:p>321</text:p>
          </table:table-cell>
          <table:table-cell office:value-type="percentage" office:value="0.071651090342679" calcext:value-type="percentage">
            <text:p>7.17%</text:p>
          </table:table-cell>
          <table:table-cell office:value-type="percentage" office:value="0.065420560747664" calcext:value-type="percentage">
            <text:p>6.54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office:value-type="percentage" office:value="0.021806853582555" calcext:value-type="percentage">
            <text:p>2.18%</text:p>
          </table:table-cell>
          <table:table-cell table:style-name="ce28" office:value-type="percentage" office:value="0.021806853582555" calcext:value-type="percentage">
            <text:p>2.18%</text:p>
          </table:table-cell>
          <table:table-cell table:style-name="ce28" office:value-type="percentage" office:value="0.015576323987539" calcext:value-type="percentage">
            <text:p>1.56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074324324324324" calcext:value-type="percentage">
            <text:p>7.43%</text:p>
          </table:table-cell>
          <table:table-cell office:value-type="percentage" office:value="0.070945945945946" calcext:value-type="percentage">
            <text:p>7.0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office:value-type="percentage" office:value="0.02027027027027" calcext:value-type="percentage">
            <text:p>2.03%</text:p>
          </table:table-cell>
          <table:table-cell table:style-name="ce28" office:value-type="percentage" office:value="0.02027027027027" calcext:value-type="percentage">
            <text:p>2.03%</text:p>
          </table:table-cell>
          <table:table-cell table:style-name="ce28" office:value-type="percentage" office:value="0.016891891891892" calcext:value-type="percentage">
            <text:p>1.6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69" calcext:value-type="float">
            <text:p>269</text:p>
          </table:table-cell>
          <table:table-cell office:value-type="percentage" office:value="0.070631970260223" calcext:value-type="percentage">
            <text:p>7.06%</text:p>
          </table:table-cell>
          <table:table-cell office:value-type="percentage" office:value="0.066914498141264" calcext:value-type="percentage">
            <text:p>6.69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office:value-type="percentage" office:value="0.022304832713755" calcext:value-type="percentage">
            <text:p>2.23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18587360594796" calcext:value-type="percentage">
            <text:p>1.86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SRV-CO2-WK" table:style-name="ta1">
        <table:shapes>
          <draw:frame draw:z-index="0" draw:style-name="gr1" draw:text-style-name="P1" svg:width="16.01cm" svg:height="8.999cm" svg:x="20.451cm" svg:y="0.6cm">
            <draw:object draw:notify-on-update-of-ranges="'CNSRV-CO2-WK'.A2:'CNSRV-CO2-WK'.A21 'CNSRV-CO2-WK'.B1:'CNSRV-CO2-WK'.B1 'CNSRV-CO2-WK'.B2:'CNSRV-CO2-WK'.B21 'CNSRV-CO2-WK'.C1:'CNSRV-CO2-WK'.C1 'CNSRV-CO2-WK'.C2:'CNSRV-CO2-WK'.C21 'CNSRV-CO2-WK'.D1:'CNSRV-CO2-WK'.D1 'CNSRV-CO2-WK'.D2:'CNSRV-CO2-WK'.D21 'CNSRV-CO2-WK'.E1:'CNSRV-CO2-WK'.E1 'CNSRV-CO2-WK'.E2:'CNSRV-CO2-WK'.E21 'CNSRV-CO2-WK'.F1:'CNSRV-CO2-WK'.F1 'CNSRV-CO2-WK'.F2:'CNSRV-CO2-WK'.F21 'CNSRV-CO2-WK'.G1:'CNSRV-CO2-WK'.G1 'CNSRV-CO2-WK'.G2:'CNSRV-CO2-WK'.G21 'CNSRV-CO2-WK'.H1:'CNSRV-CO2-WK'.H1 'CNSRV-CO2-WK'.H2:'CNSRV-CO2-WK'.H21 'CNSRV-CO2-WK'.I1:'CNSRV-CO2-WK'.I1 'CNSRV-CO2-WK'.I2:'CNSRV-CO2-WK'.I2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-WK'.A25:'CNSRV-CO2-WK'.A44 'CNSRV-CO2-WK'.C24:'CNSRV-CO2-WK'.C24 'CNSRV-CO2-WK'.C25:'CNSRV-CO2-WK'.C44 'CNSRV-CO2-WK'.D24:'CNSRV-CO2-WK'.D24 'CNSRV-CO2-WK'.D25:'CNSRV-CO2-WK'.D44 'CNSRV-CO2-WK'.E24:'CNSRV-CO2-WK'.E24 'CNSRV-CO2-WK'.E25:'CNSRV-CO2-WK'.E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/>
          <table:table-cell office:value-type="percentage" office:value="0.013541666666667" calcext:value-type="percentage">
            <text:p>1.35%</text:p>
          </table:table-cell>
          <table:table-cell office:value-type="percentage" office:value="0.011631944444445" calcext:value-type="percentage">
            <text:p>1.16%</text:p>
          </table:table-cell>
          <table:table-cell table:style-name="ce28" office:value-type="percentage" office:value="0.001909722222222" calcext:value-type="percentage">
            <text:p>0.19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/>
          <table:table-cell office:value-type="percentage" office:value="0.019742746036494" calcext:value-type="percentage">
            <text:p>1.97%</text:p>
          </table:table-cell>
          <table:table-cell office:value-type="percentage" office:value="0.017349685910859" calcext:value-type="percentage">
            <text:p>1.73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/>
          <table:table-cell office:value-type="percentage" office:value="0.024885939444214" calcext:value-type="percentage">
            <text:p>2.49%</text:p>
          </table:table-cell>
          <table:table-cell office:value-type="percentage" office:value="0.021567814184986" calcext:value-type="percentage">
            <text:p>2.16%</text:p>
          </table:table-cell>
          <table:table-cell table:style-name="ce28" office:value-type="percentage" office:value="0.003318125259229" calcext:value-type="percentage">
            <text:p>0.3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/>
          <table:table-cell office:value-type="percentage" office:value="0.02803738317757" calcext:value-type="percentage">
            <text:p>2.80%</text:p>
          </table:table-cell>
          <table:table-cell office:value-type="percentage" office:value="0.023639362286971" calcext:value-type="percentage">
            <text:p>2.36%</text:p>
          </table:table-cell>
          <table:table-cell table:style-name="ce28" office:value-type="percentage" office:value="0.004398020890599" calcext:value-type="percentage">
            <text:p>0.4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/>
          <table:table-cell office:value-type="percentage" office:value="0.034289713086074" calcext:value-type="percentage">
            <text:p>3.43%</text:p>
          </table:table-cell>
          <table:table-cell office:value-type="percentage" office:value="0.028691392582225" calcext:value-type="percentage">
            <text:p>2.87%</text:p>
          </table:table-cell>
          <table:table-cell table:style-name="ce28" office:value-type="percentage" office:value="0.005598320503849" calcext:value-type="percentage">
            <text:p>0.56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/>
          <table:table-cell office:value-type="percentage" office:value="0.03862660944206" calcext:value-type="percentage">
            <text:p>3.86%</text:p>
          </table:table-cell>
          <table:table-cell office:value-type="percentage" office:value="0.032618025751073" calcext:value-type="percentage">
            <text:p>3.26%</text:p>
          </table:table-cell>
          <table:table-cell table:style-name="ce28" office:value-type="percentage" office:value="0.006008583690987" calcext:value-type="percentage">
            <text:p>0.60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/>
          <table:table-cell office:value-type="percentage" office:value="0.042797494780793" calcext:value-type="percentage">
            <text:p>4.28%</text:p>
          </table:table-cell>
          <table:table-cell office:value-type="percentage" office:value="0.036534446764092" calcext:value-type="percentage">
            <text:p>3.65%</text:p>
          </table:table-cell>
          <table:table-cell table:style-name="ce28" office:value-type="percentage" office:value="0.006263048016701" calcext:value-type="percentage">
            <text:p>0.6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office:value-type="percentage" office:value="0.046004842615012" calcext:value-type="percentage">
            <text:p>4.60%</text:p>
          </table:table-cell>
          <table:table-cell office:value-type="percentage" office:value="0.041162227602906" calcext:value-type="percentage">
            <text:p>4.12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/>
          <table:table-cell office:value-type="percentage" office:value="0.050894085281981" calcext:value-type="percentage">
            <text:p>5.09%</text:p>
          </table:table-cell>
          <table:table-cell office:value-type="percentage" office:value="0.046767537826685" calcext:value-type="percentage">
            <text:p>4.68%</text:p>
          </table:table-cell>
          <table:table-cell table:style-name="ce28" office:value-type="percentage" office:value="0.004126547455296" calcext:value-type="percentage">
            <text:p>0.41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/>
          <table:table-cell office:value-type="percentage" office:value="0.054095826893354" calcext:value-type="percentage">
            <text:p>5.41%</text:p>
          </table:table-cell>
          <table:table-cell office:value-type="percentage" office:value="0.049459041731067" calcext:value-type="percentage">
            <text:p>4.95%</text:p>
          </table:table-cell>
          <table:table-cell table:style-name="ce28" office:value-type="percentage" office:value="0.004636785162287" calcext:value-type="percentage">
            <text:p>0.46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/>
          <table:table-cell office:value-type="percentage" office:value="0.052631578947369" calcext:value-type="percentage">
            <text:p>5.26%</text:p>
          </table:table-cell>
          <table:table-cell office:value-type="percentage" office:value="0.047368421052632" calcext:value-type="percentage">
            <text:p>4.74%</text:p>
          </table:table-cell>
          <table:table-cell table:style-name="ce28" office:value-type="percentage" office:value="0.005263157894737" calcext:value-type="percentage">
            <text:p>0.5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/>
          <table:table-cell office:value-type="percentage" office:value="0.058365758754864" calcext:value-type="percentage">
            <text:p>5.84%</text:p>
          </table:table-cell>
          <table:table-cell office:value-type="percentage" office:value="0.052529182879378" calcext:value-type="percentage">
            <text:p>5.25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/>
          <table:table-cell office:value-type="percentage" office:value="0.06183368869936" calcext:value-type="percentage">
            <text:p>6.18%</text:p>
          </table:table-cell>
          <table:table-cell office:value-type="percentage" office:value="0.05543710021322" calcext:value-type="percentage">
            <text:p>5.54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/>
          <table:table-cell office:value-type="percentage" office:value="0.061757719714964" calcext:value-type="percentage">
            <text:p>6.18%</text:p>
          </table:table-cell>
          <table:table-cell office:value-type="percentage" office:value="0.057007125890736" calcext:value-type="percentage">
            <text:p>5.70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office:value-type="percentage" office:value="0.067532467532468" calcext:value-type="percentage">
            <text:p>6.75%</text:p>
          </table:table-cell>
          <table:table-cell office:value-type="percentage" office:value="0.062337662337662" calcext:value-type="percentage">
            <text:p>6.23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/>
          <table:table-cell office:value-type="percentage" office:value="0.068767908309456" calcext:value-type="percentage">
            <text:p>6.88%</text:p>
          </table:table-cell>
          <table:table-cell office:value-type="percentage" office:value="0.063037249283668" calcext:value-type="percentage">
            <text:p>6.30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/>
          <table:table-cell office:value-type="percentage" office:value="0.071651090342679" calcext:value-type="percentage">
            <text:p>7.17%</text:p>
          </table:table-cell>
          <table:table-cell office:value-type="percentage" office:value="0.065420560747664" calcext:value-type="percentage">
            <text:p>6.54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074324324324324" calcext:value-type="percentage">
            <text:p>7.43%</text:p>
          </table:table-cell>
          <table:table-cell office:value-type="percentage" office:value="0.070945945945946" calcext:value-type="percentage">
            <text:p>7.0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/>
          <table:table-cell office:value-type="percentage" office:value="0.070631970260223" calcext:value-type="percentage">
            <text:p>7.06%</text:p>
          </table:table-cell>
          <table:table-cell office:value-type="percentage" office:value="0.066914498141264" calcext:value-type="percentage">
            <text:p>6.69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SRV-CO2-ST" table:style-name="ta1">
        <table:shapes>
          <draw:frame draw:z-index="0" draw:style-name="gr1" draw:text-style-name="P1" svg:width="16.01cm" svg:height="8.999cm" svg:x="20.451cm" svg:y="0.6cm">
            <draw:object draw:notify-on-update-of-ranges="'CNSRV-CO2-WK'.A2:'CNSRV-CO2-WK'.A21 'CNSRV-CO2-WK'.B1:'CNSRV-CO2-WK'.B1 'CNSRV-CO2-WK'.B2:'CNSRV-CO2-WK'.B21 'CNSRV-CO2-WK'.C1:'CNSRV-CO2-WK'.C1 'CNSRV-CO2-WK'.C2:'CNSRV-CO2-WK'.C21 'CNSRV-CO2-WK'.D1:'CNSRV-CO2-WK'.D1 'CNSRV-CO2-WK'.D2:'CNSRV-CO2-WK'.D21 'CNSRV-CO2-WK'.E1:'CNSRV-CO2-WK'.E1 'CNSRV-CO2-WK'.E2:'CNSRV-CO2-WK'.E21 'CNSRV-CO2-WK'.F1:'CNSRV-CO2-WK'.F1 'CNSRV-CO2-WK'.F2:'CNSRV-CO2-WK'.F21 'CNSRV-CO2-WK'.G1:'CNSRV-CO2-WK'.G1 'CNSRV-CO2-WK'.G2:'CNSRV-CO2-WK'.G21 'CNSRV-CO2-WK'.H1:'CNSRV-CO2-WK'.H1 'CNSRV-CO2-WK'.H2:'CNSRV-CO2-WK'.H21 'CNSRV-CO2-WK'.I1:'CNSRV-CO2-WK'.I1 'CNSRV-CO2-WK'.I2:'CNSRV-CO2-WK'.I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9cm" svg:height="8.999cm" svg:x="20.544cm" svg:y="11.118cm">
            <draw:object draw:notify-on-update-of-ranges="'CNSRV-CO2-ST'.A24:'CNSRV-CO2-ST'.A24 'CNSRV-CO2-ST'.A25:'CNSRV-CO2-ST'.A44 'CNSRV-CO2-ST'.F24:'CNSRV-CO2-ST'.F24 'CNSRV-CO2-ST'.F25:'CNSRV-CO2-ST'.F44 'CNSRV-CO2-ST'.H24:'CNSRV-CO2-ST'.H24 'CNSRV-CO2-ST'.H25:'CNSRV-CO2-ST'.H44 'CNSRV-CO2-ST'.I24:'CNSRV-CO2-ST'.I24 'CNSRV-CO2-ST'.I25:'CNSRV-CO2-ST'.I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CO2A</text:p>
          </table:table-cell>
          <table:table-cell table:style-name="ce24"/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4861111111111" calcext:value-type="percentage">
            <text:p>0.49%</text:p>
          </table:table-cell>
          <table:table-cell table:style-name="ce28"/>
          <table:table-cell table:style-name="ce28" office:value-type="percentage" office:value="0.003993055555556" calcext:value-type="percentage">
            <text:p>0.40%</text:p>
          </table:table-cell>
          <table:table-cell table:style-name="ce28" office:value-type="percentage" office:value="0.000868055555556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7179180376907" calcext:value-type="percentage">
            <text:p>0.72%</text:p>
          </table:table-cell>
          <table:table-cell table:style-name="ce28"/>
          <table:table-cell table:style-name="ce28" office:value-type="percentage" office:value="0.005982650314089" calcext:value-type="percentage">
            <text:p>0.60%</text:p>
          </table:table-cell>
          <table:table-cell table:style-name="ce28" office:value-type="percentage" office:value="0.001196530062818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9124844462878" calcext:value-type="percentage">
            <text:p>0.91%</text:p>
          </table:table-cell>
          <table:table-cell table:style-name="ce28"/>
          <table:table-cell table:style-name="ce28" office:value-type="percentage" office:value="0.007465781833264" calcext:value-type="percentage">
            <text:p>0.75%</text:p>
          </table:table-cell>
          <table:table-cell table:style-name="ce28" office:value-type="percentage" office:value="0.001659062629614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9895547003848" calcext:value-type="percentage">
            <text:p>0.99%</text:p>
          </table:table-cell>
          <table:table-cell table:style-name="ce28"/>
          <table:table-cell table:style-name="ce28" office:value-type="percentage" office:value="0.007696536558549" calcext:value-type="percentage">
            <text:p>0.77%</text:p>
          </table:table-cell>
          <table:table-cell table:style-name="ce28" office:value-type="percentage" office:value="0.0021990104453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259622113366" calcext:value-type="percentage">
            <text:p>1.26%</text:p>
          </table:table-cell>
          <table:table-cell table:style-name="ce28"/>
          <table:table-cell table:style-name="ce28" office:value-type="percentage" office:value="0.009797060881735" calcext:value-type="percentage">
            <text:p>0.98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3733905579399" calcext:value-type="percentage">
            <text:p>1.37%</text:p>
          </table:table-cell>
          <table:table-cell table:style-name="ce28"/>
          <table:table-cell table:style-name="ce28" office:value-type="percentage" office:value="0.011158798283262" calcext:value-type="percentage">
            <text:p>1.12%</text:p>
          </table:table-cell>
          <table:table-cell table:style-name="ce28" office:value-type="percentage" office:value="0.002575107296137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5657620041754" calcext:value-type="percentage">
            <text:p>1.57%</text:p>
          </table:table-cell>
          <table:table-cell table:style-name="ce28"/>
          <table:table-cell table:style-name="ce28" office:value-type="percentage" office:value="0.012526096033403" calcext:value-type="percentage">
            <text:p>1.25%</text:p>
          </table:table-cell>
          <table:table-cell table:style-name="ce28" office:value-type="percentage" office:value="0.00313152400835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6949152542373" calcext:value-type="percentage">
            <text:p>1.69%</text:p>
          </table:table-cell>
          <table:table-cell table:style-name="ce28"/>
          <table:table-cell table:style-name="ce28" office:value-type="percentage" office:value="0.013317191283293" calcext:value-type="percentage">
            <text:p>1.33%</text:p>
          </table:table-cell>
          <table:table-cell table:style-name="ce28" office:value-type="percentage" office:value="0.00363196125908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7881705639615" calcext:value-type="percentage">
            <text:p>1.79%</text:p>
          </table:table-cell>
          <table:table-cell table:style-name="ce28"/>
          <table:table-cell table:style-name="ce28" office:value-type="percentage" office:value="0.015130674002751" calcext:value-type="percentage">
            <text:p>1.51%</text:p>
          </table:table-cell>
          <table:table-cell table:style-name="ce28" office:value-type="percentage" office:value="0.00275103163686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0092735703246" calcext:value-type="percentage">
            <text:p>2.01%</text:p>
          </table:table-cell>
          <table:table-cell table:style-name="ce28"/>
          <table:table-cell table:style-name="ce28" office:value-type="percentage" office:value="0.017001545595054" calcext:value-type="percentage">
            <text:p>1.70%</text:p>
          </table:table-cell>
          <table:table-cell table:style-name="ce28" office:value-type="percentage" office:value="0.003091190108192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7543859649123" calcext:value-type="percentage">
            <text:p>1.75%</text:p>
          </table:table-cell>
          <table:table-cell table:style-name="ce28"/>
          <table:table-cell table:style-name="ce28" office:value-type="percentage" office:value="0.014035087719298" calcext:value-type="percentage">
            <text:p>1.40%</text:p>
          </table:table-cell>
          <table:table-cell table:style-name="ce28" office:value-type="percentage" office:value="0.003508771929825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455252918288" calcext:value-type="percentage">
            <text:p>1.95%</text:p>
          </table:table-cell>
          <table:table-cell table:style-name="ce28"/>
          <table:table-cell table:style-name="ce28" office:value-type="percentage" office:value="0.01556420233463" calcext:value-type="percentage">
            <text:p>1.56%</text:p>
          </table:table-cell>
          <table:table-cell table:style-name="ce28" office:value-type="percentage" office:value="0.003891050583658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189765458422" calcext:value-type="percentage">
            <text:p>1.92%</text:p>
          </table:table-cell>
          <table:table-cell table:style-name="ce28"/>
          <table:table-cell table:style-name="ce28" office:value-type="percentage" office:value="0.014925373134328" calcext:value-type="percentage">
            <text:p>1.49%</text:p>
          </table:table-cell>
          <table:table-cell table:style-name="ce28" office:value-type="percentage" office:value="0.004264392324094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002375296912" calcext:value-type="percentage">
            <text:p>1.90%</text:p>
          </table:table-cell>
          <table:table-cell table:style-name="ce28"/>
          <table:table-cell table:style-name="ce28" office:value-type="percentage" office:value="0.014251781472684" calcext:value-type="percentage">
            <text:p>1.43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0779220779221" calcext:value-type="percentage">
            <text:p>2.08%</text:p>
          </table:table-cell>
          <table:table-cell table:style-name="ce28"/>
          <table:table-cell table:style-name="ce28" office:value-type="percentage" office:value="0.015584415584416" calcext:value-type="percentage">
            <text:p>1.56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2922636103152" calcext:value-type="percentage">
            <text:p>2.29%</text:p>
          </table:table-cell>
          <table:table-cell table:style-name="ce28"/>
          <table:table-cell table:style-name="ce28" office:value-type="percentage" office:value="0.017191977077364" calcext:value-type="percentage">
            <text:p>1.72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1806853582555" calcext:value-type="percentage">
            <text:p>2.18%</text:p>
          </table:table-cell>
          <table:table-cell table:style-name="ce28"/>
          <table:table-cell table:style-name="ce28" office:value-type="percentage" office:value="0.015576323987539" calcext:value-type="percentage">
            <text:p>1.56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28"/>
          <table:table-cell office:value-type="percentage" office:value="0.02027027027027" calcext:value-type="percentage">
            <text:p>2.03%</text:p>
          </table:table-cell>
          <table:table-cell table:style-name="ce28"/>
          <table:table-cell table:style-name="ce28" office:value-type="percentage" office:value="0.016891891891892" calcext:value-type="percentage">
            <text:p>1.6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2304832713755" calcext:value-type="percentage">
            <text:p>2.23%</text:p>
          </table:table-cell>
          <table:table-cell table:style-name="ce28"/>
          <table:table-cell table:style-name="ce28" office:value-type="percentage" office:value="0.018587360594796" calcext:value-type="percentage">
            <text:p>1.86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 office:value-type="string" calcext:value-type="string">
            <text:p>StrEGA</text:p>
          </table:table-cell>
          <table:table-cell table:style-name="ce24" office:value-type="string" calcext:value-type="string">
            <text:p>StrEGA(AB)</text:p>
          </table:table-cell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13886478042007" calcext:value-type="percentage">
            <text:p>1.39%</text:p>
          </table:table-cell>
          <table:table-cell office:value-type="percentage" office:value="0.013365735115431" calcext:value-type="percentage">
            <text:p>1.34%</text:p>
          </table:table-cell>
          <table:table-cell office:value-type="percentage" office:value="0.000173580975525" calcext:value-type="percentage">
            <text:p>0.02%</text:p>
          </table:table-cell>
          <table:table-cell table:number-columns-repeated="2" office:value-type="percentage" office:value="0.008679048776254" calcext:value-type="percentage">
            <text:p>0.87%</text:p>
          </table:table-cell>
          <table:table-cell office:value-type="percentage" office:value="0.008331886825204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 office:value-type="percentage" office:value="0.014754382919632" calcext:value-type="percentage">
            <text:p>1.48%</text:p>
          </table:table-cell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GREEN" table:style-name="ta1">
        <table:shapes>
          <draw:frame draw:z-index="0" draw:style-name="gr1" draw:text-style-name="P1" svg:width="16.01cm" svg:height="8.999cm" svg:x="20.451cm" svg:y="0.6cm">
            <draw:object draw:notify-on-update-of-ranges="GREEN.A2:GREEN.A21 GREEN.B1:GREEN.B1 GREEN.B2:GREEN.B21 GREEN.C1:GREEN.C1 GREEN.C2:GREEN.C21 GREEN.D1:GREEN.D1 GREEN.D2:GREEN.D21 GREEN.E1:GREEN.E1 GREEN.E2:GREEN.E21 GREEN.F1:GREEN.F1 GREEN.F2:GREEN.F21 GREEN.G1:GREEN.G1 GREEN.G2:GREEN.G21 GREEN.H1:GREEN.H1 GREEN.H2:GREEN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GREEN.A25:GREEN.A44 GREEN.B24:GREEN.B24 GREEN.B25:GREEN.B44 GREEN.C24:GREEN.C24 GREEN.C25:GREEN.C44 GREEN.D24:GREEN.D24 GREEN.D25:GREEN.D44 GREEN.E24:GREEN.E24 GREEN.E25:GREEN.E44 GREEN.F24:GREEN.F24 GREEN.F25:GREEN.F44 GREEN.G24:GREEN.G24 GREEN.G25:GREEN.G44 GREEN.H24:GREEN.H24 GREEN.H25:GREEN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/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/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/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/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/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/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/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/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/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/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/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/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/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/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/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/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/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/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/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/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/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/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/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/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/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/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/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/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/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/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/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/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/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/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/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/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/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/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DENIER" table:style-name="ta1">
        <table:shapes>
          <draw:frame draw:z-index="0" draw:style-name="gr1" draw:text-style-name="P1" svg:width="16.01cm" svg:height="8.999cm" svg:x="20.451cm" svg:y="0.6cm">
            <draw:object draw:notify-on-update-of-ranges="DENIER.A2:DENIER.A21 DENIER.B1:DENIER.B1 DENIER.B2:DENIER.B21 DENIER.E1:DENIER.E1 DENIER.E2:DENIER.E21 DENIER.H1:DENIER.H1 DENIER.H2:DENIER.H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DENIER.A25:DENIER.A44 DENIER.B24:DENIER.B24 DENIER.B25:DENIER.B44 DENIER.E24:DENIER.E24 DENIER.E25:DENIER.E44 DENIER.H24:DENIER.H24 DENIER.H25:DENIER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IGA1</text:p>
          </table:table-cell>
          <table:table-cell table:style-name="ce25"/>
          <table:table-cell table:style-name="ce24"/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3539316090957" calcext:value-type="percentage">
            <text:p>1.35%</text:p>
          </table:table-cell>
          <table:table-cell table:number-columns-repeated="2"/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6447368421053" calcext:value-type="percentage">
            <text:p>1.64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191" calcext:value-type="percentage">
            <text:p>1.91%</text:p>
          </table:table-cell>
          <table:table-cell table:number-columns-repeated="2"/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2527472527473" calcext:value-type="percentage">
            <text:p>2.25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076923076923" calcext:value-type="percentage">
            <text:p>2.31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IGA2</text:p>
          </table:table-cell>
          <table:table-cell table:style-name="ce25"/>
          <table:table-cell table:style-name="ce24"/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table:number-columns-repeated="2"/>
          <table:table-cell office:value-type="percentage" office:value="0.014754382919632" calcext:value-type="percentage">
            <text:p>1.48%</text:p>
          </table:table-cell>
          <table:table-cell table:number-columns-repeated="2"/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table:number-columns-repeated="2"/>
          <table:table-cell office:value-type="percentage" office:value="0.017942583732058" calcext:value-type="percentage">
            <text:p>1.79%</text:p>
          </table:table-cell>
          <table:table-cell table:number-columns-repeated="2"/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table:number-columns-repeated="2"/>
          <table:table-cell office:value-type="percentage" office:value="0.021144278606965" calcext:value-type="percentage">
            <text:p>2.11%</text:p>
          </table:table-cell>
          <table:table-cell table:number-columns-repeated="2"/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table:number-columns-repeated="2"/>
          <table:table-cell office:value-type="percentage" office:value="0.023626373626374" calcext:value-type="percentage">
            <text:p>2.36%</text:p>
          </table:table-cell>
          <table:table-cell table:number-columns-repeated="2"/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table:number-columns-repeated="2"/>
          <table:table-cell office:value-type="percentage" office:value="0.023776223776224" calcext:value-type="percentage">
            <text:p>2.38%</text:p>
          </table:table-cell>
          <table:table-cell table:number-columns-repeated="2"/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table:number-columns-repeated="2"/>
          <table:table-cell office:value-type="percentage" office:value="0.025728987993139" calcext:value-type="percentage">
            <text:p>2.57%</text:p>
          </table:table-cell>
          <table:table-cell table:number-columns-repeated="2"/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percentage" office:value="0.028154327424401" calcext:value-type="percentage">
            <text:p>2.82%</text:p>
          </table:table-cell>
          <table:table-cell table:number-columns-repeated="2"/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percentage" office:value="0.026602176541717" calcext:value-type="percentage">
            <text:p>2.66%</text:p>
          </table:table-cell>
          <table:table-cell table:number-columns-repeated="2"/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percentage" office:value="0.027472527472528" calcext:value-type="percentage">
            <text:p>2.75%</text:p>
          </table:table-cell>
          <table:table-cell table:number-columns-repeated="2"/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percentage" office:value="0.029320987654321" calcext:value-type="percentage">
            <text:p>2.93%</text:p>
          </table:table-cell>
          <table:table-cell table:number-columns-repeated="2"/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percentage" office:value="0.029772329246935" calcext:value-type="percentage">
            <text:p>2.98%</text:p>
          </table:table-cell>
          <table:table-cell table:number-columns-repeated="2"/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percentage" office:value="0.029126213592233" calcext:value-type="percentage">
            <text:p>2.91%</text:p>
          </table:table-cell>
          <table:table-cell table:number-columns-repeated="2"/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percentage" office:value="0.029787234042553" calcext:value-type="percentage">
            <text:p>2.98%</text:p>
          </table:table-cell>
          <table:table-cell table:number-columns-repeated="2"/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percentage" office:value="0.028436018957346" calcext:value-type="percentage">
            <text:p>2.84%</text:p>
          </table:table-cell>
          <table:table-cell table:number-columns-repeated="2"/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percentage" office:value="0.025906735751295" calcext:value-type="percentage">
            <text:p>2.59%</text:p>
          </table:table-cell>
          <table:table-cell table:number-columns-repeated="2"/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percentage" office:value="0.028571428571429" calcext:value-type="percentage">
            <text:p>2.86%</text:p>
          </table:table-cell>
          <table:table-cell table:number-columns-repeated="2"/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percentage" office:value="0.031055900621118" calcext:value-type="percentage">
            <text:p>3.11%</text:p>
          </table:table-cell>
          <table:table-cell table:number-columns-repeated="2"/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/>
          <table:table-cell office:value-type="percentage" office:value="0.03030303030303" calcext:value-type="percentage">
            <text:p>3.03%</text:p>
          </table:table-cell>
          <table:table-cell table:number-columns-repeated="2"/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percentage" office:value="0.02962962962963" calcext:value-type="percentage">
            <text:p>2.96%</text:p>
          </table:table-cell>
          <table:table-cell table:number-columns-repeated="2"/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00-00-00</text:date>, <text:time style:data-style-name="N2" text:time-value="07:34:34.854870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1-27T09:27:53.634767092</dc:date>
    <meta:editing-duration>P3DT3H20M40S</meta:editing-duration>
    <meta:editing-cycles>227</meta:editing-cycles>
    <meta:generator>LibreOffice/6.4.7.2$Linux_X86_64 LibreOffice_project/40$Build-2</meta:generator>
    <meta:document-statistic meta:table-count="11" meta:cell-count="3863" meta:object-count="3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:CAUSE.I21 CAUSE.B1:CAUSE.I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7013888888889">
                <text:p>0.017013888888889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3930601256357">
                <text:p>0.02393060125635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8618830360846">
                <text:p>0.028618830360846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6283672347444">
                <text:p>0.03628367234744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9888033589923">
                <text:p>0.039888033589923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549356223176">
                <text:p>0.04549356223176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6972860125261">
                <text:p>0.046972860125261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50847457627119">
                <text:p>0.050847457627119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5020632737277">
                <text:p>0.055020632737277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8732612055642">
                <text:p>0.058732612055642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63157894736842">
                <text:p>0.063157894736842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420233463035">
                <text:p>0.06420233463035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8230277185501">
                <text:p>0.068230277185501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5324675324675">
                <text:p>0.075324675324675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3094555873926">
                <text:p>0.083094555873926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411214953271">
                <text:p>0.08411214953271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77702702702703">
                <text:p>0.077702702702703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78066914498141">
                <text:p>0.078066914498141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41cm" svg:y="3.703cm" style:legend-expansion="high" chart:style-name="ch2"/>
        <chart:plot-area chart:style-name="ch3" table:cell-range-address="DENIER.A25:DENIER.B44 DENIER.B24:DENIER.B24 DENIER.E24:DENIER.E44 DENIER.H24:DENIER.H44" chart:data-source-has-labels="both" svg:x="0.32cm" svg:y="0.18cm" svg:width="11.401cm" svg:height="8.64cm">
          <chartooo:coordinate-region svg:x="1.55cm" svg:y="0.38cm" svg:width="9.072cm" svg:height="7.793cm"/>
          <chart:axis chart:dimension="x" chart:name="primary-x" chart:style-name="ch4" chartooo:axis-type="auto">
            <chartooo:date-scale/>
            <chart:categories table:cell-range-address="DENIER.A25:DENIER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5:DENIER.B44" chart:label-cell-address="DENIER.B24:DENIER.B24" chart:class="chart:line">
            <chart:data-point chart:repeated="20"/>
          </chart:series>
          <chart:series chart:attached-axis="primary-y" chart:style-name="ch9" chart:values-cell-range-address="DENIER.E25:DENIER.E44" chart:label-cell-address="DENIER.E24:DENIER.E24" chart:class="chart:line">
            <chart:data-point chart:repeated="20"/>
          </chart:series>
          <chart:series chart:attached-axis="primary-y" chart:style-name="ch10" chart:values-cell-range-address="DENIER.H25:DENIER.H44" chart:label-cell-address="DENIER.H24:DENIER.H2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24:DENIER.B24</svg:desc>
                </draw:g>
              </table:table-cell>
              <table:table-cell office:value-type="string">
                <text:p>DnrWkIGA2</text:p>
                <draw:g>
                  <svg:desc>DENIER.E24:DENIER.E24</svg:desc>
                </draw:g>
              </table:table-cell>
              <table:table-cell office:value-type="string">
                <text:p>DnrStrIGA2</text:p>
                <draw:g>
                  <svg:desc>DENIER.H24:DENIER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5:DENIER.A44</svg:desc>
                </draw:g>
              </table:table-cell>
              <table:table-cell office:value-type="float" office:value="NaN">
                <text:p>NaN</text:p>
                <draw:g>
                  <svg:desc>DENIER.B25:DENIER.B44</svg:desc>
                </draw:g>
              </table:table-cell>
              <table:table-cell office:value-type="float" office:value="NaN">
                <text:p>NaN</text:p>
                <draw:g>
                  <svg:desc>DENIER.E25:DENIER.E44</svg:desc>
                </draw:g>
              </table:table-cell>
              <table:table-cell office:value-type="float" office:value="NaN">
                <text:p>NaN</text:p>
                <draw:g>
                  <svg:desc>DENIER.H25:DENIER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2:GREEN.H21 GREEN.B1:GREEN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:GREEN.B21" chart:label-cell-address="GREEN.B1:GREEN.B1" chart:class="chart:line">
            <chart:data-point chart:repeated="20"/>
          </chart:series>
          <chart:series chart:attached-axis="primary-y" chart:style-name="ch9" chart:values-cell-range-address="GREEN.C2:GREEN.C21" chart:label-cell-address="GREEN.C1:GREEN.C1" chart:class="chart:line">
            <chart:data-point chart:repeated="20"/>
          </chart:series>
          <chart:series chart:attached-axis="primary-y" chart:style-name="ch10" chart:values-cell-range-address="GREEN.D2:GREEN.D21" chart:label-cell-address="GREEN.D1:GREEN.D1" chart:class="chart:line">
            <chart:data-point chart:repeated="20"/>
          </chart:series>
          <chart:series chart:attached-axis="primary-y" chart:style-name="ch11" chart:values-cell-range-address="GREEN.E2:GREEN.E21" chart:label-cell-address="GREEN.E1:GREEN.E1" chart:class="chart:line">
            <chart:data-point chart:repeated="20"/>
          </chart:series>
          <chart:series chart:attached-axis="primary-y" chart:style-name="ch12" chart:values-cell-range-address="GREEN.F2:GREEN.F21" chart:label-cell-address="GREEN.F1:GREEN.F1" chart:class="chart:line">
            <chart:data-point chart:repeated="20"/>
          </chart:series>
          <chart:series chart:attached-axis="primary-y" chart:style-name="ch13" chart:values-cell-range-address="GREEN.G2:GREEN.G21" chart:label-cell-address="GREEN.G1:GREEN.G1" chart:class="chart:line">
            <chart:data-point chart:repeated="20"/>
          </chart:series>
          <chart:series chart:attached-axis="primary-y" chart:style-name="ch14" chart:values-cell-range-address="GREEN.H2:GREEN.H21" chart:label-cell-address="GREEN.H1:GREEN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1:GREEN.B1</svg:desc>
                </draw:g>
              </table:table-cell>
              <table:table-cell office:value-type="string">
                <text:p>WkIGA1</text:p>
                <draw:g>
                  <svg:desc>GREEN.C1:GREEN.C1</svg:desc>
                </draw:g>
              </table:table-cell>
              <table:table-cell office:value-type="string">
                <text:p>GrnWkIGA1</text:p>
                <draw:g>
                  <svg:desc>GREEN.D1:GREEN.D1</svg:desc>
                </draw:g>
              </table:table-cell>
              <table:table-cell office:value-type="string">
                <text:p>DnrWkIGA1</text:p>
                <draw:g>
                  <svg:desc>GREEN.E1:GREEN.E1</svg:desc>
                </draw:g>
              </table:table-cell>
              <table:table-cell office:value-type="string">
                <text:p>StrIGA1</text:p>
                <draw:g>
                  <svg:desc>GREEN.F1:GREEN.F1</svg:desc>
                </draw:g>
              </table:table-cell>
              <table:table-cell office:value-type="string">
                <text:p>GrnStrIGA1</text:p>
                <draw:g>
                  <svg:desc>GREEN.G1:GREEN.G1</svg:desc>
                </draw:g>
              </table:table-cell>
              <table:table-cell office:value-type="string">
                <text:p>DnrStrIGA1</text:p>
                <draw:g>
                  <svg:desc>GREEN.H1:GREEN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B2:GREEN.B21</svg:desc>
                </draw:g>
              </table:table-cell>
              <table:table-cell office:value-type="float" office:value="NaN">
                <text:p>NaN</text:p>
                <draw:g>
                  <svg:desc>GREEN.C2:GREEN.C21</svg:desc>
                </draw:g>
              </table:table-cell>
              <table:table-cell office:value-type="float" office:value="NaN">
                <text:p>NaN</text:p>
                <draw:g>
                  <svg:desc>GREEN.D2:GREEN.D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NaN">
                <text:p>NaN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NaN">
                <text:p>NaN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NaN">
                <text:p>NaN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NaN">
                <text:p>NaN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NaN">
                <text:p>NaN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NaN">
                <text:p>NaN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NaN">
                <text:p>NaN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NaN">
                <text:p>NaN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NaN">
                <text:p>NaN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NaN">
                <text:p>NaN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NaN">
                <text:p>NaN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NaN">
                <text:p>NaN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NaN">
                <text:p>NaN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NaN">
                <text:p>NaN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NaN">
                <text:p>NaN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NaN">
                <text:p>NaN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NaN">
                <text:p>NaN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NaN">
                <text:p>NaN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GREEN.A25:GREEN.H44 GREEN.B24:GREEN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GREEN.B25:GREEN.B44" chart:label-cell-address="GREEN.B24:GREEN.B24" chart:class="chart:line">
            <chart:data-point chart:repeated="20"/>
          </chart:series>
          <chart:series chart:attached-axis="primary-y" chart:style-name="ch9" chart:values-cell-range-address="GREEN.C25:GREEN.C44" chart:label-cell-address="GREEN.C24:GREEN.C24" chart:class="chart:line">
            <chart:data-point chart:repeated="20"/>
          </chart:series>
          <chart:series chart:attached-axis="primary-y" chart:style-name="ch10" chart:values-cell-range-address="GREEN.D25:GREEN.D44" chart:label-cell-address="GREEN.D24:GREEN.D24" chart:class="chart:line">
            <chart:data-point chart:repeated="20"/>
          </chart:series>
          <chart:series chart:attached-axis="primary-y" chart:style-name="ch11" chart:values-cell-range-address="GREEN.E25:GREEN.E44" chart:label-cell-address="GREEN.E24:GREEN.E24" chart:class="chart:line">
            <chart:data-point chart:repeated="20"/>
          </chart:series>
          <chart:series chart:attached-axis="primary-y" chart:style-name="ch12" chart:values-cell-range-address="GREEN.F25:GREEN.F44" chart:label-cell-address="GREEN.F24:GREEN.F24" chart:class="chart:line">
            <chart:data-point chart:repeated="20"/>
          </chart:series>
          <chart:series chart:attached-axis="primary-y" chart:style-name="ch13" chart:values-cell-range-address="GREEN.G25:GREEN.G44" chart:label-cell-address="GREEN.G24:GREEN.G24" chart:class="chart:line">
            <chart:data-point chart:repeated="20"/>
          </chart:series>
          <chart:series chart:attached-axis="primary-y" chart:style-name="ch14" chart:values-cell-range-address="GREEN.H25:GREEN.H44" chart:label-cell-address="GREEN.H24:GREEN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EEN.B24:GREEN.B24</svg:desc>
                </draw:g>
              </table:table-cell>
              <table:table-cell office:value-type="string">
                <text:p>WkIGA2</text:p>
                <draw:g>
                  <svg:desc>GREEN.C24:GREEN.C24</svg:desc>
                </draw:g>
              </table:table-cell>
              <table:table-cell office:value-type="string">
                <text:p>GrnWkIGA2</text:p>
                <draw:g>
                  <svg:desc>GREEN.D24:GREEN.D24</svg:desc>
                </draw:g>
              </table:table-cell>
              <table:table-cell office:value-type="string">
                <text:p>DnrWkIGA2</text:p>
                <draw:g>
                  <svg:desc>GREEN.E24:GREEN.E24</svg:desc>
                </draw:g>
              </table:table-cell>
              <table:table-cell office:value-type="string">
                <text:p>StrIGA2</text:p>
                <draw:g>
                  <svg:desc>GREEN.F24:GREEN.F24</svg:desc>
                </draw:g>
              </table:table-cell>
              <table:table-cell office:value-type="string">
                <text:p>GrnStrIGA2</text:p>
                <draw:g>
                  <svg:desc>GREEN.G24:GREEN.G24</svg:desc>
                </draw:g>
              </table:table-cell>
              <table:table-cell office:value-type="string">
                <text:p>DnrStrIGA2</text:p>
                <draw:g>
                  <svg:desc>GREEN.H24:GREEN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B25:GREEN.B44</svg:desc>
                </draw:g>
              </table:table-cell>
              <table:table-cell office:value-type="float" office:value="NaN">
                <text:p>NaN</text:p>
                <draw:g>
                  <svg:desc>GREEN.C25:GREEN.C44</svg:desc>
                </draw:g>
              </table:table-cell>
              <table:table-cell office:value-type="float" office:value="NaN">
                <text:p>NaN</text:p>
                <draw:g>
                  <svg:desc>GREEN.D25:GREEN.D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NaN">
                <text:p>NaN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NaN">
                <text:p>NaN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NaN">
                <text:p>NaN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NaN">
                <text:p>NaN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NaN">
                <text:p>NaN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NaN">
                <text:p>NaN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NaN">
                <text:p>NaN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NaN">
                <text:p>NaN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NaN">
                <text:p>NaN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NaN">
                <text:p>NaN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NaN">
                <text:p>NaN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NaN">
                <text:p>NaN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NaN">
                <text:p>NaN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NaN">
                <text:p>NaN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NaN">
                <text:p>NaN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NaN">
                <text:p>NaN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NaN">
                <text:p>NaN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NaN">
                <text:p>NaN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NaN">
                <text:p>NaN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48:CAUSE.D67 CAUSE.B47:CAUSE.D47 CAUSE.F47:CAUSE.F67 CAUSE.H47:CAUSE.H67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48:CAUSE.A6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8:CAUSE.B67" chart:label-cell-address="CAUSE.B47:CAUSE.B47" chart:class="chart:line">
            <chart:data-point chart:repeated="20"/>
          </chart:series>
          <chart:series chart:attached-axis="primary-y" chart:style-name="ch9" chart:values-cell-range-address="CAUSE.C48:CAUSE.C67" chart:label-cell-address="CAUSE.C47:CAUSE.C47" chart:class="chart:line">
            <chart:data-point chart:repeated="20"/>
          </chart:series>
          <chart:series chart:attached-axis="primary-y" chart:style-name="ch10" chart:values-cell-range-address="CAUSE.D48:CAUSE.D67" chart:label-cell-address="CAUSE.D47:CAUSE.D47" chart:class="chart:line">
            <chart:data-point chart:repeated="20"/>
          </chart:series>
          <chart:series chart:attached-axis="primary-y" chart:style-name="ch11" chart:values-cell-range-address="CAUSE.F48:CAUSE.F67" chart:label-cell-address="CAUSE.F47:CAUSE.F47" chart:class="chart:line">
            <chart:data-point chart:repeated="20"/>
          </chart:series>
          <chart:series chart:attached-axis="primary-y" chart:style-name="ch12" chart:values-cell-range-address="CAUSE.H48:CAUSE.H67" chart:label-cell-address="CAUSE.H47:CAUSE.H4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7:CAUSE.B47</svg:desc>
                </draw:g>
              </table:table-cell>
              <table:table-cell office:value-type="string">
                <text:p>WkHCA</text:p>
                <draw:g>
                  <svg:desc>CAUSE.C47:CAUSE.C47</svg:desc>
                </draw:g>
              </table:table-cell>
              <table:table-cell office:value-type="string">
                <text:p>GrnWkHCA</text:p>
                <draw:g>
                  <svg:desc>CAUSE.D47:CAUSE.D47</svg:desc>
                </draw:g>
              </table:table-cell>
              <table:table-cell office:value-type="string">
                <text:p>StrHCA</text:p>
                <draw:g>
                  <svg:desc>CAUSE.F47:CAUSE.F47</svg:desc>
                </draw:g>
              </table:table-cell>
              <table:table-cell office:value-type="string">
                <text:p>GrnStrHCA</text:p>
                <draw:g>
                  <svg:desc>CAUSE.H47:CAUSE.H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8:CAUSE.A67</svg:desc>
                </draw:g>
              </table:table-cell>
              <table:table-cell office:value-type="float" office:value="NaN">
                <text:p>NaN</text:p>
                <draw:g>
                  <svg:desc>CAUSE.B48:CAUSE.B67</svg:desc>
                </draw:g>
              </table:table-cell>
              <table:table-cell office:value-type="float" office:value="NaN">
                <text:p>NaN</text:p>
                <draw:g>
                  <svg:desc>CAUSE.C48:CAUSE.C67</svg:desc>
                </draw:g>
              </table:table-cell>
              <table:table-cell office:value-type="float" office:value="NaN">
                <text:p>NaN</text:p>
                <draw:g>
                  <svg:desc>CAUSE.D48:CAUSE.D67</svg:desc>
                </draw:g>
              </table:table-cell>
              <table:table-cell office:value-type="float" office:value="NaN">
                <text:p>NaN</text:p>
                <draw:g>
                  <svg:desc>CAUSE.F48:CAUSE.F67</svg:desc>
                </draw:g>
              </table:table-cell>
              <table:table-cell office:value-type="float" office:value="NaN">
                <text:p>NaN</text:p>
                <draw:g>
                  <svg:desc>CAUSE.H48:CAUSE.H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56cm" svg:y="3.952cm" style:legend-expansion="high" chart:style-name="ch2"/>
        <chart:plot-area chart:style-name="ch3" table:cell-range-address="'USER-TEXT'.A2:'USER-TEXT'.C21 'USER-TEXT'.B1:'USER-TEXT'.C1" chart:data-source-has-labels="both" svg:x="1.331cm" svg:y="0.18cm" svg:width="10.224cm" svg:height="7.659cm">
          <chartooo:coordinate-region svg:x="2.614cm" svg:y="0.379cm" svg:width="7.842cm" svg:height="6.813cm"/>
          <chart:axis chart:dimension="x" chart:name="primary-x" chart:style-name="ch4" chartooo:axis-type="auto">
            <chartooo:date-scale/>
            <chart:title svg:x="5.169cm" svg:y="8.019cm" chart:style-name="ch5">
              <text:p>Minimum Tweets</text:p>
            </chart:title>
            <chart:categories table:cell-range-address="'USER-TEXT'.A2:'USER-TEXT'.A21"/>
          </chart:axis>
          <chart:axis chart:dimension="y" chart:name="primary-y" chart:style-name="ch6">
            <chart:title svg:x="0.451cm" svg:y="4.979cm" chart:style-name="ch7">
              <text:p>Tweet Count</text:p>
            </chart:title>
            <chart:grid chart:style-name="ch8" chart:class="major"/>
          </chart:axis>
          <chart:axis chart:dimension="y" chart:name="secondary-y" chart:style-name="ch9">
            <chart:title svg:x="11.875cm" svg:y="4.886cm" chart:style-name="ch7">
              <text:p>User Count</text:p>
            </chart:title>
          </chart:axis>
          <chart:series chart:attached-axis="primary-y" chart:style-name="ch10" chart:values-cell-range-address="'USER-TEXT'.B2:'USER-TEXT'.B21" chart:label-cell-address="'USER-TEXT'.B1:'USER-TEXT'.B1" chart:class="chart:line">
            <chart:data-point chart:repeated="20"/>
          </chart:series>
          <chart:series chart:attached-axis="secondary-y" chart:style-name="ch11" chart:values-cell-range-address="'USER-TEXT'.C2:'USER-TEXT'.C21" chart:label-cell-address="'USER-TEXT'.C1:'USER-TEXT'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TEXT'.B1:'USER-TEXT'.B1</svg:desc>
                </draw:g>
              </table:table-cell>
              <table:table-cell office:value-type="string">
                <text:p>Users</text:p>
                <draw:g>
                  <svg:desc>'USER-TEXT'.C1:'USER-TEX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SER-TEXT'.A2:'USER-TEXT'.A21</svg:desc>
                </draw:g>
              </table:table-cell>
              <table:table-cell office:value-type="float" office:value="NaN">
                <text:p>NaN</text:p>
                <draw:g>
                  <svg:desc>'USER-TEXT'.B2:'USER-TEXT'.B21</svg:desc>
                </draw:g>
              </table:table-cell>
              <table:table-cell office:value-type="float" office:value="NaN">
                <text:p>NaN</text:p>
                <draw:g>
                  <svg:desc>'USER-TEXT'.C2:'USER-TEXT'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38">
                <text:p>4403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204">
                <text:p>3920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408">
                <text:p>36408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40">
                <text:p>3404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090">
                <text:p>3209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269">
                <text:p>2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71:CAUSE.D90 CAUSE.B70:CAUSE.D70 CAUSE.F70:CAUSE.F90 CAUSE.H70:CAUSE.H90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71:CAUSE.A9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71:CAUSE.B90" chart:label-cell-address="CAUSE.B70:CAUSE.B70" chart:class="chart:line">
            <chart:data-point chart:repeated="20"/>
          </chart:series>
          <chart:series chart:attached-axis="primary-y" chart:style-name="ch9" chart:values-cell-range-address="CAUSE.C71:CAUSE.C90" chart:label-cell-address="CAUSE.C70:CAUSE.C70" chart:class="chart:line">
            <chart:data-point chart:repeated="20"/>
          </chart:series>
          <chart:series chart:attached-axis="primary-y" chart:style-name="ch10" chart:values-cell-range-address="CAUSE.D71:CAUSE.D90" chart:label-cell-address="CAUSE.D70:CAUSE.D70" chart:class="chart:line">
            <chart:data-point chart:repeated="20"/>
          </chart:series>
          <chart:series chart:attached-axis="primary-y" chart:style-name="ch11" chart:values-cell-range-address="CAUSE.F71:CAUSE.F90" chart:label-cell-address="CAUSE.F70:CAUSE.F70" chart:class="chart:line">
            <chart:data-point chart:repeated="20"/>
          </chart:series>
          <chart:series chart:attached-axis="primary-y" chart:style-name="ch12" chart:values-cell-range-address="CAUSE.H71:CAUSE.H90" chart:label-cell-address="CAUSE.H70:CAUSE.H7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70:CAUSE.B70</svg:desc>
                </draw:g>
              </table:table-cell>
              <table:table-cell office:value-type="string">
                <text:p>WkNCA</text:p>
                <draw:g>
                  <svg:desc>CAUSE.C70:CAUSE.C70</svg:desc>
                </draw:g>
              </table:table-cell>
              <table:table-cell office:value-type="string">
                <text:p>GrnWkNCA</text:p>
                <draw:g>
                  <svg:desc>CAUSE.D70:CAUSE.D70</svg:desc>
                </draw:g>
              </table:table-cell>
              <table:table-cell office:value-type="string">
                <text:p>StrNCA</text:p>
                <draw:g>
                  <svg:desc>CAUSE.F70:CAUSE.F70</svg:desc>
                </draw:g>
              </table:table-cell>
              <table:table-cell office:value-type="string">
                <text:p>GrnStrNCA</text:p>
                <draw:g>
                  <svg:desc>CAUSE.H70:CAUSE.H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71:CAUSE.A90</svg:desc>
                </draw:g>
              </table:table-cell>
              <table:table-cell office:value-type="float" office:value="NaN">
                <text:p>NaN</text:p>
                <draw:g>
                  <svg:desc>CAUSE.B71:CAUSE.B90</svg:desc>
                </draw:g>
              </table:table-cell>
              <table:table-cell office:value-type="float" office:value="NaN">
                <text:p>NaN</text:p>
                <draw:g>
                  <svg:desc>CAUSE.C71:CAUSE.C90</svg:desc>
                </draw:g>
              </table:table-cell>
              <table:table-cell office:value-type="float" office:value="NaN">
                <text:p>NaN</text:p>
                <draw:g>
                  <svg:desc>CAUSE.D71:CAUSE.D90</svg:desc>
                </draw:g>
              </table:table-cell>
              <table:table-cell office:value-type="float" office:value="NaN">
                <text:p>NaN</text:p>
                <draw:g>
                  <svg:desc>CAUSE.F71:CAUSE.F90</svg:desc>
                </draw:g>
              </table:table-cell>
              <table:table-cell office:value-type="float" office:value="NaN">
                <text:p>NaN</text:p>
                <draw:g>
                  <svg:desc>CAUSE.H71:CAUSE.H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186:CAUSE.B205 CAUSE.B185:CAUSE.B185 CAUSE.F185:CAUSE.F205 CAUSE.H185:CAUSE.I205" chart:data-source-has-labels="both" svg:x="0.32cm" svg:y="0.18cm" svg:width="11.496cm" svg:height="8.64cm">
          <chartooo:coordinate-region svg:x="1.734cm" svg:y="0.379cm" svg:width="8.983cm" svg:height="7.794cm"/>
          <chart:axis chart:dimension="x" chart:name="primary-x" chart:style-name="ch4" chartooo:axis-type="auto">
            <chartooo:date-scale/>
            <chart:categories table:cell-range-address="CAUSE.A186:CAUSE.A20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86:CAUSE.B205" chart:label-cell-address="CAUSE.B185:CAUSE.B185" chart:class="chart:line">
            <chart:data-point chart:repeated="20"/>
          </chart:series>
          <chart:series chart:attached-axis="primary-y" chart:style-name="ch9" chart:values-cell-range-address="CAUSE.F186:CAUSE.F205" chart:label-cell-address="CAUSE.F185:CAUSE.F185" chart:class="chart:line">
            <chart:data-point chart:repeated="20"/>
          </chart:series>
          <chart:series chart:attached-axis="primary-y" chart:style-name="ch10" chart:values-cell-range-address="CAUSE.H186:CAUSE.H205" chart:label-cell-address="CAUSE.H185:CAUSE.H185" chart:class="chart:line">
            <chart:data-point chart:repeated="20"/>
          </chart:series>
          <chart:series chart:attached-axis="primary-y" chart:style-name="ch11" chart:values-cell-range-address="CAUSE.I186:CAUSE.I205" chart:label-cell-address="CAUSE.I185:CAUSE.I18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85:CAUSE.B185</svg:desc>
                </draw:g>
              </table:table-cell>
              <table:table-cell office:value-type="string">
                <text:p>StrHCA</text:p>
                <draw:g>
                  <svg:desc>CAUSE.F185:CAUSE.F185</svg:desc>
                </draw:g>
              </table:table-cell>
              <table:table-cell office:value-type="string">
                <text:p>GrnStrHCA</text:p>
                <draw:g>
                  <svg:desc>CAUSE.H185:CAUSE.H185</svg:desc>
                </draw:g>
              </table:table-cell>
              <table:table-cell office:value-type="string">
                <text:p>DnrStrHCA</text:p>
                <draw:g>
                  <svg:desc>CAUSE.I185:CAUSE.I1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86:CAUSE.A205</svg:desc>
                </draw:g>
              </table:table-cell>
              <table:table-cell office:value-type="float" office:value="NaN">
                <text:p>NaN</text:p>
                <draw:g>
                  <svg:desc>CAUSE.B186:CAUSE.B205</svg:desc>
                </draw:g>
              </table:table-cell>
              <table:table-cell office:value-type="float" office:value="NaN">
                <text:p>NaN</text:p>
                <draw:g>
                  <svg:desc>CAUSE.F186:CAUSE.F205</svg:desc>
                </draw:g>
              </table:table-cell>
              <table:table-cell office:value-type="float" office:value="NaN">
                <text:p>NaN</text:p>
                <draw:g>
                  <svg:desc>CAUSE.H186:CAUSE.H205</svg:desc>
                </draw:g>
              </table:table-cell>
              <table:table-cell office:value-type="float" office:value="NaN">
                <text:p>NaN</text:p>
                <draw:g>
                  <svg:desc>CAUSE.I186:CAUSE.I2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209:CAUSE.B228 CAUSE.B208:CAUSE.B208 CAUSE.F208:CAUSE.F228 CAUSE.H208:CAUSE.I228" chart:data-source-has-labels="both" svg:x="0.32cm" svg:y="0.18cm" svg:width="11.496cm" svg:height="8.64cm">
          <chartooo:coordinate-region svg:x="1.55cm" svg:y="0.379cm" svg:width="9.168cm" svg:height="7.794cm"/>
          <chart:axis chart:dimension="x" chart:name="primary-x" chart:style-name="ch4" chartooo:axis-type="auto">
            <chartooo:date-scale/>
            <chart:categories table:cell-range-address="CAUSE.A209:CAUSE.A22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09:CAUSE.B228" chart:label-cell-address="CAUSE.B208:CAUSE.B208" chart:class="chart:line">
            <chart:data-point chart:repeated="20"/>
          </chart:series>
          <chart:series chart:attached-axis="primary-y" chart:style-name="ch9" chart:values-cell-range-address="CAUSE.F209:CAUSE.F228" chart:label-cell-address="CAUSE.F208:CAUSE.F208" chart:class="chart:line">
            <chart:data-point chart:repeated="20"/>
          </chart:series>
          <chart:series chart:attached-axis="primary-y" chart:style-name="ch10" chart:values-cell-range-address="CAUSE.H209:CAUSE.H228" chart:label-cell-address="CAUSE.H208:CAUSE.H208" chart:class="chart:line">
            <chart:data-point chart:repeated="20"/>
          </chart:series>
          <chart:series chart:attached-axis="primary-y" chart:style-name="ch11" chart:values-cell-range-address="CAUSE.I209:CAUSE.I228" chart:label-cell-address="CAUSE.I208:CAUSE.I20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08:CAUSE.B208</svg:desc>
                </draw:g>
              </table:table-cell>
              <table:table-cell office:value-type="string">
                <text:p>StrNCA</text:p>
                <draw:g>
                  <svg:desc>CAUSE.F208:CAUSE.F208</svg:desc>
                </draw:g>
              </table:table-cell>
              <table:table-cell office:value-type="string">
                <text:p>GrnStrNCA</text:p>
                <draw:g>
                  <svg:desc>CAUSE.H208:CAUSE.H208</svg:desc>
                </draw:g>
              </table:table-cell>
              <table:table-cell office:value-type="string">
                <text:p>DnrStrNCA</text:p>
                <draw:g>
                  <svg:desc>CAUSE.I208:CAUSE.I2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09:CAUSE.A228</svg:desc>
                </draw:g>
              </table:table-cell>
              <table:table-cell office:value-type="float" office:value="NaN">
                <text:p>NaN</text:p>
                <draw:g>
                  <svg:desc>CAUSE.B209:CAUSE.B228</svg:desc>
                </draw:g>
              </table:table-cell>
              <table:table-cell office:value-type="float" office:value="NaN">
                <text:p>NaN</text:p>
                <draw:g>
                  <svg:desc>CAUSE.F209:CAUSE.F228</svg:desc>
                </draw:g>
              </table:table-cell>
              <table:table-cell office:value-type="float" office:value="NaN">
                <text:p>NaN</text:p>
                <draw:g>
                  <svg:desc>CAUSE.H209:CAUSE.H228</svg:desc>
                </draw:g>
              </table:table-cell>
              <table:table-cell office:value-type="float" office:value="NaN">
                <text:p>NaN</text:p>
                <draw:g>
                  <svg:desc>CAUSE.I209:CAUSE.I2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40:CAUSE.E159 CAUSE.B139:CAUSE.E139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140:CAUSE.A15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40:CAUSE.B159" chart:label-cell-address="CAUSE.B139:CAUSE.B139" chart:class="chart:line">
            <chart:data-point chart:repeated="20"/>
          </chart:series>
          <chart:series chart:attached-axis="primary-y" chart:style-name="ch9" chart:values-cell-range-address="CAUSE.C140:CAUSE.C159" chart:label-cell-address="CAUSE.C139:CAUSE.C139" chart:class="chart:line">
            <chart:data-point chart:repeated="20"/>
          </chart:series>
          <chart:series chart:attached-axis="primary-y" chart:style-name="ch10" chart:values-cell-range-address="CAUSE.D140:CAUSE.D159" chart:label-cell-address="CAUSE.D139:CAUSE.D139" chart:class="chart:line">
            <chart:data-point chart:repeated="20"/>
          </chart:series>
          <chart:series chart:attached-axis="primary-y" chart:style-name="ch11" chart:values-cell-range-address="CAUSE.E140:CAUSE.E159" chart:label-cell-address="CAUSE.E139:CAUSE.E139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39:CAUSE.B139</svg:desc>
                </draw:g>
              </table:table-cell>
              <table:table-cell office:value-type="string">
                <text:p>WkHCA</text:p>
                <draw:g>
                  <svg:desc>CAUSE.C139:CAUSE.C139</svg:desc>
                </draw:g>
              </table:table-cell>
              <table:table-cell office:value-type="string">
                <text:p>GrnWkHCA</text:p>
                <draw:g>
                  <svg:desc>CAUSE.D139:CAUSE.D139</svg:desc>
                </draw:g>
              </table:table-cell>
              <table:table-cell office:value-type="string">
                <text:p>DnrWkHCA</text:p>
                <draw:g>
                  <svg:desc>CAUSE.E139:CAUSE.E1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40:CAUSE.A159</svg:desc>
                </draw:g>
              </table:table-cell>
              <table:table-cell office:value-type="float" office:value="NaN">
                <text:p>NaN</text:p>
                <draw:g>
                  <svg:desc>CAUSE.B140:CAUSE.B159</svg:desc>
                </draw:g>
              </table:table-cell>
              <table:table-cell office:value-type="float" office:value="NaN">
                <text:p>NaN</text:p>
                <draw:g>
                  <svg:desc>CAUSE.C140:CAUSE.C159</svg:desc>
                </draw:g>
              </table:table-cell>
              <table:table-cell office:value-type="float" office:value="NaN">
                <text:p>NaN</text:p>
                <draw:g>
                  <svg:desc>CAUSE.D140:CAUSE.D159</svg:desc>
                </draw:g>
              </table:table-cell>
              <table:table-cell office:value-type="float" office:value="NaN">
                <text:p>NaN</text:p>
                <draw:g>
                  <svg:desc>CAUSE.E140:CAUSE.E1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63:CAUSE.E182 CAUSE.B162:CAUSE.E162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163:CAUSE.A18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63:CAUSE.B182" chart:label-cell-address="CAUSE.B162:CAUSE.B162" chart:class="chart:line">
            <chart:data-point chart:repeated="20"/>
          </chart:series>
          <chart:series chart:attached-axis="primary-y" chart:style-name="ch9" chart:values-cell-range-address="CAUSE.C163:CAUSE.C182" chart:label-cell-address="CAUSE.C162:CAUSE.C162" chart:class="chart:line">
            <chart:data-point chart:repeated="20"/>
          </chart:series>
          <chart:series chart:attached-axis="primary-y" chart:style-name="ch10" chart:values-cell-range-address="CAUSE.D163:CAUSE.D182" chart:label-cell-address="CAUSE.D162:CAUSE.D162" chart:class="chart:line">
            <chart:data-point chart:repeated="20"/>
          </chart:series>
          <chart:series chart:attached-axis="primary-y" chart:style-name="ch11" chart:values-cell-range-address="CAUSE.E163:CAUSE.E182" chart:label-cell-address="CAUSE.E162:CAUSE.E16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62:CAUSE.B162</svg:desc>
                </draw:g>
              </table:table-cell>
              <table:table-cell office:value-type="string">
                <text:p>WkNCA</text:p>
                <draw:g>
                  <svg:desc>CAUSE.C162:CAUSE.C162</svg:desc>
                </draw:g>
              </table:table-cell>
              <table:table-cell office:value-type="string">
                <text:p>GrnWkNCA</text:p>
                <draw:g>
                  <svg:desc>CAUSE.D162:CAUSE.D162</svg:desc>
                </draw:g>
              </table:table-cell>
              <table:table-cell office:value-type="string">
                <text:p>DnrWkNCA</text:p>
                <draw:g>
                  <svg:desc>CAUSE.E162:CAUSE.E1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63:CAUSE.A182</svg:desc>
                </draw:g>
              </table:table-cell>
              <table:table-cell office:value-type="float" office:value="NaN">
                <text:p>NaN</text:p>
                <draw:g>
                  <svg:desc>CAUSE.B163:CAUSE.B182</svg:desc>
                </draw:g>
              </table:table-cell>
              <table:table-cell office:value-type="float" office:value="NaN">
                <text:p>NaN</text:p>
                <draw:g>
                  <svg:desc>CAUSE.C163:CAUSE.C182</svg:desc>
                </draw:g>
              </table:table-cell>
              <table:table-cell office:value-type="float" office:value="NaN">
                <text:p>NaN</text:p>
                <draw:g>
                  <svg:desc>CAUSE.D163:CAUSE.D182</svg:desc>
                </draw:g>
              </table:table-cell>
              <table:table-cell office:value-type="float" office:value="NaN">
                <text:p>NaN</text:p>
                <draw:g>
                  <svg:desc>CAUSE.E163:CAUSE.E18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5:CAUSE.I44 CAUSE.B24:CAUSE.I2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5104166666667">
                <text:p>0.0651041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02604166666667">
                <text:p>0.002604166666667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3368055555556">
                <text:p>0.013368055555556</text:p>
              </table:table-cell>
              <table:table-cell office:value-type="float" office:value="0.000173611111111">
                <text:p>0.0001736111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8543224648519">
                <text:p>0.088543224648519</text:p>
              </table:table-cell>
              <table:table-cell office:value-type="float" office:value="0.085551899491475">
                <text:p>0.085551899491475</text:p>
              </table:table-cell>
              <table:table-cell office:value-type="float" office:value="0.002991325157045">
                <text:p>0.002991325157045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104935711323102">
                <text:p>0.104935711323102</text:p>
              </table:table-cell>
              <table:table-cell office:value-type="float" office:value="0.10120282040647">
                <text:p>0.10120282040647</text:p>
              </table:table-cell>
              <table:table-cell office:value-type="float" office:value="0.003732890916632">
                <text:p>0.003732890916632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1434854315558">
                <text:p>0.11434854315558</text:p>
              </table:table-cell>
              <table:table-cell office:value-type="float" office:value="0.003848268279274">
                <text:p>0.003848268279274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1560531840448">
                <text:p>0.131560531840448</text:p>
              </table:table-cell>
              <table:table-cell office:value-type="float" office:value="0.127361791462561">
                <text:p>0.127361791462561</text:p>
              </table:table-cell>
              <table:table-cell office:value-type="float" office:value="0.004198740377887">
                <text:p>0.00419874037788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51072961373391">
                <text:p>0.151072961373391</text:p>
              </table:table-cell>
              <table:table-cell office:value-type="float" office:value="0.146781115879828">
                <text:p>0.146781115879828</text:p>
              </table:table-cell>
              <table:table-cell office:value-type="float" office:value="0.004291845493562">
                <text:p>0.004291845493562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75365344467641">
                <text:p>0.175365344467641</text:p>
              </table:table-cell>
              <table:table-cell office:value-type="float" office:value="0.170146137787056">
                <text:p>0.170146137787056</text:p>
              </table:table-cell>
              <table:table-cell office:value-type="float" office:value="0.005219206680585">
                <text:p>0.005219206680585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81598062953995">
                <text:p>0.181598062953995</text:p>
              </table:table-cell>
              <table:table-cell office:value-type="float" office:value="0.175544794188862">
                <text:p>0.175544794188862</text:p>
              </table:table-cell>
              <table:table-cell office:value-type="float" office:value="0.006053268765133">
                <text:p>0.006053268765133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1196698762036">
                <text:p>0.191196698762036</text:p>
              </table:table-cell>
              <table:table-cell office:value-type="float" office:value="0.005502063273728">
                <text:p>0.005502063273728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208655332302937">
                <text:p>0.208655332302937</text:p>
              </table:table-cell>
              <table:table-cell office:value-type="float" office:value="0.202472952086553">
                <text:p>0.202472952086553</text:p>
              </table:table-cell>
              <table:table-cell office:value-type="float" office:value="0.006182380216383">
                <text:p>0.0061823802163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217543859649123">
                <text:p>0.21754385964912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7017543859649">
                <text:p>0.007017543859649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229571984435798">
                <text:p>0.229571984435798</text:p>
              </table:table-cell>
              <table:table-cell office:value-type="float" office:value="0.221789883268482">
                <text:p>0.221789883268482</text:p>
              </table:table-cell>
              <table:table-cell office:value-type="float" office:value="0.007782101167315">
                <text:p>0.007782101167315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006396588486141">
                <text:p>0.00639658848614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2779097387173">
                <text:p>0.232779097387173</text:p>
              </table:table-cell>
              <table:table-cell office:value-type="float" office:value="0.004750593824228">
                <text:p>0.004750593824228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38961038961039">
                <text:p>0.238961038961039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005194805194805">
                <text:p>0.005194805194805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37822349570201">
                <text:p>0.237822349570201</text:p>
              </table:table-cell>
              <table:table-cell office:value-type="float" office:value="0.005730659025788">
                <text:p>0.005730659025788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006230529595016">
                <text:p>0.006230529595016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">
                <text:p>0.25</text:p>
              </table:table-cell>
              <table:table-cell office:value-type="float" office:value="0.006756756756757">
                <text:p>0.00675675675675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67657992565056">
                <text:p>0.267657992565056</text:p>
              </table:table-cell>
              <table:table-cell office:value-type="float" office:value="0.260223048327137">
                <text:p>0.260223048327137</text:p>
              </table:table-cell>
              <table:table-cell office:value-type="float" office:value="0.007434944237918">
                <text:p>0.00743494423791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94:CAUSE.C113 CAUSE.B93:CAUSE.C93 CAUSE.E93:CAUSE.F113 CAUSE.I93:CAUSE.I113" chart:data-source-has-labels="both" svg:x="0.32cm" svg:y="0.18cm" svg:width="11.47cm" svg:height="8.64cm">
          <chartooo:coordinate-region svg:x="1.735cm" svg:y="0.379cm" svg:width="8.957cm" svg:height="7.794cm"/>
          <chart:axis chart:dimension="x" chart:name="primary-x" chart:style-name="ch4" chartooo:axis-type="auto">
            <chartooo:date-scale/>
            <chart:categories table:cell-range-address="CAUSE.A94:CAUSE.A1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94:CAUSE.B113" chart:label-cell-address="CAUSE.B93:CAUSE.B93" chart:class="chart:line">
            <chart:data-point chart:repeated="20"/>
          </chart:series>
          <chart:series chart:attached-axis="primary-y" chart:style-name="ch9" chart:values-cell-range-address="CAUSE.C94:CAUSE.C113" chart:label-cell-address="CAUSE.C93:CAUSE.C93" chart:class="chart:line">
            <chart:data-point chart:repeated="20"/>
          </chart:series>
          <chart:series chart:attached-axis="primary-y" chart:style-name="ch10" chart:values-cell-range-address="CAUSE.E94:CAUSE.E113" chart:label-cell-address="CAUSE.E93:CAUSE.E93" chart:class="chart:line">
            <chart:data-point chart:repeated="20"/>
          </chart:series>
          <chart:series chart:attached-axis="primary-y" chart:style-name="ch11" chart:values-cell-range-address="CAUSE.F94:CAUSE.F113" chart:label-cell-address="CAUSE.F93:CAUSE.F93" chart:class="chart:line">
            <chart:data-point chart:repeated="20"/>
          </chart:series>
          <chart:series chart:attached-axis="primary-y" chart:style-name="ch12" chart:values-cell-range-address="CAUSE.I94:CAUSE.I113" chart:label-cell-address="CAUSE.I93:CAUSE.I9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93:CAUSE.B93</svg:desc>
                </draw:g>
              </table:table-cell>
              <table:table-cell office:value-type="string">
                <text:p>WkHCA</text:p>
                <draw:g>
                  <svg:desc>CAUSE.C93:CAUSE.C93</svg:desc>
                </draw:g>
              </table:table-cell>
              <table:table-cell office:value-type="string">
                <text:p>DnrWkHCA</text:p>
                <draw:g>
                  <svg:desc>CAUSE.E93:CAUSE.E93</svg:desc>
                </draw:g>
              </table:table-cell>
              <table:table-cell office:value-type="string">
                <text:p>StrHCA</text:p>
                <draw:g>
                  <svg:desc>CAUSE.F93:CAUSE.F93</svg:desc>
                </draw:g>
              </table:table-cell>
              <table:table-cell office:value-type="string">
                <text:p>DnrStrHCA</text:p>
                <draw:g>
                  <svg:desc>CAUSE.I93:CAUSE.I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94:CAUSE.A113</svg:desc>
                </draw:g>
              </table:table-cell>
              <table:table-cell office:value-type="float" office:value="NaN">
                <text:p>NaN</text:p>
                <draw:g>
                  <svg:desc>CAUSE.B94:CAUSE.B113</svg:desc>
                </draw:g>
              </table:table-cell>
              <table:table-cell office:value-type="float" office:value="NaN">
                <text:p>NaN</text:p>
                <draw:g>
                  <svg:desc>CAUSE.C94:CAUSE.C113</svg:desc>
                </draw:g>
              </table:table-cell>
              <table:table-cell office:value-type="float" office:value="NaN">
                <text:p>NaN</text:p>
                <draw:g>
                  <svg:desc>CAUSE.E94:CAUSE.E113</svg:desc>
                </draw:g>
              </table:table-cell>
              <table:table-cell office:value-type="float" office:value="NaN">
                <text:p>NaN</text:p>
                <draw:g>
                  <svg:desc>CAUSE.F94:CAUSE.F113</svg:desc>
                </draw:g>
              </table:table-cell>
              <table:table-cell office:value-type="float" office:value="NaN">
                <text:p>NaN</text:p>
                <draw:g>
                  <svg:desc>CAUSE.I94:CAUSE.I1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117:CAUSE.C136 CAUSE.B116:CAUSE.C116 CAUSE.E116:CAUSE.F136 CAUSE.I116:CAUSE.I136" chart:data-source-has-labels="both" svg:x="0.32cm" svg:y="0.18cm" svg:width="11.47cm" svg:height="8.64cm">
          <chartooo:coordinate-region svg:x="1.735cm" svg:y="0.38cm" svg:width="8.957cm" svg:height="7.793cm"/>
          <chart:axis chart:dimension="x" chart:name="primary-x" chart:style-name="ch4" chartooo:axis-type="auto">
            <chartooo:date-scale/>
            <chart:categories table:cell-range-address="CAUSE.A117:CAUSE.A13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17:CAUSE.B136" chart:label-cell-address="CAUSE.B116:CAUSE.B116" chart:class="chart:line">
            <chart:data-point chart:repeated="20"/>
          </chart:series>
          <chart:series chart:attached-axis="primary-y" chart:style-name="ch9" chart:values-cell-range-address="CAUSE.C117:CAUSE.C136" chart:label-cell-address="CAUSE.C116:CAUSE.C116" chart:class="chart:line">
            <chart:data-point chart:repeated="20"/>
          </chart:series>
          <chart:series chart:attached-axis="primary-y" chart:style-name="ch10" chart:values-cell-range-address="CAUSE.E117:CAUSE.E136" chart:label-cell-address="CAUSE.E116:CAUSE.E116" chart:class="chart:line">
            <chart:data-point chart:repeated="20"/>
          </chart:series>
          <chart:series chart:attached-axis="primary-y" chart:style-name="ch11" chart:values-cell-range-address="CAUSE.F117:CAUSE.F136" chart:label-cell-address="CAUSE.F116:CAUSE.F116" chart:class="chart:line">
            <chart:data-point chart:repeated="20"/>
          </chart:series>
          <chart:series chart:attached-axis="primary-y" chart:style-name="ch12" chart:values-cell-range-address="CAUSE.I117:CAUSE.I136" chart:label-cell-address="CAUSE.I116:CAUSE.I11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16:CAUSE.B116</svg:desc>
                </draw:g>
              </table:table-cell>
              <table:table-cell office:value-type="string">
                <text:p>WkNCA</text:p>
                <draw:g>
                  <svg:desc>CAUSE.C116:CAUSE.C116</svg:desc>
                </draw:g>
              </table:table-cell>
              <table:table-cell office:value-type="string">
                <text:p>DnrWkNCA</text:p>
                <draw:g>
                  <svg:desc>CAUSE.E116:CAUSE.E116</svg:desc>
                </draw:g>
              </table:table-cell>
              <table:table-cell office:value-type="string">
                <text:p>StrNCA</text:p>
                <draw:g>
                  <svg:desc>CAUSE.F116:CAUSE.F116</svg:desc>
                </draw:g>
              </table:table-cell>
              <table:table-cell office:value-type="string">
                <text:p>DnrStrNCA</text:p>
                <draw:g>
                  <svg:desc>CAUSE.I116:CAUSE.I1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17:CAUSE.A136</svg:desc>
                </draw:g>
              </table:table-cell>
              <table:table-cell office:value-type="float" office:value="NaN">
                <text:p>NaN</text:p>
                <draw:g>
                  <svg:desc>CAUSE.B117:CAUSE.B136</svg:desc>
                </draw:g>
              </table:table-cell>
              <table:table-cell office:value-type="float" office:value="NaN">
                <text:p>NaN</text:p>
                <draw:g>
                  <svg:desc>CAUSE.C117:CAUSE.C136</svg:desc>
                </draw:g>
              </table:table-cell>
              <table:table-cell office:value-type="float" office:value="NaN">
                <text:p>NaN</text:p>
                <draw:g>
                  <svg:desc>CAUSE.E117:CAUSE.E136</svg:desc>
                </draw:g>
              </table:table-cell>
              <table:table-cell office:value-type="float" office:value="NaN">
                <text:p>NaN</text:p>
                <draw:g>
                  <svg:desc>CAUSE.F117:CAUSE.F136</svg:desc>
                </draw:g>
              </table:table-cell>
              <table:table-cell office:value-type="float" office:value="NaN">
                <text:p>NaN</text:p>
                <draw:g>
                  <svg:desc>CAUSE.I117:CAUSE.I1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688cm" svg:y="3.703cm" style:legend-expansion="high" chart:style-name="ch2"/>
        <chart:plot-area chart:style-name="ch3" table:cell-range-address="'USER-TEXT'.B24:'USER-TEXT'.D44" chart:data-source-has-labels="row" svg:x="1.331cm" svg:y="0.18cm" svg:width="12.037cm" svg:height="7.659cm">
          <chartooo:coordinate-region svg:x="2.429cm" svg:y="0.379cm" svg:width="10.752cm" svg:height="6.813cm"/>
          <chart:axis chart:dimension="x" chart:name="primary-x" chart:style-name="ch4">
            <chart:title svg:x="6.075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886cm" chart:style-name="ch7">
              <text:p>User Coun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USER-TEXT'.B25:'USER-TEXT'.B44" chart:label-cell-address="'USER-TEXT'.B24:'USER-TEXT'.B24" chart:class="chart:line">
            <chart:data-point chart:repeated="20"/>
          </chart:series>
          <chart:series chart:attached-axis="primary-y" chart:style-name="ch11" chart:values-cell-range-address="'USER-TEXT'.C25:'USER-TEXT'.C44" chart:label-cell-address="'USER-TEXT'.C24:'USER-TEXT'.C24" chart:class="chart:line">
            <chart:data-point chart:repeated="20"/>
          </chart:series>
          <chart:series chart:attached-axis="primary-y" chart:style-name="ch12" chart:values-cell-range-address="'USER-TEXT'.D25:'USER-TEXT'.D44" chart:label-cell-address="'USER-TEXT'.D24:'USER-TEXT'.D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TEXT'.B24:'USER-TEXT'.B24</svg:desc>
                </draw:g>
              </table:table-cell>
              <table:table-cell office:value-type="string">
                <text:p>Green</text:p>
                <draw:g>
                  <svg:desc>'USER-TEXT'.C24:'USER-TEXT'.C24</svg:desc>
                </draw:g>
              </table:table-cell>
              <table:table-cell office:value-type="string">
                <text:p>Denier</text:p>
                <draw:g>
                  <svg:desc>'USER-TEXT'.D24:'USER-TEXT'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TEXT'.B25:'USER-TEXT'.B44</svg:desc>
                </draw:g>
              </table:table-cell>
              <table:table-cell office:value-type="float" office:value="NaN">
                <text:p>NaN</text:p>
                <draw:g>
                  <svg:desc>'USER-TEXT'.C25:'USER-TEXT'.C44</svg:desc>
                </draw:g>
              </table:table-cell>
              <table:table-cell office:value-type="float" office:value="NaN">
                <text:p>NaN</text:p>
                <draw:g>
                  <svg:desc>'USER-TEXT'.D25:'USER-TEXT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5337">
                <text:p>533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3124">
                <text:p>31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2254">
                <text:p>22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1706">
                <text:p>17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1342">
                <text:p>13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1094">
                <text:p>10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902">
                <text:p>9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778">
                <text:p>7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687">
                <text:p>6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539">
                <text:p>5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488">
                <text:p>4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444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398">
                <text:p>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365">
                <text:p>3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330">
                <text:p>3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302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8">
                <text:p>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703cm" style:legend-expansion="high" chart:style-name="ch2"/>
        <chart:plot-area chart:style-name="ch3" table:cell-range-address="'CAUSE-WK'.A2:'CAUSE-WK'.A21 'CAUSE-WK'.C1:'CAUSE-WK'.E21" chart:data-source-has-labels="both" svg:x="1.331cm" svg:y="0.18cm" svg:width="10.432cm" svg:height="7.659cm">
          <chartooo:coordinate-region svg:x="2.746cm" svg:y="0.379cm" svg:width="8.83cm" svg:height="6.813cm"/>
          <chart:axis chart:dimension="x" chart:name="primary-x" chart:style-name="ch4" chartooo:axis-type="auto">
            <chartooo:date-scale/>
            <chart:title svg:x="5.273cm" svg:y="8.019cm" chart:style-name="ch5">
              <text:p>Minimum Tweets</text:p>
            </chart:title>
            <chart:categories table:cell-range-address="'CAUSE-WK'.A2:'CAUSE-WK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:'CAUSE-WK'.C21" chart:label-cell-address="'CAUSE-WK'.C1:'CAUSE-WK'.C1" chart:class="chart:line">
            <chart:data-point chart:repeated="20"/>
          </chart:series>
          <chart:series chart:style-name="ch10" chart:values-cell-range-address="'CAUSE-WK'.D2:'CAUSE-WK'.D21" chart:label-cell-address="'CAUSE-WK'.D1:'CAUSE-WK'.D1" chart:class="chart:line">
            <chart:data-point chart:repeated="20"/>
          </chart:series>
          <chart:series chart:style-name="ch11" chart:values-cell-range-address="'CAUSE-WK'.E2:'CAUSE-WK'.E21" chart:label-cell-address="'CAUSE-WK'.E1:'CAUSE-WK'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  <draw:g>
                  <svg:desc>'CAUSE-WK'.C1:'CAUSE-WK'.C1</svg:desc>
                </draw:g>
              </table:table-cell>
              <table:table-cell office:value-type="string">
                <text:p>GrnWkHCA</text:p>
                <draw:g>
                  <svg:desc>'CAUSE-WK'.D1:'CAUSE-WK'.D1</svg:desc>
                </draw:g>
              </table:table-cell>
              <table:table-cell office:value-type="string">
                <text:p>DnrWkHCA</text:p>
                <draw:g>
                  <svg:desc>'CAUSE-WK'.E1:'CAUSE-WK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AUSE-WK'.A2:'CAUSE-WK'.A21</svg:desc>
                </draw:g>
              </table:table-cell>
              <table:table-cell office:value-type="float" office:value="NaN">
                <text:p>NaN</text:p>
                <draw:g>
                  <svg:desc>'CAUSE-WK'.C2:'CAUSE-WK'.C21</svg:desc>
                </draw:g>
              </table:table-cell>
              <table:table-cell office:value-type="float" office:value="NaN">
                <text:p>NaN</text:p>
                <draw:g>
                  <svg:desc>'CAUSE-WK'.D2:'CAUSE-WK'.D21</svg:desc>
                </draw:g>
              </table:table-cell>
              <table:table-cell office:value-type="float" office:value="NaN">
                <text:p>NaN</text:p>
                <draw:g>
                  <svg:desc>'CAUSE-WK'.E2:'CAUSE-WK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703cm" style:legend-expansion="high" chart:style-name="ch2"/>
        <chart:plot-area chart:style-name="ch3" table:cell-range-address="'CAUSE-ST'.A2:'CAUSE-ST'.A21 'CAUSE-ST'.F1:'CAUSE-ST'.F21 'CAUSE-ST'.H1:'CAUSE-ST'.I21" chart:data-source-has-labels="both" svg:x="0.32cm" svg:y="0.18cm" svg:width="12.296cm" svg:height="8.64cm">
          <chartooo:coordinate-region svg:x="1.55cm" svg:y="0.379cm" svg:width="10.694cm" svg:height="7.794cm"/>
          <chart:axis chart:dimension="x" chart:name="primary-x" chart:style-name="ch4" chartooo:axis-type="auto">
            <chartooo:date-scale/>
            <chart:categories table:cell-range-address="'CAUSE-ST'.A2:'CAUSE-ST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USE-ST'.F2:'CAUSE-ST'.F21" chart:label-cell-address="'CAUSE-ST'.F1:'CAUSE-ST'.F1" chart:class="chart:line">
            <chart:data-point chart:repeated="20"/>
          </chart:series>
          <chart:series chart:style-name="ch8" chart:values-cell-range-address="'CAUSE-ST'.H2:'CAUSE-ST'.H21" chart:label-cell-address="'CAUSE-ST'.H1:'CAUSE-ST'.H1" chart:class="chart:line">
            <chart:data-point chart:repeated="20"/>
          </chart:series>
          <chart:series chart:style-name="ch9" chart:values-cell-range-address="'CAUSE-ST'.I2:'CAUSE-ST'.I21" chart:label-cell-address="'CAUSE-ST'.I1:'CAUSE-ST'.I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HCA</text:p>
                <draw:g>
                  <svg:desc>'CAUSE-ST'.F1:'CAUSE-ST'.F1</svg:desc>
                </draw:g>
              </table:table-cell>
              <table:table-cell office:value-type="string">
                <text:p>GrnStrHCA</text:p>
                <draw:g>
                  <svg:desc>'CAUSE-ST'.H1:'CAUSE-ST'.H1</svg:desc>
                </draw:g>
              </table:table-cell>
              <table:table-cell office:value-type="string">
                <text:p>DnrStrHCA</text:p>
                <draw:g>
                  <svg:desc>'CAUSE-ST'.I1:'CAUSE-S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:'CAUSE-ST'.A21</svg:desc>
                </draw:g>
              </table:table-cell>
              <table:table-cell office:value-type="float" office:value="NaN">
                <text:p>NaN</text:p>
                <draw:g>
                  <svg:desc>'CAUSE-ST'.F2:'CAUSE-ST'.F21</svg:desc>
                </draw:g>
              </table:table-cell>
              <table:table-cell office:value-type="float" office:value="NaN">
                <text:p>NaN</text:p>
                <draw:g>
                  <svg:desc>'CAUSE-ST'.H2:'CAUSE-ST'.H21</svg:desc>
                </draw:g>
              </table:table-cell>
              <table:table-cell office:value-type="float" office:value="NaN">
                <text:p>NaN</text:p>
                <draw:g>
                  <svg:desc>'CAUSE-ST'.I2:'CAUSE-ST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1" svg:stroke-width="0.08cm" draw:fill="none" draw:fill-gradient-name="Pastel_20_Bouquet" draw:fill-hatch-name="Black_5f_20_5f_0_5f_20_5f_Degrees" draw:fill-image-name="ChartBitmap_20_1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703cm" style:legend-expansion="high" chart:style-name="ch2"/>
        <chart:plot-area chart:style-name="ch3" table:cell-range-address="'CAUSE-WK'.A25:'CAUSE-WK'.A44 'CAUSE-WK'.C24:'CAUSE-WK'.E44" chart:data-source-has-labels="both" svg:x="1.331cm" svg:y="0.18cm" svg:width="10.432cm" svg:height="7.659cm">
          <chartooo:coordinate-region svg:x="2.746cm" svg:y="0.38cm" svg:width="8.83cm" svg:height="6.812cm"/>
          <chart:axis chart:dimension="x" chart:name="primary-x" chart:style-name="ch4" chartooo:axis-type="auto">
            <chartooo:date-scale/>
            <chart:title svg:x="5.273cm" svg:y="8.019cm" chart:style-name="ch5">
              <text:p>Minimum Tweets</text:p>
            </chart:title>
            <chart:categories table:cell-range-address="'CAUSE-WK'.A25:'CAUSE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5:'CAUSE-WK'.C44" chart:label-cell-address="'CAUSE-WK'.C24:'CAUSE-WK'.C24" chart:class="chart:line">
            <chart:data-point chart:repeated="20"/>
          </chart:series>
          <chart:series chart:style-name="ch10" chart:values-cell-range-address="'CAUSE-WK'.D25:'CAUSE-WK'.D44" chart:label-cell-address="'CAUSE-WK'.D24:'CAUSE-WK'.D24" chart:class="chart:line">
            <chart:data-point chart:repeated="20"/>
          </chart:series>
          <chart:series chart:style-name="ch11" chart:values-cell-range-address="'CAUSE-WK'.E25:'CAUSE-WK'.E44" chart:label-cell-address="'CAUSE-WK'.E24:'CAUSE-WK'.E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NCA</text:p>
                <draw:g>
                  <svg:desc>'CAUSE-WK'.C24:'CAUSE-WK'.C24</svg:desc>
                </draw:g>
              </table:table-cell>
              <table:table-cell office:value-type="string">
                <text:p>GrnWkNCA</text:p>
                <draw:g>
                  <svg:desc>'CAUSE-WK'.D24:'CAUSE-WK'.D24</svg:desc>
                </draw:g>
              </table:table-cell>
              <table:table-cell office:value-type="string">
                <text:p>DnrWkNCA</text:p>
                <draw:g>
                  <svg:desc>'CAUSE-WK'.E24:'CAUSE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WK'.A25:'CAUSE-WK'.A44</svg:desc>
                </draw:g>
              </table:table-cell>
              <table:table-cell office:value-type="float" office:value="NaN">
                <text:p>NaN</text:p>
                <draw:g>
                  <svg:desc>'CAUSE-WK'.C25:'CAUSE-WK'.C44</svg:desc>
                </draw:g>
              </table:table-cell>
              <table:table-cell office:value-type="float" office:value="NaN">
                <text:p>NaN</text:p>
                <draw:g>
                  <svg:desc>'CAUSE-WK'.D25:'CAUSE-WK'.D44</svg:desc>
                </draw:g>
              </table:table-cell>
              <table:table-cell office:value-type="float" office:value="NaN">
                <text:p>NaN</text:p>
                <draw:g>
                  <svg:desc>'CAUSE-WK'.E25:'CAUSE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104166666667">
                <text:p>0.0651041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02604166666667">
                <text:p>0.002604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8543224648519">
                <text:p>0.088543224648519</text:p>
              </table:table-cell>
              <table:table-cell office:value-type="float" office:value="0.085551899491475">
                <text:p>0.085551899491475</text:p>
              </table:table-cell>
              <table:table-cell office:value-type="float" office:value="0.002991325157045">
                <text:p>0.002991325157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4935711323102">
                <text:p>0.104935711323102</text:p>
              </table:table-cell>
              <table:table-cell office:value-type="float" office:value="0.10120282040647">
                <text:p>0.10120282040647</text:p>
              </table:table-cell>
              <table:table-cell office:value-type="float" office:value="0.003732890916632">
                <text:p>0.003732890916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1434854315558">
                <text:p>0.11434854315558</text:p>
              </table:table-cell>
              <table:table-cell office:value-type="float" office:value="0.003848268279274">
                <text:p>0.0038482682792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1560531840448">
                <text:p>0.131560531840448</text:p>
              </table:table-cell>
              <table:table-cell office:value-type="float" office:value="0.127361791462561">
                <text:p>0.127361791462561</text:p>
              </table:table-cell>
              <table:table-cell office:value-type="float" office:value="0.004198740377887">
                <text:p>0.0041987403778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1072961373391">
                <text:p>0.151072961373391</text:p>
              </table:table-cell>
              <table:table-cell office:value-type="float" office:value="0.146781115879828">
                <text:p>0.146781115879828</text:p>
              </table:table-cell>
              <table:table-cell office:value-type="float" office:value="0.004291845493562">
                <text:p>0.0042918454935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5365344467641">
                <text:p>0.175365344467641</text:p>
              </table:table-cell>
              <table:table-cell office:value-type="float" office:value="0.170146137787056">
                <text:p>0.170146137787056</text:p>
              </table:table-cell>
              <table:table-cell office:value-type="float" office:value="0.005219206680585">
                <text:p>0.0052192066805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1598062953995">
                <text:p>0.181598062953995</text:p>
              </table:table-cell>
              <table:table-cell office:value-type="float" office:value="0.175544794188862">
                <text:p>0.175544794188862</text:p>
              </table:table-cell>
              <table:table-cell office:value-type="float" office:value="0.006053268765133">
                <text:p>0.006053268765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1196698762036">
                <text:p>0.191196698762036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08655332302937">
                <text:p>0.208655332302937</text:p>
              </table:table-cell>
              <table:table-cell office:value-type="float" office:value="0.202472952086553">
                <text:p>0.202472952086553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7543859649123">
                <text:p>0.21754385964912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9571984435798">
                <text:p>0.229571984435798</text:p>
              </table:table-cell>
              <table:table-cell office:value-type="float" office:value="0.221789883268482">
                <text:p>0.221789883268482</text:p>
              </table:table-cell>
              <table:table-cell office:value-type="float" office:value="0.007782101167315">
                <text:p>0.0077821011673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2779097387173">
                <text:p>0.232779097387173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8961038961039">
                <text:p>0.238961038961039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37822349570201">
                <text:p>0.237822349570201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">
                <text:p>0.25</text:p>
              </table:table-cell>
              <table:table-cell office:value-type="float" office:value="0.006756756756757">
                <text:p>0.0067567567567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7657992565056">
                <text:p>0.267657992565056</text:p>
              </table:table-cell>
              <table:table-cell office:value-type="float" office:value="0.260223048327137">
                <text:p>0.260223048327137</text:p>
              </table:table-cell>
              <table:table-cell office:value-type="float" office:value="0.007434944237918">
                <text:p>0.0074349442379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ChartBitmap_20_1" draw:display-name="ChartBitmap 1" xlink:href="Pictures/10000000000002000000020065BEFE37CCD98E2F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stroke-dash draw:name="ChartDash_20_1" draw:display-name="ChartDash 1" draw:style="rect" draw:dots1="1" draw:dots1-length="197%" draw:distance="127%"/>
  </office:styles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703cm" style:legend-expansion="high" chart:style-name="ch2"/>
        <chart:plot-area chart:style-name="ch3" table:cell-range-address="'CAUSE-ST'.A24:'CAUSE-ST'.A44 'CAUSE-ST'.F24:'CAUSE-ST'.F44 'CAUSE-ST'.H24:'CAUSE-ST'.I44" chart:data-source-has-labels="both" svg:x="1.331cm" svg:y="0.18cm" svg:width="11.285cm" svg:height="7.659cm">
          <chartooo:coordinate-region svg:x="2.561cm" svg:y="0.379cm" svg:width="9.868cm" svg:height="6.813cm"/>
          <chart:axis chart:dimension="x" chart:name="primary-x" chart:style-name="ch4" chartooo:axis-type="auto">
            <chartooo:date-scale/>
            <chart:title svg:x="5.699cm" svg:y="8.019cm" chart:style-name="ch5">
              <text:p>Minimum Tweets</text:p>
            </chart:title>
            <chart:categories table:cell-range-address="'CAUSE-ST'.A25:'CAUSE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ST'.F25:'CAUSE-ST'.F44" chart:label-cell-address="'CAUSE-ST'.F24:'CAUSE-ST'.F24" chart:class="chart:line">
            <chart:data-point chart:repeated="20"/>
          </chart:series>
          <chart:series chart:style-name="ch10" chart:values-cell-range-address="'CAUSE-ST'.H25:'CAUSE-ST'.H44" chart:label-cell-address="'CAUSE-ST'.H24:'CAUSE-ST'.H24" chart:class="chart:line">
            <chart:data-point chart:repeated="20"/>
          </chart:series>
          <chart:series chart:style-name="ch11" chart:values-cell-range-address="'CAUSE-ST'.I25:'CAUSE-ST'.I44" chart:label-cell-address="'CAUSE-ST'.I24:'CAUSE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NCA</text:p>
                <draw:g>
                  <svg:desc>'CAUSE-ST'.F24:'CAUSE-ST'.F24</svg:desc>
                </draw:g>
              </table:table-cell>
              <table:table-cell office:value-type="string">
                <text:p>GrnStrNCA</text:p>
                <draw:g>
                  <svg:desc>'CAUSE-ST'.H24:'CAUSE-ST'.H24</svg:desc>
                </draw:g>
              </table:table-cell>
              <table:table-cell office:value-type="string">
                <text:p>DnrStrNCA</text:p>
                <draw:g>
                  <svg:desc>'CAUSE-ST'.I24:'CAUSE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5:'CAUSE-ST'.A44</svg:desc>
                </draw:g>
              </table:table-cell>
              <table:table-cell office:value-type="float" office:value="NaN">
                <text:p>NaN</text:p>
                <draw:g>
                  <svg:desc>'CAUSE-ST'.F25:'CAUSE-ST'.F44</svg:desc>
                </draw:g>
              </table:table-cell>
              <table:table-cell office:value-type="float" office:value="NaN">
                <text:p>NaN</text:p>
                <draw:g>
                  <svg:desc>'CAUSE-ST'.H25:'CAUSE-ST'.H44</svg:desc>
                </draw:g>
              </table:table-cell>
              <table:table-cell office:value-type="float" office:value="NaN">
                <text:p>NaN</text:p>
                <draw:g>
                  <svg:desc>'CAUSE-ST'.I25:'CAUSE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">
                <text:p>0.0135</text:p>
              </table:table-cell>
              <table:table-cell office:value-type="float" office:value="0.0134">
                <text:p>0.013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4">
                <text:p>0.0194</text:p>
              </table:table-cell>
              <table:table-cell office:value-type="float" office:value="0.0194">
                <text:p>0.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32">
                <text:p>0.0232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64">
                <text:p>0.0264</text:p>
              </table:table-cell>
              <table:table-cell office:value-type="float" office:value="0.0264">
                <text:p>0.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94">
                <text:p>0.0294</text:p>
              </table:table-cell>
              <table:table-cell office:value-type="float" office:value="0.0294">
                <text:p>0.0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86">
                <text:p>0.0386</text:p>
              </table:table-cell>
              <table:table-cell office:value-type="float" office:value="0.0386">
                <text:p>0.0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51">
                <text:p>0.0351</text:p>
              </table:table-cell>
              <table:table-cell office:value-type="float" office:value="0.0351">
                <text:p>0.0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5">
                <text:p>0.0385</text:p>
              </table:table-cell>
              <table:table-cell office:value-type="float" office:value="0.0385">
                <text:p>0.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71">
                <text:p>0.0371</text:p>
              </table:table-cell>
              <table:table-cell office:value-type="float" office:value="0.0371">
                <text:p>0.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28">
                <text:p>0.0428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05">
                <text:p>0.0405</text:p>
              </table:table-cell>
              <table:table-cell office:value-type="float" office:value="0.0405">
                <text:p>0.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28">
                <text:p>0.0428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42">
                <text:p>0.0442</text:p>
              </table:table-cell>
              <table:table-cell office:value-type="float" office:value="0.0442">
                <text:p>0.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67">
                <text:p>0.0467</text:p>
              </table:table-cell>
              <table:table-cell office:value-type="float" office:value="0.0467">
                <text:p>0.0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73">
                <text:p>0.0473</text:p>
              </table:table-cell>
              <table:table-cell office:value-type="float" office:value="0.0473">
                <text:p>0.0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-WK'.A1:'CNSRV-CO2-WK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-WK'.A2:'CNSRV-CO2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-WK'.B2:'CNSRV-CO2-WK'.B21" chart:label-cell-address="'CNSRV-CO2-WK'.B1:'CNSRV-CO2-WK'.B1" chart:class="chart:line">
            <chart:data-point chart:repeated="20"/>
          </chart:series>
          <chart:series chart:attached-axis="primary-y" chart:style-name="ch9" chart:values-cell-range-address="'CNSRV-CO2-WK'.C2:'CNSRV-CO2-WK'.C21" chart:label-cell-address="'CNSRV-CO2-WK'.C1:'CNSRV-CO2-WK'.C1" chart:class="chart:line">
            <chart:data-point chart:repeated="20"/>
          </chart:series>
          <chart:series chart:attached-axis="primary-y" chart:style-name="ch10" chart:values-cell-range-address="'CNSRV-CO2-WK'.D2:'CNSRV-CO2-WK'.D21" chart:label-cell-address="'CNSRV-CO2-WK'.D1:'CNSRV-CO2-WK'.D1" chart:class="chart:line">
            <chart:data-point chart:repeated="20"/>
          </chart:series>
          <chart:series chart:attached-axis="primary-y" chart:style-name="ch11" chart:values-cell-range-address="'CNSRV-CO2-WK'.E2:'CNSRV-CO2-WK'.E21" chart:label-cell-address="'CNSRV-CO2-WK'.E1:'CNSRV-CO2-WK'.E1" chart:class="chart:line">
            <chart:data-point chart:repeated="20"/>
          </chart:series>
          <chart:series chart:attached-axis="primary-y" chart:style-name="ch12" chart:values-cell-range-address="'CNSRV-CO2-WK'.F2:'CNSRV-CO2-WK'.F21" chart:label-cell-address="'CNSRV-CO2-WK'.F1:'CNSRV-CO2-WK'.F1" chart:class="chart:line">
            <chart:data-point chart:repeated="20"/>
          </chart:series>
          <chart:series chart:attached-axis="primary-y" chart:style-name="ch13" chart:values-cell-range-address="'CNSRV-CO2-WK'.G2:'CNSRV-CO2-WK'.G21" chart:label-cell-address="'CNSRV-CO2-WK'.G1:'CNSRV-CO2-WK'.G1" chart:class="chart:line">
            <chart:data-point chart:repeated="20"/>
          </chart:series>
          <chart:series chart:attached-axis="primary-y" chart:style-name="ch14" chart:values-cell-range-address="'CNSRV-CO2-WK'.H2:'CNSRV-CO2-WK'.H21" chart:label-cell-address="'CNSRV-CO2-WK'.H1:'CNSRV-CO2-WK'.H1" chart:class="chart:line">
            <chart:data-point chart:repeated="20"/>
          </chart:series>
          <chart:series chart:attached-axis="primary-y" chart:style-name="ch15" chart:values-cell-range-address="'CNSRV-CO2-WK'.I2:'CNSRV-CO2-WK'.I21" chart:label-cell-address="'CNSRV-CO2-WK'.I1:'CNSRV-CO2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-WK'.B1:'CNSRV-CO2-WK'.B1</svg:desc>
                </draw:g>
              </table:table-cell>
              <table:table-cell office:value-type="string">
                <text:p>WkECA</text:p>
                <draw:g>
                  <svg:desc>'CNSRV-CO2-WK'.C1:'CNSRV-CO2-WK'.C1</svg:desc>
                </draw:g>
              </table:table-cell>
              <table:table-cell office:value-type="string">
                <text:p>GrnWkECA</text:p>
                <draw:g>
                  <svg:desc>'CNSRV-CO2-WK'.D1:'CNSRV-CO2-WK'.D1</svg:desc>
                </draw:g>
              </table:table-cell>
              <table:table-cell office:value-type="string">
                <text:p>DnrWkECA</text:p>
                <draw:g>
                  <svg:desc>'CNSRV-CO2-WK'.E1:'CNSRV-CO2-WK'.E1</svg:desc>
                </draw:g>
              </table:table-cell>
              <table:table-cell office:value-type="string">
                <text:p>StrECA</text:p>
                <draw:g>
                  <svg:desc>'CNSRV-CO2-WK'.F1:'CNSRV-CO2-WK'.F1</svg:desc>
                </draw:g>
              </table:table-cell>
              <table:table-cell office:value-type="string">
                <text:p>StrECA(AB)</text:p>
                <draw:g>
                  <svg:desc>'CNSRV-CO2-WK'.G1:'CNSRV-CO2-WK'.G1</svg:desc>
                </draw:g>
              </table:table-cell>
              <table:table-cell office:value-type="string">
                <text:p>GrnStrECA</text:p>
                <draw:g>
                  <svg:desc>'CNSRV-CO2-WK'.H1:'CNSRV-CO2-WK'.H1</svg:desc>
                </draw:g>
              </table:table-cell>
              <table:table-cell office:value-type="string">
                <text:p>DnrStrECA</text:p>
                <draw:g>
                  <svg:desc>'CNSRV-CO2-WK'.I1:'CNSRV-CO2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-WK'.A2:'CNSRV-CO2-WK'.A21</svg:desc>
                </draw:g>
              </table:table-cell>
              <table:table-cell office:value-type="float" office:value="NaN">
                <text:p>NaN</text:p>
                <draw:g>
                  <svg:desc>'CNSRV-CO2-WK'.B2:'CNSRV-CO2-WK'.B21</svg:desc>
                </draw:g>
              </table:table-cell>
              <table:table-cell office:value-type="float" office:value="NaN">
                <text:p>NaN</text:p>
                <draw:g>
                  <svg:desc>'CNSRV-CO2-WK'.C2:'CNSRV-CO2-WK'.C21</svg:desc>
                </draw:g>
              </table:table-cell>
              <table:table-cell office:value-type="float" office:value="NaN">
                <text:p>NaN</text:p>
                <draw:g>
                  <svg:desc>'CNSRV-CO2-WK'.D2:'CNSRV-CO2-WK'.D21</svg:desc>
                </draw:g>
              </table:table-cell>
              <table:table-cell office:value-type="float" office:value="NaN">
                <text:p>NaN</text:p>
                <draw:g>
                  <svg:desc>'CNSRV-CO2-WK'.E2:'CNSRV-CO2-WK'.E21</svg:desc>
                </draw:g>
              </table:table-cell>
              <table:table-cell office:value-type="float" office:value="NaN">
                <text:p>NaN</text:p>
                <draw:g>
                  <svg:desc>'CNSRV-CO2-WK'.F2:'CNSRV-CO2-WK'.F21</svg:desc>
                </draw:g>
              </table:table-cell>
              <table:table-cell office:value-type="float" office:value="NaN">
                <text:p>NaN</text:p>
                <draw:g>
                  <svg:desc>'CNSRV-CO2-WK'.G2:'CNSRV-CO2-WK'.G21</svg:desc>
                </draw:g>
              </table:table-cell>
              <table:table-cell office:value-type="float" office:value="NaN">
                <text:p>NaN</text:p>
                <draw:g>
                  <svg:desc>'CNSRV-CO2-WK'.H2:'CNSRV-CO2-WK'.H21</svg:desc>
                </draw:g>
              </table:table-cell>
              <table:table-cell office:value-type="float" office:value="NaN">
                <text:p>NaN</text:p>
                <draw:g>
                  <svg:desc>'CNSRV-CO2-WK'.I2:'CNSRV-CO2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83cm" svg:y="3.703cm" style:legend-expansion="high" chart:style-name="ch2"/>
        <chart:plot-area chart:style-name="ch3" table:cell-range-address="'CNSRV-CO2-WK'.A25:'CNSRV-CO2-WK'.A44 'CNSRV-CO2-WK'.C24:'CNSRV-CO2-WK'.E44" chart:data-source-has-labels="both" svg:x="1.331cm" svg:y="0.18cm" svg:width="10.232cm" svg:height="7.659cm">
          <chartooo:coordinate-region svg:x="2.561cm" svg:y="0.379cm" svg:width="7.771cm" svg:height="6.813cm"/>
          <chart:axis chart:dimension="x" chart:name="primary-x" chart:style-name="ch4" chartooo:axis-type="auto">
            <chartooo:date-scale/>
            <chart:title svg:x="5.173cm" svg:y="8.019cm" chart:style-name="ch5">
              <text:p>Minimum Tweets</text:p>
            </chart:title>
            <chart:categories table:cell-range-address="'CNSRV-CO2-WK'.A25:'CNSRV-CO2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NSRV-CO2-WK'.C25:'CNSRV-CO2-WK'.C44" chart:label-cell-address="'CNSRV-CO2-WK'.C24:'CNSRV-CO2-WK'.C24" chart:class="chart:line">
            <chart:data-point chart:repeated="20"/>
          </chart:series>
          <chart:series chart:attached-axis="primary-y" chart:style-name="ch11" chart:values-cell-range-address="'CNSRV-CO2-WK'.D25:'CNSRV-CO2-WK'.D44" chart:label-cell-address="'CNSRV-CO2-WK'.D24:'CNSRV-CO2-WK'.D24" chart:class="chart:line">
            <chart:data-point chart:repeated="20"/>
          </chart:series>
          <chart:series chart:attached-axis="primary-y" chart:style-name="ch12" chart:values-cell-range-address="'CNSRV-CO2-WK'.E25:'CNSRV-CO2-WK'.E44" chart:label-cell-address="'CNSRV-CO2-WK'.E24:'CNSRV-CO2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CO2A</text:p>
                <draw:g>
                  <svg:desc>'CNSRV-CO2-WK'.C24:'CNSRV-CO2-WK'.C24</svg:desc>
                </draw:g>
              </table:table-cell>
              <table:table-cell office:value-type="string">
                <text:p>GrnWkCO2A</text:p>
                <draw:g>
                  <svg:desc>'CNSRV-CO2-WK'.D24:'CNSRV-CO2-WK'.D24</svg:desc>
                </draw:g>
              </table:table-cell>
              <table:table-cell office:value-type="string">
                <text:p>DnrWkCO2A</text:p>
                <draw:g>
                  <svg:desc>'CNSRV-CO2-WK'.E24:'CNSRV-CO2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NSRV-CO2-WK'.A25:'CNSRV-CO2-WK'.A44</svg:desc>
                </draw:g>
              </table:table-cell>
              <table:table-cell office:value-type="float" office:value="NaN">
                <text:p>NaN</text:p>
                <draw:g>
                  <svg:desc>'CNSRV-CO2-WK'.C25:'CNSRV-CO2-WK'.C44</svg:desc>
                </draw:g>
              </table:table-cell>
              <table:table-cell office:value-type="float" office:value="NaN">
                <text:p>NaN</text:p>
                <draw:g>
                  <svg:desc>'CNSRV-CO2-WK'.D25:'CNSRV-CO2-WK'.D44</svg:desc>
                </draw:g>
              </table:table-cell>
              <table:table-cell office:value-type="float" office:value="NaN">
                <text:p>NaN</text:p>
                <draw:g>
                  <svg:desc>'CNSRV-CO2-WK'.E25:'CNSRV-CO2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1631944444445">
                <text:p>0.011631944444445</text:p>
              </table:table-cell>
              <table:table-cell office:value-type="float" office:value="0.001909722222222">
                <text:p>0.0019097222222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742746036494">
                <text:p>0.019742746036494</text:p>
              </table:table-cell>
              <table:table-cell office:value-type="float" office:value="0.017349685910859">
                <text:p>0.017349685910859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4885939444214">
                <text:p>0.02488593944421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003318125259229">
                <text:p>0.0033181252592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803738317757">
                <text:p>0.02803738317757</text:p>
              </table:table-cell>
              <table:table-cell office:value-type="float" office:value="0.023639362286971">
                <text:p>0.023639362286971</text:p>
              </table:table-cell>
              <table:table-cell office:value-type="float" office:value="0.004398020890599">
                <text:p>0.0043980208905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4289713086074">
                <text:p>0.034289713086074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05598320503849">
                <text:p>0.0055983205038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862660944206">
                <text:p>0.03862660944206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06008583690987">
                <text:p>0.0060085836909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2797494780793">
                <text:p>0.042797494780793</text:p>
              </table:table-cell>
              <table:table-cell office:value-type="float" office:value="0.036534446764092">
                <text:p>0.036534446764092</text:p>
              </table:table-cell>
              <table:table-cell office:value-type="float" office:value="0.006263048016701">
                <text:p>0.0062630480167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6004842615012">
                <text:p>0.046004842615012</text:p>
              </table:table-cell>
              <table:table-cell office:value-type="float" office:value="0.041162227602906">
                <text:p>0.041162227602906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0894085281981">
                <text:p>0.050894085281981</text:p>
              </table:table-cell>
              <table:table-cell office:value-type="float" office:value="0.046767537826685">
                <text:p>0.046767537826685</text:p>
              </table:table-cell>
              <table:table-cell office:value-type="float" office:value="0.004126547455296">
                <text:p>0.0041265474552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4095826893354">
                <text:p>0.054095826893354</text:p>
              </table:table-cell>
              <table:table-cell office:value-type="float" office:value="0.049459041731067">
                <text:p>0.049459041731067</text:p>
              </table:table-cell>
              <table:table-cell office:value-type="float" office:value="0.004636785162287">
                <text:p>0.004636785162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2631578947369">
                <text:p>0.052631578947369</text:p>
              </table:table-cell>
              <table:table-cell office:value-type="float" office:value="0.047368421052632">
                <text:p>0.047368421052632</text:p>
              </table:table-cell>
              <table:table-cell office:value-type="float" office:value="0.005263157894737">
                <text:p>0.0052631578947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8365758754864">
                <text:p>0.058365758754864</text:p>
              </table:table-cell>
              <table:table-cell office:value-type="float" office:value="0.052529182879378">
                <text:p>0.052529182879378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6183368869936">
                <text:p>0.06183368869936</text:p>
              </table:table-cell>
              <table:table-cell office:value-type="float" office:value="0.05543710021322">
                <text:p>0.05543710021322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61757719714964">
                <text:p>0.061757719714964</text:p>
              </table:table-cell>
              <table:table-cell office:value-type="float" office:value="0.057007125890736">
                <text:p>0.057007125890736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7532467532468">
                <text:p>0.067532467532468</text:p>
              </table:table-cell>
              <table:table-cell office:value-type="float" office:value="0.062337662337662">
                <text:p>0.062337662337662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8767908309456">
                <text:p>0.068767908309456</text:p>
              </table:table-cell>
              <table:table-cell office:value-type="float" office:value="0.063037249283668">
                <text:p>0.063037249283668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1651090342679">
                <text:p>0.071651090342679</text:p>
              </table:table-cell>
              <table:table-cell office:value-type="float" office:value="0.065420560747664">
                <text:p>0.065420560747664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4324324324324">
                <text:p>0.074324324324324</text:p>
              </table:table-cell>
              <table:table-cell office:value-type="float" office:value="0.070945945945946">
                <text:p>0.070945945945946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66914498141264">
                <text:p>0.066914498141264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-WK'.A1:'CNSRV-CO2-WK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-WK'.A2:'CNSRV-CO2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-WK'.B2:'CNSRV-CO2-WK'.B21" chart:label-cell-address="'CNSRV-CO2-WK'.B1:'CNSRV-CO2-WK'.B1" chart:class="chart:line">
            <chart:data-point chart:repeated="20"/>
          </chart:series>
          <chart:series chart:attached-axis="primary-y" chart:style-name="ch9" chart:values-cell-range-address="'CNSRV-CO2-WK'.C2:'CNSRV-CO2-WK'.C21" chart:label-cell-address="'CNSRV-CO2-WK'.C1:'CNSRV-CO2-WK'.C1" chart:class="chart:line">
            <chart:data-point chart:repeated="20"/>
          </chart:series>
          <chart:series chart:attached-axis="primary-y" chart:style-name="ch10" chart:values-cell-range-address="'CNSRV-CO2-WK'.D2:'CNSRV-CO2-WK'.D21" chart:label-cell-address="'CNSRV-CO2-WK'.D1:'CNSRV-CO2-WK'.D1" chart:class="chart:line">
            <chart:data-point chart:repeated="20"/>
          </chart:series>
          <chart:series chart:attached-axis="primary-y" chart:style-name="ch11" chart:values-cell-range-address="'CNSRV-CO2-WK'.E2:'CNSRV-CO2-WK'.E21" chart:label-cell-address="'CNSRV-CO2-WK'.E1:'CNSRV-CO2-WK'.E1" chart:class="chart:line">
            <chart:data-point chart:repeated="20"/>
          </chart:series>
          <chart:series chart:attached-axis="primary-y" chart:style-name="ch12" chart:values-cell-range-address="'CNSRV-CO2-WK'.F2:'CNSRV-CO2-WK'.F21" chart:label-cell-address="'CNSRV-CO2-WK'.F1:'CNSRV-CO2-WK'.F1" chart:class="chart:line">
            <chart:data-point chart:repeated="20"/>
          </chart:series>
          <chart:series chart:attached-axis="primary-y" chart:style-name="ch13" chart:values-cell-range-address="'CNSRV-CO2-WK'.G2:'CNSRV-CO2-WK'.G21" chart:label-cell-address="'CNSRV-CO2-WK'.G1:'CNSRV-CO2-WK'.G1" chart:class="chart:line">
            <chart:data-point chart:repeated="20"/>
          </chart:series>
          <chart:series chart:attached-axis="primary-y" chart:style-name="ch14" chart:values-cell-range-address="'CNSRV-CO2-WK'.H2:'CNSRV-CO2-WK'.H21" chart:label-cell-address="'CNSRV-CO2-WK'.H1:'CNSRV-CO2-WK'.H1" chart:class="chart:line">
            <chart:data-point chart:repeated="20"/>
          </chart:series>
          <chart:series chart:attached-axis="primary-y" chart:style-name="ch15" chart:values-cell-range-address="'CNSRV-CO2-WK'.I2:'CNSRV-CO2-WK'.I21" chart:label-cell-address="'CNSRV-CO2-WK'.I1:'CNSRV-CO2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-WK'.B1:'CNSRV-CO2-WK'.B1</svg:desc>
                </draw:g>
              </table:table-cell>
              <table:table-cell office:value-type="string">
                <text:p>WkECA</text:p>
                <draw:g>
                  <svg:desc>'CNSRV-CO2-WK'.C1:'CNSRV-CO2-WK'.C1</svg:desc>
                </draw:g>
              </table:table-cell>
              <table:table-cell office:value-type="string">
                <text:p>GrnWkECA</text:p>
                <draw:g>
                  <svg:desc>'CNSRV-CO2-WK'.D1:'CNSRV-CO2-WK'.D1</svg:desc>
                </draw:g>
              </table:table-cell>
              <table:table-cell office:value-type="string">
                <text:p>DnrWkECA</text:p>
                <draw:g>
                  <svg:desc>'CNSRV-CO2-WK'.E1:'CNSRV-CO2-WK'.E1</svg:desc>
                </draw:g>
              </table:table-cell>
              <table:table-cell office:value-type="string">
                <text:p>StrECA</text:p>
                <draw:g>
                  <svg:desc>'CNSRV-CO2-WK'.F1:'CNSRV-CO2-WK'.F1</svg:desc>
                </draw:g>
              </table:table-cell>
              <table:table-cell office:value-type="string">
                <text:p>StrECA(AB)</text:p>
                <draw:g>
                  <svg:desc>'CNSRV-CO2-WK'.G1:'CNSRV-CO2-WK'.G1</svg:desc>
                </draw:g>
              </table:table-cell>
              <table:table-cell office:value-type="string">
                <text:p>GrnStrECA</text:p>
                <draw:g>
                  <svg:desc>'CNSRV-CO2-WK'.H1:'CNSRV-CO2-WK'.H1</svg:desc>
                </draw:g>
              </table:table-cell>
              <table:table-cell office:value-type="string">
                <text:p>DnrStrECA</text:p>
                <draw:g>
                  <svg:desc>'CNSRV-CO2-WK'.I1:'CNSRV-CO2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-WK'.A2:'CNSRV-CO2-WK'.A21</svg:desc>
                </draw:g>
              </table:table-cell>
              <table:table-cell office:value-type="float" office:value="NaN">
                <text:p>NaN</text:p>
                <draw:g>
                  <svg:desc>'CNSRV-CO2-WK'.B2:'CNSRV-CO2-WK'.B21</svg:desc>
                </draw:g>
              </table:table-cell>
              <table:table-cell office:value-type="float" office:value="NaN">
                <text:p>NaN</text:p>
                <draw:g>
                  <svg:desc>'CNSRV-CO2-WK'.C2:'CNSRV-CO2-WK'.C21</svg:desc>
                </draw:g>
              </table:table-cell>
              <table:table-cell office:value-type="float" office:value="NaN">
                <text:p>NaN</text:p>
                <draw:g>
                  <svg:desc>'CNSRV-CO2-WK'.D2:'CNSRV-CO2-WK'.D21</svg:desc>
                </draw:g>
              </table:table-cell>
              <table:table-cell office:value-type="float" office:value="NaN">
                <text:p>NaN</text:p>
                <draw:g>
                  <svg:desc>'CNSRV-CO2-WK'.E2:'CNSRV-CO2-WK'.E21</svg:desc>
                </draw:g>
              </table:table-cell>
              <table:table-cell office:value-type="float" office:value="NaN">
                <text:p>NaN</text:p>
                <draw:g>
                  <svg:desc>'CNSRV-CO2-WK'.F2:'CNSRV-CO2-WK'.F21</svg:desc>
                </draw:g>
              </table:table-cell>
              <table:table-cell office:value-type="float" office:value="NaN">
                <text:p>NaN</text:p>
                <draw:g>
                  <svg:desc>'CNSRV-CO2-WK'.G2:'CNSRV-CO2-WK'.G21</svg:desc>
                </draw:g>
              </table:table-cell>
              <table:table-cell office:value-type="float" office:value="NaN">
                <text:p>NaN</text:p>
                <draw:g>
                  <svg:desc>'CNSRV-CO2-WK'.H2:'CNSRV-CO2-WK'.H21</svg:desc>
                </draw:g>
              </table:table-cell>
              <table:table-cell office:value-type="float" office:value="NaN">
                <text:p>NaN</text:p>
                <draw:g>
                  <svg:desc>'CNSRV-CO2-WK'.I2:'CNSRV-CO2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1:'CNSRV-CO2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3.703cm" style:legend-expansion="high" chart:style-name="ch2"/>
        <chart:plot-area chart:style-name="ch3" table:cell-range-address="'CNSRV-CO2-ST'.A24:'CNSRV-CO2-ST'.A44 'CNSRV-CO2-ST'.F24:'CNSRV-CO2-ST'.F44 'CNSRV-CO2-ST'.H24:'CNSRV-CO2-ST'.I44" chart:data-source-has-labels="both" svg:x="1.331cm" svg:y="0.18cm" svg:width="11.074cm" svg:height="7.659cm">
          <chartooo:coordinate-region svg:x="2.561cm" svg:y="0.379cm" svg:width="9.658cm" svg:height="6.813cm"/>
          <chart:axis chart:dimension="x" chart:name="primary-x" chart:style-name="ch4" chartooo:axis-type="auto">
            <chartooo:date-scale/>
            <chart:title svg:x="5.594cm" svg:y="8.019cm" chart:style-name="ch5">
              <text:p>Minimum Tweets</text:p>
            </chart:title>
            <chart:categories table:cell-range-address="'CNSRV-CO2-ST'.A25:'CNSRV-CO2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NSRV-CO2-ST'.F25:'CNSRV-CO2-ST'.F44" chart:label-cell-address="'CNSRV-CO2-ST'.F24:'CNSRV-CO2-ST'.F24" chart:class="chart:line">
            <chart:data-point chart:repeated="20"/>
          </chart:series>
          <chart:series chart:style-name="ch10" chart:values-cell-range-address="'CNSRV-CO2-ST'.H25:'CNSRV-CO2-ST'.H44" chart:label-cell-address="'CNSRV-CO2-ST'.H24:'CNSRV-CO2-ST'.H24" chart:class="chart:line">
            <chart:data-point chart:repeated="20"/>
          </chart:series>
          <chart:series chart:style-name="ch11" chart:values-cell-range-address="'CNSRV-CO2-ST'.I25:'CNSRV-CO2-ST'.I44" chart:label-cell-address="'CNSRV-CO2-ST'.I24:'CNSRV-CO2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CO2A</text:p>
                <draw:g>
                  <svg:desc>'CNSRV-CO2-ST'.F24:'CNSRV-CO2-ST'.F24</svg:desc>
                </draw:g>
              </table:table-cell>
              <table:table-cell office:value-type="string">
                <text:p>GrnStrCO2A</text:p>
                <draw:g>
                  <svg:desc>'CNSRV-CO2-ST'.H24:'CNSRV-CO2-ST'.H24</svg:desc>
                </draw:g>
              </table:table-cell>
              <table:table-cell office:value-type="string">
                <text:p>DnrStrCO2A</text:p>
                <draw:g>
                  <svg:desc>'CNSRV-CO2-ST'.I24:'CNSRV-CO2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NSRV-CO2-ST'.A25:'CNSRV-CO2-ST'.A44</svg:desc>
                </draw:g>
              </table:table-cell>
              <table:table-cell office:value-type="float" office:value="NaN">
                <text:p>NaN</text:p>
                <draw:g>
                  <svg:desc>'CNSRV-CO2-ST'.F25:'CNSRV-CO2-ST'.F44</svg:desc>
                </draw:g>
              </table:table-cell>
              <table:table-cell office:value-type="float" office:value="NaN">
                <text:p>NaN</text:p>
                <draw:g>
                  <svg:desc>'CNSRV-CO2-ST'.H25:'CNSRV-CO2-ST'.H44</svg:desc>
                </draw:g>
              </table:table-cell>
              <table:table-cell office:value-type="float" office:value="NaN">
                <text:p>NaN</text:p>
                <draw:g>
                  <svg:desc>'CNSRV-CO2-ST'.I25:'CNSRV-CO2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861111111111">
                <text:p>0.004861111111111</text:p>
              </table:table-cell>
              <table:table-cell office:value-type="float" office:value="0.003993055555556">
                <text:p>0.003993055555556</text:p>
              </table:table-cell>
              <table:table-cell office:value-type="float" office:value="0.000868055555556">
                <text:p>0.0008680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179180376907">
                <text:p>0.007179180376907</text:p>
              </table:table-cell>
              <table:table-cell office:value-type="float" office:value="0.005982650314089">
                <text:p>0.005982650314089</text:p>
              </table:table-cell>
              <table:table-cell office:value-type="float" office:value="0.001196530062818">
                <text:p>0.001196530062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124844462878">
                <text:p>0.009124844462878</text:p>
              </table:table-cell>
              <table:table-cell office:value-type="float" office:value="0.007465781833264">
                <text:p>0.007465781833264</text:p>
              </table:table-cell>
              <table:table-cell office:value-type="float" office:value="0.001659062629614">
                <text:p>0.0016590626296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9895547003848">
                <text:p>0.009895547003848</text:p>
              </table:table-cell>
              <table:table-cell office:value-type="float" office:value="0.007696536558549">
                <text:p>0.007696536558549</text:p>
              </table:table-cell>
              <table:table-cell office:value-type="float" office:value="0.0021990104453">
                <text:p>0.0021990104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259622113366">
                <text:p>0.01259622113366</text:p>
              </table:table-cell>
              <table:table-cell office:value-type="float" office:value="0.009797060881735">
                <text:p>0.009797060881735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3733905579399">
                <text:p>0.013733905579399</text:p>
              </table:table-cell>
              <table:table-cell office:value-type="float" office:value="0.011158798283262">
                <text:p>0.011158798283262</text:p>
              </table:table-cell>
              <table:table-cell office:value-type="float" office:value="0.002575107296137">
                <text:p>0.002575107296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5657620041754">
                <text:p>0.015657620041754</text:p>
              </table:table-cell>
              <table:table-cell office:value-type="float" office:value="0.012526096033403">
                <text:p>0.012526096033403</text:p>
              </table:table-cell>
              <table:table-cell office:value-type="float" office:value="0.003131524008351">
                <text:p>0.003131524008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3317191283293">
                <text:p>0.013317191283293</text:p>
              </table:table-cell>
              <table:table-cell office:value-type="float" office:value="0.00363196125908">
                <text:p>0.00363196125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5130674002751">
                <text:p>0.015130674002751</text:p>
              </table:table-cell>
              <table:table-cell office:value-type="float" office:value="0.002751031636864">
                <text:p>0.002751031636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17001545595054">
                <text:p>0.017001545595054</text:p>
              </table:table-cell>
              <table:table-cell office:value-type="float" office:value="0.003091190108192">
                <text:p>0.003091190108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4035087719298">
                <text:p>0.014035087719298</text:p>
              </table:table-cell>
              <table:table-cell office:value-type="float" office:value="0.003508771929825">
                <text:p>0.0035087719298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556420233463">
                <text:p>0.01556420233463</text:p>
              </table:table-cell>
              <table:table-cell office:value-type="float" office:value="0.003891050583658">
                <text:p>0.0038910505836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4925373134328">
                <text:p>0.014925373134328</text:p>
              </table:table-cell>
              <table:table-cell office:value-type="float" office:value="0.004264392324094">
                <text:p>0.004264392324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4251781472684">
                <text:p>0.014251781472684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15584415584416">
                <text:p>0.015584415584416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17191977077364">
                <text:p>0.017191977077364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15576323987539">
                <text:p>0.015576323987539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16891891891892">
                <text:p>0.016891891891892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18587360594796">
                <text:p>0.018587360594796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083cm" svg:y="3.703cm" style:legend-expansion="high" chart:style-name="ch2"/>
        <chart:plot-area chart:style-name="ch3" chart:data-source-has-labels="both" svg:x="1.331cm" svg:y="0.18cm" svg:width="10.432cm" svg:height="7.659cm">
          <chartooo:coordinate-region svg:x="2.67cm" svg:y="0.18cm" svg:width="9.093cm" svg:height="5.732cm"/>
          <chart:axis chart:dimension="x" chart:name="primary-x" chart:style-name="ch4" chartooo:axis-type="auto">
            <chartooo:date-scale/>
            <chart:title svg:x="5.352cm" svg:y="8.019cm" chart:style-name="ch5">
              <text:p>Minimum Tweet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series chart:style-name="ch10" chart:values-cell-range-address="local-table.$C$2:.$C$21" chart:label-cell-address="local-table.$C$1" chart:class="chart:line">
            <chart:data-point chart:repeated="20"/>
          </chart:series>
          <chart:series chart:style-name="ch11" chart:values-cell-range-address="local-table.$D$2:.$D$21" chart:label-cell-address="local-table.$D$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</table:table-cell>
              <table:table-cell office:value-type="string">
                <text:p>GrnWkHCA</text:p>
              </table:table-cell>
              <table:table-cell office:value-type="string">
                <text:p>DnrWkHC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4:'CNSRV-CO2'.I4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1631944444445">
                <text:p>0.011631944444445</text:p>
              </table:table-cell>
              <table:table-cell office:value-type="float" office:value="0.001909722222222">
                <text:p>0.001909722222222</text:p>
              </table:table-cell>
              <table:table-cell office:value-type="float" office:value="0.004861111111111">
                <text:p>0.004861111111111</text:p>
              </table:table-cell>
              <table:table-cell office:value-type="float" office:value="0.0046875">
                <text:p>0.0046875</text:p>
              </table:table-cell>
              <table:table-cell office:value-type="float" office:value="0.003993055555556">
                <text:p>0.003993055555556</text:p>
              </table:table-cell>
              <table:table-cell office:value-type="float" office:value="0.000868055555556">
                <text:p>0.0008680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19742746036494">
                <text:p>0.019742746036494</text:p>
              </table:table-cell>
              <table:table-cell office:value-type="float" office:value="0.017349685910859">
                <text:p>0.017349685910859</text:p>
              </table:table-cell>
              <table:table-cell office:value-type="float" office:value="0.002393060125636">
                <text:p>0.002393060125636</text:p>
              </table:table-cell>
              <table:table-cell office:value-type="float" office:value="0.007179180376907">
                <text:p>0.007179180376907</text:p>
              </table:table-cell>
              <table:table-cell office:value-type="float" office:value="0.006880047861203">
                <text:p>0.006880047861203</text:p>
              </table:table-cell>
              <table:table-cell office:value-type="float" office:value="0.005982650314089">
                <text:p>0.005982650314089</text:p>
              </table:table-cell>
              <table:table-cell office:value-type="float" office:value="0.001196530062818">
                <text:p>0.001196530062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24885939444214">
                <text:p>0.02488593944421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003318125259229">
                <text:p>0.003318125259229</text:p>
              </table:table-cell>
              <table:table-cell office:value-type="float" office:value="0.009124844462878">
                <text:p>0.009124844462878</text:p>
              </table:table-cell>
              <table:table-cell office:value-type="float" office:value="0.008710078805475">
                <text:p>0.008710078805475</text:p>
              </table:table-cell>
              <table:table-cell office:value-type="float" office:value="0.007465781833264">
                <text:p>0.007465781833264</text:p>
              </table:table-cell>
              <table:table-cell office:value-type="float" office:value="0.001659062629614">
                <text:p>0.0016590626296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02803738317757">
                <text:p>0.02803738317757</text:p>
              </table:table-cell>
              <table:table-cell office:value-type="float" office:value="0.023639362286971">
                <text:p>0.023639362286971</text:p>
              </table:table-cell>
              <table:table-cell office:value-type="float" office:value="0.004398020890599">
                <text:p>0.004398020890599</text:p>
              </table:table-cell>
              <table:table-cell office:value-type="float" office:value="0.009895547003848">
                <text:p>0.009895547003848</text:p>
              </table:table-cell>
              <table:table-cell office:value-type="float" office:value="0.009345794392523">
                <text:p>0.009345794392523</text:p>
              </table:table-cell>
              <table:table-cell office:value-type="float" office:value="0.007696536558549">
                <text:p>0.007696536558549</text:p>
              </table:table-cell>
              <table:table-cell office:value-type="float" office:value="0.0021990104453">
                <text:p>0.0021990104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034289713086074">
                <text:p>0.034289713086074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05598320503849">
                <text:p>0.005598320503849</text:p>
              </table:table-cell>
              <table:table-cell office:value-type="float" office:value="0.01259622113366">
                <text:p>0.01259622113366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09797060881735">
                <text:p>0.009797060881735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03862660944206">
                <text:p>0.03862660944206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06008583690987">
                <text:p>0.006008583690987</text:p>
              </table:table-cell>
              <table:table-cell office:value-type="float" office:value="0.013733905579399">
                <text:p>0.013733905579399</text:p>
              </table:table-cell>
              <table:table-cell office:value-type="float" office:value="0.012875536480687">
                <text:p>0.012875536480687</text:p>
              </table:table-cell>
              <table:table-cell office:value-type="float" office:value="0.011158798283262">
                <text:p>0.011158798283262</text:p>
              </table:table-cell>
              <table:table-cell office:value-type="float" office:value="0.002575107296137">
                <text:p>0.002575107296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042797494780793">
                <text:p>0.042797494780793</text:p>
              </table:table-cell>
              <table:table-cell office:value-type="float" office:value="0.036534446764092">
                <text:p>0.036534446764092</text:p>
              </table:table-cell>
              <table:table-cell office:value-type="float" office:value="0.006263048016701">
                <text:p>0.006263048016701</text:p>
              </table:table-cell>
              <table:table-cell office:value-type="float" office:value="0.015657620041754">
                <text:p>0.015657620041754</text:p>
              </table:table-cell>
              <table:table-cell office:value-type="float" office:value="0.014613778705637">
                <text:p>0.014613778705637</text:p>
              </table:table-cell>
              <table:table-cell office:value-type="float" office:value="0.012526096033403">
                <text:p>0.012526096033403</text:p>
              </table:table-cell>
              <table:table-cell office:value-type="float" office:value="0.003131524008351">
                <text:p>0.003131524008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046004842615012">
                <text:p>0.046004842615012</text:p>
              </table:table-cell>
              <table:table-cell office:value-type="float" office:value="0.041162227602906">
                <text:p>0.041162227602906</text:p>
              </table:table-cell>
              <table:table-cell office:value-type="float" office:value="0.004842615012107">
                <text:p>0.004842615012107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3317191283293">
                <text:p>0.013317191283293</text:p>
              </table:table-cell>
              <table:table-cell office:value-type="float" office:value="0.00363196125908">
                <text:p>0.00363196125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050894085281981">
                <text:p>0.050894085281981</text:p>
              </table:table-cell>
              <table:table-cell office:value-type="float" office:value="0.046767537826685">
                <text:p>0.046767537826685</text:p>
              </table:table-cell>
              <table:table-cell office:value-type="float" office:value="0.004126547455296">
                <text:p>0.004126547455296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5130674002751">
                <text:p>0.015130674002751</text:p>
              </table:table-cell>
              <table:table-cell office:value-type="float" office:value="0.002751031636864">
                <text:p>0.002751031636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054095826893354">
                <text:p>0.054095826893354</text:p>
              </table:table-cell>
              <table:table-cell office:value-type="float" office:value="0.049459041731067">
                <text:p>0.049459041731067</text:p>
              </table:table-cell>
              <table:table-cell office:value-type="float" office:value="0.004636785162287">
                <text:p>0.004636785162287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17001545595054">
                <text:p>0.017001545595054</text:p>
              </table:table-cell>
              <table:table-cell office:value-type="float" office:value="0.003091190108192">
                <text:p>0.003091190108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052631578947369">
                <text:p>0.052631578947369</text:p>
              </table:table-cell>
              <table:table-cell office:value-type="float" office:value="0.047368421052632">
                <text:p>0.047368421052632</text:p>
              </table:table-cell>
              <table:table-cell office:value-type="float" office:value="0.005263157894737">
                <text:p>0.005263157894737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4035087719298">
                <text:p>0.014035087719298</text:p>
              </table:table-cell>
              <table:table-cell office:value-type="float" office:value="0.003508771929825">
                <text:p>0.0035087719298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058365758754864">
                <text:p>0.058365758754864</text:p>
              </table:table-cell>
              <table:table-cell office:value-type="float" office:value="0.052529182879378">
                <text:p>0.052529182879378</text:p>
              </table:table-cell>
              <table:table-cell office:value-type="float" office:value="0.005836575875486">
                <text:p>0.005836575875486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556420233463">
                <text:p>0.01556420233463</text:p>
              </table:table-cell>
              <table:table-cell office:value-type="float" office:value="0.003891050583658">
                <text:p>0.0038910505836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06183368869936">
                <text:p>0.06183368869936</text:p>
              </table:table-cell>
              <table:table-cell office:value-type="float" office:value="0.05543710021322">
                <text:p>0.05543710021322</text:p>
              </table:table-cell>
              <table:table-cell office:value-type="float" office:value="0.006396588486141">
                <text:p>0.006396588486141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4925373134328">
                <text:p>0.014925373134328</text:p>
              </table:table-cell>
              <table:table-cell office:value-type="float" office:value="0.004264392324094">
                <text:p>0.004264392324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061757719714964">
                <text:p>0.061757719714964</text:p>
              </table:table-cell>
              <table:table-cell office:value-type="float" office:value="0.057007125890736">
                <text:p>0.057007125890736</text:p>
              </table:table-cell>
              <table:table-cell office:value-type="float" office:value="0.004750593824228">
                <text:p>0.004750593824228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4251781472684">
                <text:p>0.014251781472684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067532467532468">
                <text:p>0.067532467532468</text:p>
              </table:table-cell>
              <table:table-cell office:value-type="float" office:value="0.062337662337662">
                <text:p>0.062337662337662</text:p>
              </table:table-cell>
              <table:table-cell office:value-type="float" office:value="0.005194805194805">
                <text:p>0.005194805194805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15584415584416">
                <text:p>0.015584415584416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068767908309456">
                <text:p>0.068767908309456</text:p>
              </table:table-cell>
              <table:table-cell office:value-type="float" office:value="0.063037249283668">
                <text:p>0.063037249283668</text:p>
              </table:table-cell>
              <table:table-cell office:value-type="float" office:value="0.005730659025788">
                <text:p>0.005730659025788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17191977077364">
                <text:p>0.017191977077364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071651090342679">
                <text:p>0.071651090342679</text:p>
              </table:table-cell>
              <table:table-cell office:value-type="float" office:value="0.065420560747664">
                <text:p>0.065420560747664</text:p>
              </table:table-cell>
              <table:table-cell office:value-type="float" office:value="0.006230529595016">
                <text:p>0.006230529595016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15576323987539">
                <text:p>0.015576323987539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074324324324324">
                <text:p>0.074324324324324</text:p>
              </table:table-cell>
              <table:table-cell office:value-type="float" office:value="0.070945945945946">
                <text:p>0.070945945945946</text:p>
              </table:table-cell>
              <table:table-cell office:value-type="float" office:value="0.003378378378378">
                <text:p>0.003378378378378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16891891891892">
                <text:p>0.016891891891892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66914498141264">
                <text:p>0.066914498141264</text:p>
              </table:table-cell>
              <table:table-cell office:value-type="float" office:value="0.003717472118959">
                <text:p>0.003717472118959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18587360594796">
                <text:p>0.018587360594796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2:'ENV-ECON'.I21 'ENV-ECON'.B1:'ENV-ECON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5:'ENV-ECON'.I44 'ENV-ECON'.B24:'ENV-ECON'.I2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886478042007">
                <text:p>0.01388647804200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331886825204">
                <text:p>0.0083318868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:INFERENCE.H21 INFERENCE.B1:INFERENCE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5:INFERENCE.H44 INFERENCE.B24:INFERENCE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41cm" svg:y="3.703cm" style:legend-expansion="high" chart:style-name="ch2"/>
        <chart:plot-area chart:style-name="ch3" table:cell-range-address="DENIER.A2:DENIER.B21 DENIER.B1:DENIER.B1 DENIER.E1:DENIER.E21 DENIER.H1:DENIER.H21" chart:data-source-has-labels="both" svg:x="0.32cm" svg:y="0.18cm" svg:width="11.401cm" svg:height="8.64cm">
          <chartooo:coordinate-region svg:x="1.55cm" svg:y="0.38cm" svg:width="9.072cm" svg:height="7.793cm"/>
          <chart:axis chart:dimension="x" chart:name="primary-x" chart:style-name="ch4" chartooo:axis-type="auto">
            <chartooo:date-scale/>
            <chart:categories table:cell-range-address="DENIER.A2:DENIER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ENIER.B2:DENIER.B21" chart:label-cell-address="DENIER.B1:DENIER.B1" chart:class="chart:line">
            <chart:data-point chart:repeated="20"/>
          </chart:series>
          <chart:series chart:attached-axis="primary-y" chart:style-name="ch9" chart:values-cell-range-address="DENIER.E2:DENIER.E21" chart:label-cell-address="DENIER.E1:DENIER.E1" chart:class="chart:line">
            <chart:data-point chart:repeated="20"/>
          </chart:series>
          <chart:series chart:attached-axis="primary-y" chart:style-name="ch10" chart:values-cell-range-address="DENIER.H2:DENIER.H21" chart:label-cell-address="DENIER.H1:DENIER.H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DENIER.B1:DENIER.B1</svg:desc>
                </draw:g>
              </table:table-cell>
              <table:table-cell office:value-type="string">
                <text:p>DnrWkIGA1</text:p>
                <draw:g>
                  <svg:desc>DENIER.E1:DENIER.E1</svg:desc>
                </draw:g>
              </table:table-cell>
              <table:table-cell office:value-type="string">
                <text:p>DnrStrIGA1</text:p>
                <draw:g>
                  <svg:desc>DENIER.H1:DENIER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IER.A2:DENIER.A21</svg:desc>
                </draw:g>
              </table:table-cell>
              <table:table-cell office:value-type="float" office:value="NaN">
                <text:p>NaN</text:p>
                <draw:g>
                  <svg:desc>DENIER.B2:DENIER.B21</svg:desc>
                </draw:g>
              </table:table-cell>
              <table:table-cell office:value-type="float" office:value="NaN">
                <text:p>NaN</text:p>
                <draw:g>
                  <svg:desc>DENIER.E2:DENIER.E21</svg:desc>
                </draw:g>
              </table:table-cell>
              <table:table-cell office:value-type="float" office:value="NaN">
                <text:p>NaN</text:p>
                <draw:g>
                  <svg:desc>DENIER.H2:DENIER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191">
                <text:p>0.0191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